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42">
      <text:list-level-style-bullet text:level="1" text:style-name="WW_CharLFO42LVL1" text:bullet-char="•">
        <style:list-level-properties text:space-before="-0.1201in" text:min-label-width="0.25in" text:list-level-position-and-space-mode="label-alignment">
          <style:list-level-label-alignment text:label-followed-by="listtab" fo:margin-left="0.1298in" fo:text-indent="-0.25in"/>
        </style:list-level-properties>
        <style:text-properties style:font-name="OpenSymbol"/>
      </text:list-level-style-bullet>
      <text:list-level-style-bullet text:level="2" text:style-name="WW_CharLFO42LVL2" text:bullet-char="◦">
        <style:list-level-properties text:space-before="0.1298in" text:min-label-width="0.25in" text:list-level-position-and-space-mode="label-alignment">
          <style:list-level-label-alignment text:label-followed-by="listtab" fo:margin-left="0.3798in" fo:text-indent="-0.25in"/>
        </style:list-level-properties>
        <style:text-properties style:font-name="OpenSymbol"/>
      </text:list-level-style-bullet>
      <text:list-level-style-bullet text:level="3" text:style-name="WW_CharLFO42LVL3" text:bullet-char="▪">
        <style:list-level-properties text:space-before="0.3798in" text:min-label-width="0.25in" text:list-level-position-and-space-mode="label-alignment">
          <style:list-level-label-alignment text:label-followed-by="listtab" fo:margin-left="0.6298in" fo:text-indent="-0.25in"/>
        </style:list-level-properties>
        <style:text-properties style:font-name="OpenSymbol"/>
      </text:list-level-style-bullet>
      <text:list-level-style-bullet text:level="4" text:style-name="WW_CharLFO42LVL4" text:bullet-char="•">
        <style:list-level-properties text:space-before="0.6298in" text:min-label-width="0.25in" text:list-level-position-and-space-mode="label-alignment">
          <style:list-level-label-alignment text:label-followed-by="listtab" fo:margin-left="0.8798in" fo:text-indent="-0.25in"/>
        </style:list-level-properties>
        <style:text-properties style:font-name="OpenSymbol"/>
      </text:list-level-style-bullet>
      <text:list-level-style-bullet text:level="5" text:style-name="WW_CharLFO42LVL5" text:bullet-char="◦">
        <style:list-level-properties text:space-before="0.8798in" text:min-label-width="0.25in" text:list-level-position-and-space-mode="label-alignment">
          <style:list-level-label-alignment text:label-followed-by="listtab" fo:margin-left="1.1298in" fo:text-indent="-0.25in"/>
        </style:list-level-properties>
        <style:text-properties style:font-name="OpenSymbol"/>
      </text:list-level-style-bullet>
      <text:list-level-style-bullet text:level="6" text:style-name="WW_CharLFO42LVL6" text:bullet-char="▪">
        <style:list-level-properties text:space-before="1.1298in" text:min-label-width="0.25in" text:list-level-position-and-space-mode="label-alignment">
          <style:list-level-label-alignment text:label-followed-by="listtab" fo:margin-left="1.3798in" fo:text-indent="-0.25in"/>
        </style:list-level-properties>
        <style:text-properties style:font-name="OpenSymbol"/>
      </text:list-level-style-bullet>
      <text:list-level-style-bullet text:level="7" text:style-name="WW_CharLFO42LVL7" text:bullet-char="•">
        <style:list-level-properties text:space-before="1.3798in" text:min-label-width="0.25in" text:list-level-position-and-space-mode="label-alignment">
          <style:list-level-label-alignment text:label-followed-by="listtab" fo:margin-left="1.6298in" fo:text-indent="-0.25in"/>
        </style:list-level-properties>
        <style:text-properties style:font-name="OpenSymbol"/>
      </text:list-level-style-bullet>
      <text:list-level-style-bullet text:level="8" text:style-name="WW_CharLFO42LVL8" text:bullet-char="◦">
        <style:list-level-properties text:space-before="1.6298in" text:min-label-width="0.25in" text:list-level-position-and-space-mode="label-alignment">
          <style:list-level-label-alignment text:label-followed-by="listtab" fo:margin-left="1.8798in" fo:text-indent="-0.25in"/>
        </style:list-level-properties>
        <style:text-properties style:font-name="OpenSymbol"/>
      </text:list-level-style-bullet>
      <text:list-level-style-bullet text:level="9" text:style-name="WW_CharLFO42LVL9" text:bullet-char="▪">
        <style:list-level-properties text:space-before="1.8798in" text:min-label-width="0.25in" text:list-level-position-and-space-mode="label-alignment">
          <style:list-level-label-alignment text:label-followed-by="listtab" fo:margin-left="2.1298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12" style:parent-style-name="Standard" style:master-page-name="MP1" style:family="paragraph">
      <style:paragraph-properties fo:break-before="page"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3"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4"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5" style:parent-style-name="Standard" style:family="paragraph">
      <style:paragraph-properties fo:text-align="center">
        <style:tab-stops>
          <style:tab-stop style:type="left" style:position="0.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6" style:parent-style-name="Standard" style:family="paragraph">
      <style:paragraph-properties fo:text-align="center">
        <style:tab-stops>
          <style:tab-stop style:type="left" style:position="0.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7" style:parent-style-name="Standard" style:family="paragraph">
      <style:paragraph-properties fo:text-align="center">
        <style:tab-stops>
          <style:tab-stop style:type="left" style:position="0.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28" style:parent-style-name="Standard" style:family="paragraph">
      <style:paragraph-properties fo:border="0.0104in solid #000000" fo:padding="0.0138in" style:shadow="none">
        <style:tab-stops>
          <style:tab-stop style:type="left" style:position="0.5in"/>
          <style:tab-stop style:type="left" style:position="4in"/>
          <style:tab-stop style:type="left" style:position="4.125in"/>
          <style:tab-stop style:type="left" style:position="4.375in"/>
        </style:tab-stops>
      </style:paragraph-properties>
    </style:style>
    <style:style style:name="T29" style:parent-style-name="Car.predefinitoparagrafo" style:family="text">
      <style:text-properties fo:font-size="14pt" style:font-size-asian="14pt" style:font-size-complex="14pt"/>
    </style:style>
    <style:style style:name="T30" style:parent-style-name="Car.predefinitoparagrafo" style:family="text">
      <style:text-properties fo:font-weight="bold" style:font-weight-asian="bold" fo:font-size="14pt" style:font-size-asian="14pt" style:font-size-complex="14pt"/>
    </style:style>
    <style:style style:name="T31" style:parent-style-name="Car.predefinitoparagrafo" style:family="text">
      <style:text-properties fo:font-size="14pt" style:font-size-asian="14pt" style:font-size-complex="14pt"/>
    </style:style>
    <style:style style:name="T32" style:parent-style-name="Car.predefinitoparagrafo" style:family="text">
      <style:text-properties fo:font-style="italic" style:font-style-asian="italic" fo:font-size="14pt" style:font-size-asian="14pt" style:font-size-complex="14pt"/>
    </style:style>
    <style:style style:name="T33" style:parent-style-name="Car.predefinitoparagrafo" style:family="text">
      <style:text-properties fo:font-size="14pt" style:font-size-asian="14pt" style:font-size-complex="14pt"/>
    </style:style>
    <style:style style:name="P34"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35"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36"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37"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38"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39"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40"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size="14pt" style:font-size-asian="14pt" style:font-size-complex="14pt"/>
    </style:style>
    <style:style style:name="P41"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2"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3"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4"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5"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6"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7"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8"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49"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50"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51"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52" style:parent-style-name="Car.predefinitoparagrafo" style:family="text">
      <style:text-properties fo:font-weight="bold" style:font-weight-asian="bold" style:font-weight-complex="bold" fo:font-size="18pt" style:font-size-asian="18pt" style:font-size-complex="18pt" fo:language="it" fo:country="IT"/>
    </style:style>
    <style:style style:name="T53" style:parent-style-name="Car.predefinitoparagrafo" style:family="text">
      <style:text-properties fo:font-size="18pt" style:font-size-asian="18pt" style:font-size-complex="18pt" fo:language="it" fo:country="IT"/>
    </style:style>
    <style:style style:name="T54" style:parent-style-name="Car.predefinitoparagrafo" style:family="text">
      <style:text-properties fo:font-size="18pt" style:font-size-asian="18pt" style:font-size-complex="18pt" fo:language="it" fo:country="IT"/>
    </style:style>
    <style:style style:name="P55"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56" style:parent-style-name="Car.predefinitoparagrafo" style:family="text">
      <style:text-properties fo:font-weight="bold" style:font-weight-asian="bold" style:font-weight-complex="bold" fo:font-size="18pt" style:font-size-asian="18pt" style:font-size-complex="18pt" fo:language="it" fo:country="IT"/>
    </style:style>
    <style:style style:name="T57" style:parent-style-name="Car.predefinitoparagrafo" style:family="text">
      <style:text-properties fo:font-size="18pt" style:font-size-asian="18pt" style:font-size-complex="18pt" fo:language="it" fo:country="IT"/>
    </style:style>
    <style:style style:name="T58" style:parent-style-name="Car.predefinitoparagrafo" style:family="text">
      <style:text-properties fo:font-size="18pt" style:font-size-asian="18pt" style:font-size-complex="18pt" fo:language="it" fo:country="IT"/>
    </style:style>
    <style:style style:name="P59"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style:font-weight-complex="bold" fo:font-size="18pt" style:font-size-asian="18pt" style:font-size-complex="18pt" fo:language="it" fo:country="IT"/>
    </style:style>
    <style:style style:name="P60" style:parent-style-name="Standard" style:family="paragraph">
      <style:paragraph-properties>
        <style:tab-stops>
          <style:tab-stop style:type="left" style:position="-0.25in"/>
          <style:tab-stop style:type="left" style:position="0.3055in"/>
          <style:tab-stop style:type="left" style:position="3.25in"/>
          <style:tab-stop style:type="left" style:position="3.375in"/>
          <style:tab-stop style:type="left" style:position="3.625in"/>
        </style:tab-stops>
      </style:paragraph-properties>
    </style:style>
    <style:style style:name="T61" style:parent-style-name="Car.predefinitoparagrafo" style:family="text">
      <style:text-properties fo:font-size="18pt" style:font-size-asian="18pt" style:font-size-complex="18pt" fo:language="it" fo:country="IT"/>
    </style:style>
    <style:style style:name="P62" style:parent-style-name="Standard" style:family="paragraph">
      <style:paragraph-properties>
        <style:tab-stops>
          <style:tab-stop style:type="left" style:position="-0.25in"/>
          <style:tab-stop style:type="left" style:position="0.3055in"/>
          <style:tab-stop style:type="left" style:position="3.25in"/>
          <style:tab-stop style:type="left" style:position="3.375in"/>
          <style:tab-stop style:type="left" style:position="3.625in"/>
        </style:tab-stops>
      </style:paragraph-properties>
      <style:text-properties fo:font-size="18pt" style:font-size-asian="18pt" style:font-size-complex="18pt" fo:language="it" fo:country="IT"/>
    </style:style>
    <style:style style:name="P63" style:parent-style-name="Standard" style:family="paragraph">
      <style:paragraph-properties>
        <style:tab-stops>
          <style:tab-stop style:type="left" style:position="-0.25in"/>
          <style:tab-stop style:type="left" style:position="0.3055in"/>
          <style:tab-stop style:type="left" style:position="3.25in"/>
          <style:tab-stop style:type="left" style:position="3.375in"/>
          <style:tab-stop style:type="left" style:position="3.625in"/>
        </style:tab-stops>
      </style:paragraph-properties>
      <style:text-properties fo:font-size="18pt" style:font-size-asian="18pt" style:font-size-complex="18pt" fo:language="it" fo:country="IT"/>
    </style:style>
    <style:style style:name="P64"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65" style:parent-style-name="Car.predefinitoparagrafo" style:family="text">
      <style:text-properties fo:font-weight="bold" style:font-weight-asian="bold" fo:font-size="18pt" style:font-size-asian="18pt" style:font-size-complex="18pt" fo:language="it" fo:country="IT"/>
    </style:style>
    <style:style style:name="P66"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67"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language="it" fo:country="IT"/>
    </style:style>
    <style:style style:name="P68"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69"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70"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T74" style:parent-style-name="Car.predefinitoparagrafo" style:family="text">
      <style:text-properties fo:font-weight="bold" style:font-weight-asian="bold" fo:font-size="14pt" style:font-size-asian="14pt" style:font-size-complex="14pt"/>
    </style:style>
    <style:style style:name="T75" style:parent-style-name="Car.predefinitoparagrafo" style:family="text">
      <style:text-properties fo:font-weight="bold" style:font-weight-asian="bold" fo:font-size="14pt" style:font-size-asian="14pt" style:font-size-complex="14pt"/>
    </style:style>
    <style:style style:name="P76" style:parent-style-name="Standard" style:family="paragraph">
      <style:paragraph-properties fo:text-align="center"/>
      <style:text-properties fo:font-weight="bold" style:font-weight-asian="bold" fo:font-size="14pt" style:font-size-asian="14pt" style:font-size-complex="14pt"/>
    </style:style>
    <style:style style:name="P77" style:parent-style-name="Standard" style:family="paragraph">
      <style:paragraph-properties fo:text-align="center"/>
      <style:text-properties fo:font-weight="bold" style:font-weight-asian="bold" fo:font-size="14pt" style:font-size-asian="14pt" style:font-size-complex="14pt"/>
    </style:style>
    <style:style style:name="P78" style:parent-style-name="Standard" style:family="paragraph">
      <style:paragraph-properties fo:text-align="center"/>
    </style:style>
    <style:style style:name="P79"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80"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81"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82"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83"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84"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85"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86"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87"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88"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89"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90"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91"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92"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93"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94"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95"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96"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97"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98"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99"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00"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01"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02"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03"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104"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105"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106"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107"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08"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09"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10"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11"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12"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13"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14"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15"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16"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17"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18"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19"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20"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21"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22"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23"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24"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25"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26"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27"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28"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29"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30"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31"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32"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33"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34"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35"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36"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37"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38"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39"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40"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41"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42"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43"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44"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45"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46"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47"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48"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49"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50"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51"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52"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53"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54"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55"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56"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57"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58"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59"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60"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61"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62"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63"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164"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165"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166"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167"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68"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69"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70"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71"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72"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73"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74"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75"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76"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77"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78"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79"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80"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81"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82"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83"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84"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85"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86"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87"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88"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89"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90"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91"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192"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93"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194"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195"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196"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97"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198"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199"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00"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01"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02"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03"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04"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05"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06"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07"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08"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09"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10"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11"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12"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13"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14"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15"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216"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217"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218"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219"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20"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21"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22"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23"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24"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25"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26"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27"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28"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29"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30"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31"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32"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33"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34"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35"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36"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37"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38"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39"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40"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41"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42"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43" style:parent-style-name="Standard" style:family="paragraph">
      <style:paragraph-properties fo:widows="2" fo:orphans="2" fo:margin-left="0.3333in">
        <style:tab-stops>
          <style:tab-stop style:type="right" style:leader-style="dotted" style:leader-text="." style:position="6.5in"/>
          <style:tab-stop style:type="right" style:position="6.693in"/>
        </style:tab-stops>
      </style:paragraph-properties>
    </style:style>
    <style:style style:name="T244"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45" style:parent-style-name="Car.predefinitoparagrafo" style:family="text">
      <style:text-properties style:font-name="Times New Roman" style:font-name-asian="Times New Roman" style:font-name-complex="Times New Roman" fo:color="#000000" fo:font-size="10pt" style:font-size-asian="10pt" style:font-size-complex="10pt"/>
    </style:style>
    <style:style style:name="T246" style:parent-style-name="Car.predefinitoparagrafo" style:family="text">
      <style:text-properties style:font-name="Times New Roman" style:font-name-asian="Times New Roman" style:font-name-complex="Times New Roman" fo:color="#000080" fo:font-size="10pt" style:font-size-asian="10pt" style:font-size-complex="10pt" style:text-underline-type="single" style:text-underline-style="solid" style:text-underline-width="auto" style:text-underline-mode="continuous"/>
    </style:style>
    <style:style style:name="P247" style:parent-style-name="Standard" style:family="paragraph">
      <style:paragraph-properties fo:widows="2" fo:orphans="2" fo:margin-top="0.0833in" fo:margin-left="0.1666in">
        <style:tab-stops>
          <style:tab-stop style:type="right" style:leader-style="dotted" style:leader-text="." style:position="6.5in"/>
          <style:tab-stop style:type="right" style:position="6.693in"/>
        </style:tab-stops>
      </style:paragraph-properties>
    </style:style>
    <style:style style:name="T248"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249" style:parent-style-name="Car.predefinitoparagrafo" style:family="text">
      <style:text-properties style:font-name="Times New Roman" style:font-name-asian="Times New Roman" style:font-name-complex="Times New Roman" fo:font-style="italic" style:font-style-asian="italic" fo:color="#000000" fo:font-size="10pt" style:font-size-asian="10pt" style:font-size-complex="10pt"/>
    </style:style>
    <style:style style:name="T250" style:parent-style-name="Car.predefinitoparagrafo" style:family="text">
      <style:text-properties style:font-name="Times New Roman" style:font-name-asian="Times New Roman" style:font-name-complex="Times New Roman" fo:font-style="italic" style:font-style-asian="italic" fo:color="#000080" fo:font-size="10pt" style:font-size-asian="10pt" style:font-size-complex="10pt" style:text-underline-type="single" style:text-underline-style="solid" style:text-underline-width="auto" style:text-underline-mode="continuous"/>
    </style:style>
    <style:style style:name="P251"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252"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53"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54"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255"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256"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57"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58"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259" style:parent-style-name="Standard" style:family="paragraph">
      <style:paragraph-properties fo:widows="2" fo:orphans="2" fo:margin-top="0.1666in" fo:margin-bottom="0.0833in">
        <style:tab-stops>
          <style:tab-stop style:type="right" style:leader-style="dotted" style:leader-text="." style:position="6.5in"/>
          <style:tab-stop style:type="right" style:position="6.693in"/>
        </style:tab-stops>
      </style:paragraph-properties>
    </style:style>
    <style:style style:name="T260"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61" style:parent-style-name="Car.predefinitoparagrafo" style:family="text">
      <style:text-properties style:font-name="Times New Roman" style:font-name-asian="Times New Roman" style:font-name-complex="Times New Roman" fo:font-weight="bold" style:font-weight-asian="bold" fo:color="#000000" fo:font-size="10pt" style:font-size-asian="10pt" style:font-size-complex="10pt"/>
    </style:style>
    <style:style style:name="T262" style:parent-style-name="Car.predefinitoparagrafo" style:family="text">
      <style:text-properties style:font-name="Times New Roman" style:font-name-asian="Times New Roman" style:font-name-complex="Times New Roman" fo:font-weight="bold" style:font-weight-asian="bold" fo:color="#000080" fo:font-size="10pt" style:font-size-asian="10pt" style:font-size-complex="10pt" style:text-underline-type="single" style:text-underline-style="solid" style:text-underline-width="auto" style:text-underline-mode="continuous"/>
    </style:style>
    <style:style style:name="P263" style:parent-style-name="Standard" style:family="paragraph">
      <style:paragraph-properties>
        <style:tab-stops>
          <style:tab-stop style:type="right" style:leader-style="dotted" style:leader-text="." style:position="0.5in"/>
          <style:tab-stop style:type="left" style:position="1.0555in"/>
          <style:tab-stop style:type="left" style:position="4in"/>
        </style:tab-stops>
      </style:paragraph-properties>
      <style:text-properties fo:font-weight="bold" style:font-weight-asian="bold" fo:font-style="italic" style:font-style-asian="italic" fo:font-size="10pt" style:font-size-asian="10pt" style:font-size-complex="10pt"/>
    </style:style>
    <style:style style:name="P264"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26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weight="bold" style:font-weight-asian="bold" fo:font-style="italic" style:font-style-asian="italic"/>
    </style:style>
    <style:style style:name="P266" style:parent-style-name="Titolo1" style:family="paragraph">
      <style:paragraph-properties fo:margin-right="0.5in"/>
    </style:style>
    <style:style style:name="P267" style:parent-style-name="Standard" style:family="paragraph">
      <style:paragraph-properties>
        <style:tab-stops>
          <style:tab-stop style:type="left" style:position="0.3in"/>
          <style:tab-stop style:type="left" style:position="0.5in"/>
          <style:tab-stop style:type="left" style:position="4in"/>
        </style:tab-stops>
      </style:paragraph-properties>
      <style:text-properties fo:language="it" fo:country="IT"/>
    </style:style>
    <style:style style:name="P26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269" style:parent-style-name="Titolo2" style:family="paragraph"/>
    <style:style style:name="P270"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text-properties fo:language="it" fo:country="IT"/>
    </style:style>
    <style:style style:name="P27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language="it" fo:country="IT"/>
    </style:style>
    <style:style style:name="P27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273" style:parent-style-name="Titolo2" style:family="paragraph"/>
    <style:style style:name="P274"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text-properties fo:language="it" fo:country="IT"/>
    </style:style>
    <style:style style:name="P27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276" style:parent-style-name="Titolo2" style:family="paragraph"/>
    <style:style style:name="P277" style:parent-style-name="Titolo2" style:family="paragraph"/>
    <style:style style:name="T278" style:parent-style-name="Car.predefinitoparagrafo" style:family="text">
      <style:text-properties fo:font-weight="normal" style:font-weight-asian="normal" fo:font-size="14pt" style:font-size-asian="14pt" style:font-size-complex="14pt" style:text-underline-type="none"/>
    </style:style>
    <style:style style:name="P279" style:parent-style-name="Standard" style:family="paragraph">
      <style:paragraph-properties>
        <style:tab-stops>
          <style:tab-stop style:type="left" style:position="-0.0798in"/>
          <style:tab-stop style:type="left" style:position="0.1201in"/>
          <style:tab-stop style:type="left" style:position="3.6201in"/>
        </style:tab-stops>
      </style:paragraph-properties>
    </style:style>
    <style:style style:name="T280" style:parent-style-name="Car.predefinitoparagrafo" style:family="text">
      <style:text-properties fo:font-size="14pt" style:font-size-asian="14pt" style:font-size-complex="14pt"/>
    </style:style>
    <style:style style:name="P28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282" style:parent-style-name="Titolo2" style:family="paragraph">
      <style:paragraph-properties fo:keep-with-next="always" fo:margin-bottom="0.1388in"/>
      <style:text-properties fo:font-style="italic" style:font-style-asian="italic"/>
    </style:style>
    <style:style style:name="P28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28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285" style:parent-style-name="Titolo1" style:family="paragraph">
      <style:paragraph-properties fo:margin-right="0.5in"/>
    </style:style>
    <style:style style:name="P286" style:parent-style-name="Standard" style:family="paragraph">
      <style:paragraph-properties>
        <style:tab-stops>
          <style:tab-stop style:type="left" style:position="0.3in"/>
          <style:tab-stop style:type="left" style:position="0.5in"/>
          <style:tab-stop style:type="left" style:position="4in"/>
        </style:tab-stops>
      </style:paragraph-properties>
    </style:style>
    <style:style style:name="T287" style:parent-style-name="Car.predefinitoparagrafo" style:family="text">
      <style:text-properties fo:font-style="italic" style:font-style-asian="italic" fo:language="it" fo:country="IT"/>
    </style:style>
    <style:style style:name="P28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289" style:parent-style-name="Titolo2" style:family="paragraph"/>
    <style:style style:name="P290"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style>
    <style:style style:name="P291" style:parent-style-name="Titolo3" style:family="paragraph"/>
    <style:style style:name="T292" style:parent-style-name="Car.predefinitoparagrafo" style:family="text">
      <style:text-properties fo:font-size="12pt" style:font-size-asian="12pt" style:font-size-complex="12pt"/>
    </style:style>
    <style:style style:name="P293"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style>
    <style:style style:name="P294" style:parent-style-name="Titolo3" style:family="paragraph">
      <style:paragraph-properties fo:margin-left="0in">
        <style:tab-stops>
          <style:tab-stop style:type="left" style:position="0.3in"/>
          <style:tab-stop style:type="left" style:position="0.5in"/>
          <style:tab-stop style:type="left" style:position="4in"/>
        </style:tab-stops>
      </style:paragraph-properties>
      <style:text-properties fo:font-style="italic" style:font-style-asian="italic" fo:font-size="12pt" style:font-size-asian="12pt" style:font-size-complex="12pt"/>
    </style:style>
    <style:style style:name="P295" style:parent-style-name="Titolo3" style:family="paragraph"/>
    <style:style style:name="T296" style:parent-style-name="Car.predefinitoparagrafo" style:family="text">
      <style:text-properties fo:font-size="12pt" style:font-size-asian="12pt" style:font-size-complex="12pt"/>
    </style:style>
    <style:style style:name="P297"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text-properties fo:language="it" fo:country="IT"/>
    </style:style>
    <style:style style:name="P298" style:parent-style-name="Titolo3" style:family="paragraph"/>
    <style:style style:name="T299" style:parent-style-name="Car.predefinitoparagrafo" style:family="text">
      <style:text-properties fo:font-size="12pt" style:font-size-asian="12pt" style:font-size-complex="12pt"/>
    </style:style>
    <style:style style:name="P300"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text-properties fo:language="it" fo:country="IT"/>
    </style:style>
    <style:style style:name="P301" style:parent-style-name="Titolo3" style:family="paragraph">
      <style:text-properties fo:font-style="italic" style:font-style-asian="italic" fo:font-size="12pt" style:font-size-asian="12pt" style:font-size-complex="12pt" fo:language="it" fo:country="IT"/>
    </style:style>
    <style:style style:name="P302" style:parent-style-name="Titolo3" style:family="paragraph"/>
    <style:style style:name="T303" style:parent-style-name="Car.predefinitoparagrafo" style:family="text">
      <style:text-properties fo:font-size="12pt" style:font-size-asian="12pt" style:font-size-complex="12pt"/>
    </style:style>
    <style:style style:name="P304"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style>
    <style:style style:name="T305" style:parent-style-name="Car.predefinitoparagrafo" style:family="text">
      <style:text-properties fo:font-style="italic" style:font-style-asian="italic"/>
    </style:style>
    <style:style style:name="P306" style:parent-style-name="Standard" style:family="paragraph">
      <style:paragraph-properties fo:margin-left="0.75in" fo:text-indent="-0.25in">
        <style:tab-stops>
          <style:tab-stop style:type="left" style:position="0.5in"/>
          <style:tab-stop style:type="left" style:position="4in"/>
        </style:tab-stops>
      </style:paragraph-properties>
    </style:style>
    <style:style style:name="P307" style:parent-style-name="Titolo3" style:family="paragraph"/>
    <style:style style:name="T308" style:parent-style-name="Car.predefinitoparagrafo" style:family="text">
      <style:text-properties fo:font-size="12pt" style:font-size-asian="12pt" style:font-size-complex="12pt"/>
    </style:style>
    <style:style style:name="P309"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text-properties fo:language="it" fo:country="IT"/>
    </style:style>
    <style:style style:name="P310" style:parent-style-name="Standard" style:family="paragraph">
      <style:text-properties fo:font-style="italic" style:font-style-asian="italic" fo:language="it" fo:country="IT"/>
    </style:style>
    <style:style style:name="P311" style:parent-style-name="Titolo3" style:family="paragraph"/>
    <style:style style:name="T312" style:parent-style-name="Car.predefinitoparagrafo" style:family="text">
      <style:text-properties fo:font-size="12pt" style:font-size-asian="12pt" style:font-size-complex="12pt"/>
    </style:style>
    <style:style style:name="P313"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style>
    <style:style style:name="T314" style:parent-style-name="Car.predefinitoparagrafo" style:family="text">
      <style:text-properties fo:font-style="italic" style:font-style-asian="italic"/>
    </style:style>
    <style:style style:name="P315" style:parent-style-name="Standard" style:family="paragraph">
      <style:text-properties fo:font-style="italic" style:font-style-asian="italic"/>
    </style:style>
    <style:style style:name="P316" style:parent-style-name="Titolo3" style:family="paragraph"/>
    <style:style style:name="T317" style:parent-style-name="Car.predefinitoparagrafo" style:family="text">
      <style:text-properties fo:font-size="12pt" style:font-size-asian="12pt" style:font-size-complex="12pt"/>
    </style:style>
    <style:style style:name="P318"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style>
    <style:style style:name="P319" style:parent-style-name="Titolo3" style:family="paragraph"/>
    <style:style style:name="T320" style:parent-style-name="Car.predefinitoparagrafo" style:family="text">
      <style:text-properties fo:font-size="12pt" style:font-size-asian="12pt" style:font-size-complex="12pt"/>
    </style:style>
    <style:style style:name="P321" style:parent-style-name="Standard" style:family="paragraph">
      <style:paragraph-properties fo:margin-left="0.2597in">
        <style:tab-stops>
          <style:tab-stop style:type="left" style:position="0.3in"/>
          <style:tab-stop style:type="left" style:position="0.5in"/>
          <style:tab-stop style:type="left" style:position="4in"/>
        </style:tab-stops>
      </style:paragraph-properties>
    </style:style>
    <style:style style:name="P322" style:parent-style-name="Titolo2" style:family="paragraph"/>
    <style:style style:name="P323"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text-properties fo:language="it" fo:country="IT"/>
    </style:style>
    <style:style style:name="P324" style:parent-style-name="Titolo2" style:family="paragraph"/>
    <style:style style:name="P325"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text-properties fo:language="it" fo:country="IT"/>
    </style:style>
    <style:style style:name="P32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327" style:parent-style-name="Titolo2" style:family="paragraph"/>
    <style:style style:name="P328"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style>
    <style:style style:name="P329" style:parent-style-name="Titolo2" style:family="paragraph"/>
    <style:style style:name="P330"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style>
    <style:style style:name="P331" style:parent-style-name="Titolo2" style:family="paragraph"/>
    <style:style style:name="P332" style:parent-style-name="Standard" style:family="paragraph">
      <style:paragraph-properties fo:margin-left="0.1298in">
        <style:tab-stops>
          <style:tab-stop style:type="left" style:position="0.3in"/>
          <style:tab-stop style:type="left" style:position="0.5in"/>
          <style:tab-stop style:type="left" style:position="4in"/>
        </style:tab-stops>
      </style:paragraph-properties>
    </style:style>
    <style:style style:name="P33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34" style:parent-style-name="Titolo1" style:family="paragraph">
      <style:paragraph-properties fo:margin-right="0.5in"/>
    </style:style>
    <style:style style:name="P33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3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3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3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3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1" style:parent-style-name="Titolo2" style:family="paragraph">
      <style:text-properties fo:font-style="italic" style:font-style-asian="italic"/>
    </style:style>
    <style:style style:name="P362" style:parent-style-name="Titolo2" style:family="paragraph"/>
    <style:style style:name="P36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6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8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81" style:parent-style-name="Titolo2" style:family="paragraph"/>
    <style:style style:name="P382" style:parent-style-name="Standard" style:family="paragraph">
      <style:text-properties fo:font-style="italic" style:font-style-asian="italic"/>
    </style:style>
    <style:style style:name="P383" style:parent-style-name="Standard" style:family="paragraph">
      <style:text-properties fo:font-style="italic" style:font-style-asian="italic"/>
    </style:style>
    <style:style style:name="P384" style:parent-style-name="Standard" style:family="paragraph">
      <style:text-properties fo:font-style="italic" style:font-style-asian="italic"/>
    </style:style>
    <style:style style:name="P385" style:parent-style-name="Standard" style:family="paragraph">
      <style:text-properties fo:font-style="italic" style:font-style-asian="italic"/>
    </style:style>
    <style:style style:name="P386"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387"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388"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389"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0"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1"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2" style:parent-style-name="Standard" style:family="paragraph">
      <style:paragraph-properties>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3" style:parent-style-name="Standard" style:family="paragraph">
      <style:paragraph-properties>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4"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5"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text-properties fo:font-style="italic" style:font-style-asian="italic"/>
    </style:style>
    <style:style style:name="P396" style:parent-style-name="Standard" style:family="paragraph">
      <style:text-properties fo:font-style="italic" style:font-style-asian="italic"/>
    </style:style>
    <style:style style:name="P397" style:parent-style-name="Standard" style:family="paragraph">
      <style:text-properties fo:font-style="italic" style:font-style-asian="italic"/>
    </style:style>
    <style:style style:name="P398" style:parent-style-name="Standard" style:family="paragraph">
      <style:text-properties fo:font-style="italic" style:font-style-asian="italic"/>
    </style:style>
    <style:style style:name="P399" style:parent-style-name="Standard" style:family="paragraph">
      <style:text-properties fo:font-style="italic" style:font-style-asian="italic"/>
    </style:style>
    <style:style style:name="P400" style:parent-style-name="Titolo2" style:family="paragraph"/>
    <style:style style:name="P40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0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03"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4"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5"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6" style:parent-style-name="Standard" style:family="paragraph">
      <style:paragraph-properties fo:widows="2" fo:orphans="2" fo:text-indent="-0.0125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7" style:parent-style-name="Standard" style:family="paragraph">
      <style:paragraph-properties fo:widows="2" fo:orphans="2" fo:text-indent="-0.0125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8" style:parent-style-name="Standard" style:family="paragraph">
      <style:paragraph-properties fo:widows="2" fo:orphans="2" fo:text-indent="-0.0125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0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4"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8"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1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2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2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22" style:parent-style-name="Standard" style:family="paragraph">
      <style:paragraph-properties fo:widows="2" fo:orphans="2" fo:margin-bottom="0.0694in" fo:margin-left="0.25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color="#000000" style:text-underline-type="single" style:text-underline-style="solid" style:text-underline-width="auto" style:text-underline-mode="continuous"/>
    </style:style>
    <style:style style:name="P423" style:parent-style-name="Titolo2" style:family="paragraph"/>
    <style:style style:name="P424" style:parent-style-name="Standard" style:family="paragraph">
      <style:text-properties fo:font-style="italic" style:font-style-asian="italic"/>
    </style:style>
    <style:style style:name="P425" style:parent-style-name="Standard" style:family="paragraph">
      <style:text-properties fo:font-style="italic" style:font-style-asian="italic"/>
    </style:style>
    <style:style style:name="P426"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27"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28"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29"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30"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31"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32" style:parent-style-name="Standard" style:family="paragraph">
      <style:text-properties fo:font-style="italic" style:font-style-asian="italic"/>
    </style:style>
    <style:style style:name="P433" style:parent-style-name="Standard" style:family="paragraph">
      <style:text-properties fo:font-style="italic" style:font-style-asian="italic"/>
    </style:style>
    <style:style style:name="P434" style:parent-style-name="Standard" style:family="paragraph">
      <style:paragraph-properties fo:widows="2" fo:orphans="2" fo:margin-bottom="0.0694in" fo:margin-left="0.25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font-style="italic" style:font-style-asian="italic" fo:color="#000000" style:text-underline-type="single" style:text-underline-style="solid" style:text-underline-width="auto" style:text-underline-mode="continuous"/>
    </style:style>
    <style:style style:name="P435" style:parent-style-name="Titolo2" style:family="paragraph"/>
    <style:style style:name="P43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3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3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39" style:parent-style-name="Titolo3" style:family="paragraph">
      <style:text-properties fo:font-size="12pt" style:font-size-asian="12pt" style:font-size-complex="12pt"/>
    </style:style>
    <style:style style:name="P44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4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42"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3"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4"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5"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6" style:parent-style-name="Standard" style:family="paragraph">
      <style:paragraph-properties fo:widows="2" fo:orphans="2" fo:text-indent="-0.0125in">
        <style:tab-stops>
          <style:tab-stop style:type="left" style:position="0.3125in"/>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7" style:parent-style-name="Standard" style:family="paragraph">
      <style:paragraph-properties fo:widows="2" fo:orphans="2" fo:text-indent="-0.0125in">
        <style:tab-stops>
          <style:tab-stop style:type="left" style:position="0.3125in"/>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448" style:parent-style-name="Standard" style:family="paragraph">
      <style:paragraph-properties fo:widows="2" fo:orphans="2" fo:margin-bottom="0.0694in" fo:margin-left="0.25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font-style="italic" style:font-style-asian="italic" fo:color="#000000" style:text-underline-type="single" style:text-underline-style="solid" style:text-underline-width="auto" style:text-underline-mode="continuous"/>
    </style:style>
    <style:style style:name="P449" style:parent-style-name="Titolo2" style:family="paragraph"/>
    <style:style style:name="P45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4" style:parent-style-name="Titolo3" style:family="paragraph">
      <style:text-properties fo:font-size="12pt" style:font-size-asian="12pt" style:font-size-complex="12pt"/>
    </style:style>
    <style:style style:name="P455" style:parent-style-name="Standard" style:family="paragraph">
      <style:text-properties fo:font-style="italic" style:font-style-asian="italic"/>
    </style:style>
    <style:style style:name="P456" style:parent-style-name="Standard" style:family="paragraph">
      <style:paragraph-properties fo:widows="2" fo:orphans="2" fo:margin-top="0.0277in" fo:margin-bottom="0.0694in" fo:margin-left="1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font-style="italic" style:font-style-asian="italic" fo:color="#000000" fo:font-size="10pt" style:font-size-asian="10pt" style:font-size-complex="10pt" style:text-underline-type="single" style:text-underline-style="solid" style:text-underline-width="auto" style:text-underline-mode="continuous"/>
    </style:style>
    <style:style style:name="P457" style:parent-style-name="Titolo3" style:family="paragraph">
      <style:text-properties fo:font-size="12pt" style:font-size-asian="12pt" style:font-size-complex="12pt"/>
    </style:style>
    <style:style style:name="P458" style:parent-style-name="Standard" style:family="paragraph">
      <style:text-properties fo:font-style="italic" style:font-style-asian="italic"/>
    </style:style>
    <style:style style:name="P459" style:parent-style-name="Standard" style:family="paragraph">
      <style:paragraph-properties fo:widows="2" fo:orphans="2" fo:margin-top="0.0277in" fo:margin-bottom="0.0694in" fo:margin-left="1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font-style="italic" style:font-style-asian="italic" fo:color="#000000" fo:font-size="10pt" style:font-size-asian="10pt" style:font-size-complex="10pt" style:text-underline-type="single" style:text-underline-style="solid" style:text-underline-width="auto" style:text-underline-mode="continuous"/>
    </style:style>
    <style:style style:name="P460" style:parent-style-name="Titolo3" style:family="paragraph">
      <style:text-properties fo:font-size="12pt" style:font-size-asian="12pt" style:font-size-complex="12pt"/>
    </style:style>
    <style:style style:name="P461" style:parent-style-name="Standard" style:family="paragraph">
      <style:text-properties fo:font-style="italic" style:font-style-asian="italic"/>
    </style:style>
    <style:style style:name="P462"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63"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64"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65"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66"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467" style:parent-style-name="Titolo3" style:family="paragraph">
      <style:text-properties fo:font-style="italic" style:font-style-asian="italic"/>
    </style:style>
    <style:style style:name="P468" style:parent-style-name="Titolo3" style:family="paragraph">
      <style:text-properties fo:font-size="12pt" style:font-size-asian="12pt" style:font-size-complex="12pt"/>
    </style:style>
    <style:style style:name="P469" style:parent-style-name="Standard" style:family="paragraph">
      <style:text-properties fo:font-style="italic" style:font-style-asian="italic"/>
    </style:style>
    <style:style style:name="P470" style:parent-style-name="Standard" style:family="paragraph">
      <style:text-properties fo:font-style="italic" style:font-style-asian="italic"/>
    </style:style>
    <style:style style:name="P471" style:parent-style-name="Titolo3" style:family="paragraph">
      <style:text-properties fo:font-size="12pt" style:font-size-asian="12pt" style:font-size-complex="12pt"/>
    </style:style>
    <style:style style:name="P47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7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P48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TableColumn483" style:family="table-column">
      <style:table-column-properties style:column-width="0.368in" style:use-optimal-column-width="false"/>
    </style:style>
    <style:style style:name="TableColumn484" style:family="table-column">
      <style:table-column-properties style:column-width="1.5111in" style:use-optimal-column-width="false"/>
    </style:style>
    <style:style style:name="TableColumn485" style:family="table-column">
      <style:table-column-properties style:column-width="0.6569in" style:use-optimal-column-width="false"/>
    </style:style>
    <style:style style:name="TableColumn486" style:family="table-column">
      <style:table-column-properties style:column-width="0.2625in" style:use-optimal-column-width="false"/>
    </style:style>
    <style:style style:name="TableColumn487" style:family="table-column">
      <style:table-column-properties style:column-width="0.2631in" style:use-optimal-column-width="false"/>
    </style:style>
    <style:style style:name="TableColumn488" style:family="table-column">
      <style:table-column-properties style:column-width="0.2631in" style:use-optimal-column-width="false"/>
    </style:style>
    <style:style style:name="TableColumn489" style:family="table-column">
      <style:table-column-properties style:column-width="0.2631in" style:use-optimal-column-width="false"/>
    </style:style>
    <style:style style:name="TableColumn490" style:family="table-column">
      <style:table-column-properties style:column-width="0.2631in" style:use-optimal-column-width="false"/>
    </style:style>
    <style:style style:name="TableColumn491" style:family="table-column">
      <style:table-column-properties style:column-width="0.2631in" style:use-optimal-column-width="false"/>
    </style:style>
    <style:style style:name="TableColumn492" style:family="table-column">
      <style:table-column-properties style:column-width="0.2631in" style:use-optimal-column-width="false"/>
    </style:style>
    <style:style style:name="TableColumn493" style:family="table-column">
      <style:table-column-properties style:column-width="0.2631in" style:use-optimal-column-width="false"/>
    </style:style>
    <style:style style:name="TableColumn494" style:family="table-column">
      <style:table-column-properties style:column-width="0.2631in" style:use-optimal-column-width="false"/>
    </style:style>
    <style:style style:name="TableColumn495" style:family="table-column">
      <style:table-column-properties style:column-width="0.3284in" style:use-optimal-column-width="false"/>
    </style:style>
    <style:style style:name="TableColumn496" style:family="table-column">
      <style:table-column-properties style:column-width="0.3277in" style:use-optimal-column-width="false"/>
    </style:style>
    <style:style style:name="TableColumn497" style:family="table-column">
      <style:table-column-properties style:column-width="0.3402in" style:use-optimal-column-width="false"/>
    </style:style>
    <style:style style:name="Table482" style:family="table">
      <style:table-properties style:width="5.9006in" fo:margin-left="-0.1104in" table:align="left"/>
    </style:style>
    <style:style style:name="TableRow498" style:family="table-row">
      <style:table-row-properties style:use-optimal-row-height="false"/>
    </style:style>
    <style:style style:name="TableCell49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00" style:parent-style-name="Standard" style:family="paragraph">
      <style:paragraph-properties fo:margin-right="0in">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0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02" style:parent-style-name="Standard" style:family="paragraph">
      <style:paragraph-properties fo:margin-left="-0.118in" fo:margin-right="0.0069in" fo:text-indent="0.0625in">
        <style:tab-stops>
          <style:tab-stop style:type="left" style:position="0.5in"/>
          <style:tab-stop style:type="left" style:position="4in"/>
        </style:tab-stops>
      </style:paragraph-properties>
      <style:text-properties fo:font-weight="bold" style:font-weight-asian="bold"/>
    </style:style>
    <style:style style:name="TableCell50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04" style:parent-style-name="Standard" style:family="paragraph">
      <style:paragraph-properties fo:margin-right="0.0069in"/>
      <style:text-properties fo:font-weight="bold" style:font-weight-asian="bold"/>
    </style:style>
    <style:style style:name="TableCell50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0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0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1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1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1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1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1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1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1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1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1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2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2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2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weight="bold" style:font-weight-asian="bold"/>
    </style:style>
    <style:style style:name="TableCell52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24" style:parent-style-name="Standard" style:family="paragraph">
      <style:paragraph-properties fo:margin-right="0in"/>
      <style:text-properties fo:font-weight="bold" style:font-weight-asian="bold"/>
    </style:style>
    <style:style style:name="TableCell52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26" style:parent-style-name="Standard" style:family="paragraph">
      <style:paragraph-properties fo:margin-right="0in"/>
      <style:text-properties fo:font-weight="bold" style:font-weight-asian="bold"/>
    </style:style>
    <style:style style:name="TableCell527" style:family="table-cell">
      <style:table-cell-properties fo:border="0.0104in solid #000000" style:writing-mode="lr-tb" fo:padding-top="0in" fo:padding-left="0.0798in" fo:padding-bottom="0in" fo:padding-right="0.075in"/>
    </style:style>
    <style:style style:name="P528" style:parent-style-name="Standard" style:family="paragraph">
      <style:paragraph-properties fo:margin-right="0in"/>
      <style:text-properties fo:font-weight="bold" style:font-weight-asian="bold"/>
    </style:style>
    <style:style style:name="TableRow529" style:family="table-row">
      <style:table-row-properties style:use-optimal-row-height="false"/>
    </style:style>
    <style:style style:name="TableCell53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31" style:parent-style-name="Standard" style:family="paragraph">
      <style:paragraph-properties fo:margin-right="0in"/>
    </style:style>
    <style:style style:name="TableCell53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3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3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3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3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53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3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3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4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4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4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4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4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4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4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4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4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4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5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5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5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55"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55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57"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558" style:family="table-cell">
      <style:table-cell-properties fo:border="0.0104in solid #000000" style:writing-mode="lr-tb" fo:padding-top="0in" fo:padding-left="0.0798in" fo:padding-bottom="0in" fo:padding-right="0.075in"/>
    </style:style>
    <style:style style:name="P559"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Row560" style:family="table-row">
      <style:table-row-properties style:use-optimal-row-height="false"/>
    </style:style>
    <style:style style:name="TableCell56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62" style:parent-style-name="Standard" style:family="paragraph">
      <style:paragraph-properties fo:margin-right="0in"/>
    </style:style>
    <style:style style:name="TableCell56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6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6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6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6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56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6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57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7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7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7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7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7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7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7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8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8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8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8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589" style:family="table-cell">
      <style:table-cell-properties fo:border="0.0104in solid #000000" style:writing-mode="lr-tb" fo:padding-top="0in" fo:padding-left="0.0798in" fo:padding-bottom="0in" fo:padding-right="0.075in"/>
    </style:style>
    <style:style style:name="P5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591" style:family="table-row">
      <style:table-row-properties style:use-optimal-row-height="false"/>
    </style:style>
    <style:style style:name="TableCell59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93" style:parent-style-name="Standard" style:family="paragraph">
      <style:paragraph-properties fo:margin-right="0in"/>
    </style:style>
    <style:style style:name="TableCell59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9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9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59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59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59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0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0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0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0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0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0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0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0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0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0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1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1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1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1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1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1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1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1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1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1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20" style:family="table-cell">
      <style:table-cell-properties fo:border="0.0104in solid #000000" style:writing-mode="lr-tb" fo:padding-top="0in" fo:padding-left="0.0798in" fo:padding-bottom="0in" fo:padding-right="0.075in"/>
    </style:style>
    <style:style style:name="P62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622" style:family="table-row">
      <style:table-row-properties style:use-optimal-row-height="false"/>
    </style:style>
    <style:style style:name="TableCell62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24" style:parent-style-name="Standard" style:family="paragraph">
      <style:paragraph-properties fo:margin-right="0in"/>
    </style:style>
    <style:style style:name="TableCell62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26" style:parent-style-name="Standard" style:family="paragraph">
      <style:paragraph-properties fo:margin-right="0.0069in"/>
    </style:style>
    <style:style style:name="TableCell62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2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2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3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3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3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3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3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3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3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3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3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3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4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4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4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4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4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5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1" style:family="table-cell">
      <style:table-cell-properties fo:border="0.0104in solid #000000" style:writing-mode="lr-tb" fo:padding-top="0in" fo:padding-left="0.0798in" fo:padding-bottom="0in" fo:padding-right="0.075in"/>
    </style:style>
    <style:style style:name="P65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653" style:family="table-row">
      <style:table-row-properties style:use-optimal-row-height="false"/>
    </style:style>
    <style:style style:name="TableCell65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55" style:parent-style-name="Standard" style:family="paragraph">
      <style:paragraph-properties fo:margin-right="0in"/>
    </style:style>
    <style:style style:name="TableCell65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5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5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6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6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6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6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6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7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7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7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7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7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8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2" style:family="table-cell">
      <style:table-cell-properties fo:border="0.0104in solid #000000" style:writing-mode="lr-tb" fo:padding-top="0in" fo:padding-left="0.0798in" fo:padding-bottom="0in" fo:padding-right="0.075in"/>
    </style:style>
    <style:style style:name="P68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684" style:family="table-row">
      <style:table-row-properties style:use-optimal-row-height="false"/>
    </style:style>
    <style:style style:name="TableCell68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86" style:parent-style-name="Standard" style:family="paragraph">
      <style:paragraph-properties fo:margin-right="0in"/>
    </style:style>
    <style:style style:name="TableCell68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8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69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9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9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69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0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0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0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1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3" style:family="table-cell">
      <style:table-cell-properties fo:border="0.0104in solid #000000" style:writing-mode="lr-tb" fo:padding-top="0in" fo:padding-left="0.0798in" fo:padding-bottom="0in" fo:padding-right="0.075in"/>
    </style:style>
    <style:style style:name="P71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15" style:family="table-row">
      <style:table-row-properties style:use-optimal-row-height="false"/>
    </style:style>
    <style:style style:name="TableCell71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17" style:parent-style-name="Standard" style:family="paragraph">
      <style:paragraph-properties fo:margin-right="0in"/>
    </style:style>
    <style:style style:name="TableCell71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1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2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2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2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2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2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3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3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3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6"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3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3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4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4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4" style:family="table-cell">
      <style:table-cell-properties fo:border="0.0104in solid #000000" style:writing-mode="lr-tb" fo:padding-top="0in" fo:padding-left="0.0798in" fo:padding-bottom="0in" fo:padding-right="0.075in"/>
    </style:style>
    <style:style style:name="P74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46" style:family="table-row">
      <style:table-row-properties style:use-optimal-row-height="false"/>
    </style:style>
    <style:style style:name="TableCell747"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48" style:parent-style-name="Standard" style:family="paragraph">
      <style:paragraph-properties fo:margin-right="0in"/>
    </style:style>
    <style:style style:name="TableCell74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5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5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5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5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5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6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6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6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6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6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7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7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7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5" style:family="table-cell">
      <style:table-cell-properties fo:border="0.0104in solid #000000" style:writing-mode="lr-tb" fo:padding-top="0in" fo:padding-left="0.0798in" fo:padding-bottom="0in" fo:padding-right="0.075in"/>
    </style:style>
    <style:style style:name="P7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77" style:family="table-row">
      <style:table-row-properties style:use-optimal-row-height="false"/>
    </style:style>
    <style:style style:name="TableCell778"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79" style:parent-style-name="Standard" style:family="paragraph">
      <style:paragraph-properties fo:margin-right="0in"/>
    </style:style>
    <style:style style:name="TableCell78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8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78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8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8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8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9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9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9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9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79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0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0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0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6" style:family="table-cell">
      <style:table-cell-properties fo:border="0.0104in solid #000000" style:writing-mode="lr-tb" fo:padding-top="0in" fo:padding-left="0.0798in" fo:padding-bottom="0in" fo:padding-right="0.075in"/>
    </style:style>
    <style:style style:name="P80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08" style:family="table-row">
      <style:table-row-properties style:use-optimal-row-height="false"/>
    </style:style>
    <style:style style:name="TableCell809"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10" style:parent-style-name="Standard" style:family="paragraph">
      <style:paragraph-properties fo:margin-right="0in"/>
    </style:style>
    <style:style style:name="TableCell81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1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1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1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1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2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2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2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2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2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3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3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3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3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7" style:family="table-cell">
      <style:table-cell-properties fo:border="0.0104in solid #000000" style:writing-mode="lr-tb" fo:padding-top="0in" fo:padding-left="0.0798in" fo:padding-bottom="0in" fo:padding-right="0.075in"/>
    </style:style>
    <style:style style:name="P83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39" style:family="table-row">
      <style:table-row-properties style:use-optimal-row-height="false"/>
    </style:style>
    <style:style style:name="TableCell840"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41" style:parent-style-name="Standard" style:family="paragraph">
      <style:paragraph-properties fo:margin-right="0in"/>
    </style:style>
    <style:style style:name="TableCell842"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4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4"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4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4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4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5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5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8"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5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0"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6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2"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6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4"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6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6"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6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8" style:family="table-cell">
      <style:table-cell-properties fo:border="0.0104in solid #000000" style:writing-mode="lr-tb" fo:padding-top="0in" fo:padding-left="0.0798in" fo:padding-bottom="0in" fo:padding-right="0.075in"/>
    </style:style>
    <style:style style:name="P86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70" style:family="table-row">
      <style:table-row-properties style:use-optimal-row-height="false"/>
    </style:style>
    <style:style style:name="TableCell871"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72" style:parent-style-name="Standard" style:family="paragraph">
      <style:paragraph-properties fo:margin-right="0in"/>
    </style:style>
    <style:style style:name="TableCell873"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7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5" style:family="table-cell">
      <style:table-cell-properties fo:border-top="0.0104in solid #000000" fo:border-left="0.0104in solid #000000" fo:border-bottom="0.0104in solid #000000" fo:border-right="none" style:writing-mode="lr-tb" fo:padding-top="0in" fo:padding-left="0.0798in" fo:padding-bottom="0in" fo:padding-right="0.075in"/>
    </style:style>
    <style:style style:name="P87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9"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1"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9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3"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9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5"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7" style:family="table-cell">
      <style:table-cell-properties fo:border-top="0.0104in solid #000000" fo:border-left="0.0104in solid #000000" fo:border-bottom="0.0104in solid #000000" fo:border-right="none" fo:background-color="#E5E5E5" style:writing-mode="lr-tb" fo:padding-top="0in" fo:padding-left="0.0798in" fo:padding-bottom="0in" fo:padding-right="0.075in"/>
    </style:style>
    <style:style style:name="P89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9" style:family="table-cell">
      <style:table-cell-properties fo:border="0.0104in solid #000000" fo:background-color="#E5E5E5" style:writing-mode="lr-tb" fo:padding-top="0in" fo:padding-left="0.0798in" fo:padding-bottom="0in" fo:padding-right="0.075in"/>
    </style:style>
    <style:style style:name="P90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P90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P902" style:parent-style-name="Standard" style:family="paragraph">
      <style:text-properties fo:font-style="italic" style:font-style-asian="italic"/>
    </style:style>
    <style:style style:name="P903" style:parent-style-name="Standard" style:family="paragraph">
      <style:text-properties fo:font-style="italic" style:font-style-asian="italic"/>
    </style:style>
    <style:style style:name="P904" style:parent-style-name="Standard" style:family="paragraph">
      <style:text-properties fo:font-style="italic" style:font-style-asian="italic"/>
    </style:style>
    <style:style style:name="P905" style:parent-style-name="Standard" style:family="paragraph">
      <style:text-properties fo:font-style="italic" style:font-style-asian="italic"/>
    </style:style>
    <style:style style:name="P906"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07"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08"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09"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10"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11"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12"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13" style:parent-style-name="Standard" style:family="paragraph">
      <style:paragraph-properties fo:widows="2" fo:orphans="2"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text-properties style:font-name="Times New Roman" style:font-name-asian="Times New Roman" style:font-name-complex="Times New Roman" fo:font-style="italic" style:font-style-asian="italic" fo:color="#000000"/>
    </style:style>
    <style:style style:name="P91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91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916" style:parent-style-name="Titolo2" style:family="paragraph"/>
    <style:style style:name="P91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91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91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920" style:parent-style-name="Titolo3" style:family="paragraph">
      <style:text-properties fo:font-size="12pt" style:font-size-asian="12pt" style:font-size-complex="12pt"/>
    </style:style>
    <style:style style:name="P921" style:parent-style-name="Standard" style:family="paragraph">
      <style:text-properties fo:font-style="italic" style:font-style-asian="italic"/>
    </style:style>
    <style:style style:name="P922" style:parent-style-name="Standard" style:family="paragraph">
      <style:text-properties fo:font-style="italic" style:font-style-asian="italic"/>
    </style:style>
    <style:style style:name="P923" style:parent-style-name="Titolo3" style:family="paragraph">
      <style:text-properties fo:font-size="12pt" style:font-size-asian="12pt" style:font-size-complex="12pt"/>
    </style:style>
    <style:style style:name="P924" style:parent-style-name="Standard" style:family="paragraph">
      <style:text-properties fo:font-style="italic" style:font-style-asian="italic"/>
    </style:style>
    <style:style style:name="P925" style:parent-style-name="Titolo3" style:family="paragraph">
      <style:text-properties fo:font-style="italic" style:font-style-asian="italic"/>
    </style:style>
    <style:style style:name="P926" style:parent-style-name="Titolo3" style:family="paragraph">
      <style:text-properties fo:font-size="12pt" style:font-size-asian="12pt" style:font-size-complex="12pt"/>
    </style:style>
    <style:style style:name="P927" style:parent-style-name="Standard" style:family="paragraph">
      <style:text-properties fo:font-style="italic" style:font-style-asian="italic"/>
    </style:style>
    <style:style style:name="P928" style:parent-style-name="Standard" style:family="paragraph">
      <style:text-properties fo:font-style="italic" style:font-style-asian="italic"/>
    </style:style>
    <style:style style:name="P929" style:parent-style-name="Titolo3" style:family="paragraph">
      <style:text-properties fo:font-size="12pt" style:font-size-asian="12pt" style:font-size-complex="12pt"/>
    </style:style>
    <style:style style:name="P930" style:parent-style-name="Standard" style:family="paragraph">
      <style:text-properties fo:font-style="italic" style:font-style-asian="italic"/>
    </style:style>
    <style:style style:name="P931" style:parent-style-name="Standard" style:family="paragraph">
      <style:text-properties fo:font-style="italic" style:font-style-asian="italic"/>
    </style:style>
    <style:style style:name="P932" style:parent-style-name="Standard" style:family="paragraph">
      <style:text-properties fo:font-style="italic" style:font-style-asian="italic"/>
    </style:style>
    <style:style style:name="P933" style:parent-style-name="Titolo3" style:family="paragraph">
      <style:text-properties fo:font-size="12pt" style:font-size-asian="12pt" style:font-size-complex="12pt"/>
    </style:style>
    <style:style style:name="P934" style:parent-style-name="Standard" style:family="paragraph">
      <style:text-properties fo:font-style="italic" style:font-style-asian="italic"/>
    </style:style>
    <style:style style:name="P935" style:parent-style-name="Standard" style:family="paragraph">
      <style:text-properties fo:font-style="italic" style:font-style-asian="italic"/>
    </style:style>
    <style:style style:name="P936" style:parent-style-name="Titolo3" style:family="paragraph">
      <style:text-properties fo:font-size="12pt" style:font-size-asian="12pt" style:font-size-complex="12pt"/>
    </style:style>
    <style:style style:name="P937" style:parent-style-name="Standard" style:family="paragraph">
      <style:text-properties fo:font-style="italic" style:font-style-asian="italic"/>
    </style:style>
    <style:style style:name="P938" style:parent-style-name="Standard" style:family="paragraph">
      <style:text-properties fo:font-style="italic" style:font-style-asian="italic"/>
    </style:style>
    <style:style style:name="P939" style:parent-style-name="Titolo3" style:family="paragraph">
      <style:text-properties fo:font-size="12pt" style:font-size-asian="12pt" style:font-size-complex="12pt"/>
    </style:style>
    <style:style style:name="P940" style:parent-style-name="Standard" style:family="paragraph">
      <style:text-properties fo:font-style="italic" style:font-style-asian="italic"/>
    </style:style>
    <style:style style:name="P941" style:parent-style-name="Standard" style:family="paragraph">
      <style:paragraph-properties fo:widows="2" fo:orphans="2" fo:margin-bottom="0.0694in" fo:margin-left="0.25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font-style="italic" style:font-style-asian="italic" fo:color="#000000" style:text-underline-type="single" style:text-underline-style="solid" style:text-underline-width="auto" style:text-underline-mode="continuous"/>
    </style:style>
    <style:style style:name="P942" style:parent-style-name="Titolo2" style:family="paragraph"/>
    <style:style style:name="P943" style:parent-style-name="Standard" style:family="paragraph">
      <style:text-properties fo:font-style="italic" style:font-style-asian="italic"/>
    </style:style>
    <style:style style:name="P944" style:parent-style-name="Standard" style:family="paragraph">
      <style:text-properties fo:font-style="italic" style:font-style-asian="italic"/>
    </style:style>
    <style:style style:name="P945" style:parent-style-name="Standard" style:family="paragraph">
      <style:text-properties fo:font-style="italic" style:font-style-asian="italic"/>
    </style:style>
    <style:style style:name="P946" style:parent-style-name="Standard" style:family="paragraph">
      <style:text-properties fo:font-style="italic" style:font-style-asian="italic"/>
    </style:style>
    <style:style style:name="P947" style:parent-style-name="Standard" style:family="paragraph">
      <style:text-properties fo:font-style="italic" style:font-style-asian="italic"/>
    </style:style>
    <style:style style:name="P948" style:parent-style-name="Standard" style:family="paragraph">
      <style:paragraph-properties fo:widows="2" fo:orphans="2" fo:margin-left="0.4in" fo:text-indent="-0.2in">
        <style:tab-stops>
          <style:tab-stop style:type="left" style:position="0.5in"/>
          <style:tab-stop style:type="left" style:position="1.055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49" style:parent-style-name="Titolo1" style:family="paragraph">
      <style:paragraph-properties fo:margin-right="0.5in">
        <style:tab-stops>
          <style:tab-stop style:type="left" style:position="0.3in"/>
          <style:tab-stop style:type="left" style:position="0.5in"/>
          <style:tab-stop style:type="left" style:position="4in"/>
        </style:tab-stops>
      </style:paragraph-properties>
    </style:style>
    <style:style style:name="P950" style:parent-style-name="Standard" style:family="paragraph">
      <style:text-properties fo:font-style="italic" style:font-style-asian="italic"/>
    </style:style>
    <style:style style:name="P951" style:parent-style-name="Standard" style:family="paragraph">
      <style:text-properties fo:font-style="italic" style:font-style-asian="italic"/>
    </style:style>
    <style:style style:name="P952" style:parent-style-name="Titolo1" style:family="paragraph">
      <style:paragraph-properties fo:margin-right="0.5in">
        <style:tab-stops>
          <style:tab-stop style:type="left" style:position="0.3in"/>
          <style:tab-stop style:type="left" style:position="0.5in"/>
          <style:tab-stop style:type="left" style:position="4in"/>
        </style:tab-stops>
      </style:paragraph-properties>
    </style:style>
    <style:style style:name="P953" style:parent-style-name="Standard" style:family="paragraph">
      <style:text-properties fo:font-style="italic" style:font-style-asian="italic"/>
    </style:style>
    <style:style style:name="P954" style:parent-style-name="Standard" style:family="paragraph">
      <style:text-properties fo:font-style="italic" style:font-style-asian="italic"/>
    </style:style>
    <style:style style:name="P955" style:parent-style-name="Titolo1" style:family="paragraph">
      <style:paragraph-properties fo:margin-right="0.5in">
        <style:tab-stops>
          <style:tab-stop style:type="left" style:position="0.3in"/>
          <style:tab-stop style:type="left" style:position="0.5in"/>
          <style:tab-stop style:type="left" style:position="4in"/>
        </style:tab-stops>
      </style:paragraph-properties>
    </style:style>
    <style:style style:name="P956" style:parent-style-name="Standard" style:family="paragraph">
      <style:text-properties fo:font-style="italic" style:font-style-asian="italic"/>
    </style:style>
    <style:style style:name="P957" style:parent-style-name="Standard" style:family="paragraph">
      <style:text-properties fo:font-style="italic" style:font-style-asian="italic"/>
    </style:style>
    <style:style style:name="P958"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959"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960" style:parent-style-name="Standard" style:family="paragraph">
      <style:paragraph-properties>
        <style:tab-stops>
          <style:tab-stop style:type="left" style:position="0.5in"/>
          <style:tab-stop style:type="left" style:position="4in"/>
        </style:tab-stops>
      </style:paragraph-properties>
      <style:text-properties fo:font-style="italic" style:font-style-asian="italic"/>
    </style:style>
    <style:style style:name="P961" style:parent-style-name="Standard" style:family="paragraph">
      <style:text-properties fo:font-style="italic" style:font-style-asian="italic"/>
    </style:style>
    <style:style style:name="P962" style:parent-style-name="Standard" style:family="paragraph">
      <style:text-properties fo:font-style="italic" style:font-style-asian="italic"/>
    </style:style>
    <style:style style:name="P963" style:parent-style-name="Standard" style:family="paragraph">
      <style:text-properties fo:font-style="italic" style:font-style-asian="italic"/>
    </style:style>
    <style:style style:name="P964" style:parent-style-name="Standard" style:family="paragraph">
      <style:paragraph-properties fo:widows="2" fo:orphans="2" fo:margin-left="0.4in" fo:text-indent="-0.2in">
        <style:tab-stops>
          <style:tab-stop style:type="left" style:position="0.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65" style:parent-style-name="Standard" style:family="paragraph">
      <style:paragraph-properties fo:widows="2" fo:orphans="2" fo:margin-left="0.4in" fo:text-indent="-0.2in">
        <style:tab-stops>
          <style:tab-stop style:type="left" style:position="0.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66" style:parent-style-name="Standard" style:family="paragraph">
      <style:paragraph-properties fo:widows="2" fo:orphans="2" fo:margin-left="0.4in" fo:text-indent="-0.2in">
        <style:tab-stops>
          <style:tab-stop style:type="left" style:position="0.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67" style:parent-style-name="Standard" style:family="paragraph">
      <style:paragraph-properties fo:widows="2" fo:orphans="2" fo:margin-left="0.6875in" fo:text-indent="-0.4875in">
        <style:tab-stops>
          <style:tab-stop style:type="left" style:position="0.5in"/>
          <style:tab-stop style:type="left" style:position="0.687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68" style:parent-style-name="Standard" style:family="paragraph">
      <style:paragraph-properties fo:widows="2" fo:orphans="2" fo:text-indent="0.0125in">
        <style:tab-stops>
          <style:tab-stop style:type="left" style:position="0.375in"/>
          <style:tab-stop style:type="left" style:position="0.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69" style:parent-style-name="Standard" style:family="paragraph">
      <style:paragraph-properties fo:widows="2" fo:orphans="2" fo:text-indent="0.0125in">
        <style:tab-stops>
          <style:tab-stop style:type="left" style:position="0.375in"/>
          <style:tab-stop style:type="left" style:position="0.5in"/>
          <style:tab-stop style:type="left" style:position="4in"/>
        </style:tab-stops>
      </style:paragraph-properties>
      <style:text-properties style:font-name="Times New Roman" style:font-name-asian="Times New Roman" style:font-name-complex="Times New Roman" fo:font-style="italic" style:font-style-asian="italic" fo:color="#000000"/>
    </style:style>
    <style:style style:name="P970"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971"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972"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973" style:parent-style-name="Standard" style:family="paragraph">
      <style:paragraph-properties>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74"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975"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9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9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988" style:parent-style-name="Car.predefinitoparagrafo" style:family="text">
      <style:text-properties fo:font-style="italic" style:font-style-asian="italic"/>
    </style:style>
    <style:style style:name="T989" style:parent-style-name="Car.predefinitoparagrafo" style:family="text">
      <style:text-properties fo:font-style="italic" style:font-style-asian="italic"/>
    </style:style>
    <style:style style:name="P99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9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993" style:parent-style-name="Car.predefinitoparagrafo" style:family="text">
      <style:text-properties fo:font-style="italic" style:font-style-asian="italic"/>
    </style:style>
    <style:style style:name="T994" style:parent-style-name="Car.predefinitoparagrafo" style:family="text">
      <style:text-properties fo:font-style="italic" style:font-style-asian="italic"/>
    </style:style>
    <style:style style:name="P99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996" style:parent-style-name="Car.predefinitoparagrafo" style:family="text">
      <style:text-properties fo:font-style="italic" style:font-style-asian="italic"/>
    </style:style>
    <style:style style:name="T997" style:parent-style-name="Car.predefinitoparagrafo" style:family="text">
      <style:text-properties fo:font-style="italic" style:font-style-asian="italic"/>
    </style:style>
    <style:style style:name="P99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9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00" style:parent-style-name="Car.predefinitoparagrafo" style:family="text">
      <style:text-properties fo:font-style="italic" style:font-style-asian="italic"/>
    </style:style>
    <style:style style:name="T1001" style:parent-style-name="Car.predefinitoparagrafo" style:family="text">
      <style:text-properties fo:font-style="italic" style:font-style-asian="italic"/>
    </style:style>
    <style:style style:name="P10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08"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0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4"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23" style:parent-style-name="Car.predefinitoparagrafo" style:family="text">
      <style:text-properties fo:font-style="italic" style:font-style-asian="italic"/>
    </style:style>
    <style:style style:name="T1024" style:parent-style-name="Car.predefinitoparagrafo" style:family="text">
      <style:text-properties fo:font-style="italic" style:font-style-asian="italic"/>
    </style:style>
    <style:style style:name="P10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29" style:parent-style-name="Car.predefinitoparagrafo" style:family="text">
      <style:text-properties fo:font-style="italic" style:font-style-asian="italic"/>
    </style:style>
    <style:style style:name="T1030" style:parent-style-name="Car.predefinitoparagrafo" style:family="text">
      <style:text-properties fo:font-style="italic" style:font-style-asian="italic"/>
    </style:style>
    <style:style style:name="P10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3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40"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54" style:parent-style-name="Car.predefinitoparagrafo" style:family="text">
      <style:text-properties fo:font-style="italic" style:font-style-asian="italic"/>
    </style:style>
    <style:style style:name="T1055" style:parent-style-name="Car.predefinitoparagrafo" style:family="text">
      <style:text-properties fo:font-style="italic" style:font-style-asian="italic"/>
    </style:style>
    <style:style style:name="P105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60" style:parent-style-name="Car.predefinitoparagrafo" style:family="text">
      <style:text-properties fo:font-style="italic" style:font-style-asian="italic"/>
    </style:style>
    <style:style style:name="T1061" style:parent-style-name="Car.predefinitoparagrafo" style:family="text">
      <style:text-properties fo:font-style="italic" style:font-style-asian="italic"/>
    </style:style>
    <style:style style:name="P106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63" style:parent-style-name="Car.predefinitoparagrafo" style:family="text">
      <style:text-properties fo:font-style="italic" style:font-style-asian="italic"/>
    </style:style>
    <style:style style:name="T1064" style:parent-style-name="Car.predefinitoparagrafo" style:family="text">
      <style:text-properties fo:font-style="italic" style:font-style-asian="italic"/>
    </style:style>
    <style:style style:name="P10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67" style:parent-style-name="Car.predefinitoparagrafo" style:family="text">
      <style:text-properties fo:font-style="italic" style:font-style-asian="italic"/>
    </style:style>
    <style:style style:name="T1068" style:parent-style-name="Car.predefinitoparagrafo" style:family="text">
      <style:text-properties fo:font-style="italic" style:font-style-asian="italic"/>
    </style:style>
    <style:style style:name="P106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5"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76"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0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6"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8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90" style:parent-style-name="Car.predefinitoparagrafo" style:family="text">
      <style:text-properties fo:font-style="italic" style:font-style-asian="italic"/>
    </style:style>
    <style:style style:name="T1091" style:parent-style-name="Car.predefinitoparagrafo" style:family="text">
      <style:text-properties fo:font-style="italic" style:font-style-asian="italic"/>
    </style:style>
    <style:style style:name="P10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9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0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097" style:parent-style-name="Car.predefinitoparagrafo" style:family="text">
      <style:text-properties fo:font-style="italic" style:font-style-asian="italic"/>
    </style:style>
    <style:style style:name="T1098" style:parent-style-name="Car.predefinitoparagrafo" style:family="text">
      <style:text-properties fo:font-style="italic" style:font-style-asian="italic"/>
    </style:style>
    <style:style style:name="P10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03" style:parent-style-name="Car.predefinitoparagrafo" style:family="text">
      <style:text-properties fo:font-style="italic" style:font-style-asian="italic"/>
    </style:style>
    <style:style style:name="T1104" style:parent-style-name="Car.predefinitoparagrafo" style:family="text">
      <style:text-properties fo:font-style="italic" style:font-style-asian="italic"/>
    </style:style>
    <style:style style:name="P11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1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113"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14"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1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5" style:parent-style-name="Standard" style:family="paragraph">
      <style:paragraph-properties fo:margin-left="0.541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6"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7"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32" style:parent-style-name="Car.predefinitoparagrafo" style:family="text">
      <style:text-properties fo:font-style="italic" style:font-style-asian="italic"/>
    </style:style>
    <style:style style:name="T1133" style:parent-style-name="Car.predefinitoparagrafo" style:family="text">
      <style:text-properties fo:font-style="italic" style:font-style-asian="italic"/>
    </style:style>
    <style:style style:name="P11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37" style:parent-style-name="Car.predefinitoparagrafo" style:family="text">
      <style:text-properties fo:font-style="italic" style:font-style-asian="italic"/>
    </style:style>
    <style:style style:name="T1138" style:parent-style-name="Car.predefinitoparagrafo" style:family="text">
      <style:text-properties fo:font-style="italic" style:font-style-asian="italic"/>
    </style:style>
    <style:style style:name="P11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48"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4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5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62" style:parent-style-name="Car.predefinitoparagrafo" style:family="text">
      <style:text-properties fo:font-style="italic" style:font-style-asian="italic"/>
    </style:style>
    <style:style style:name="T1163" style:parent-style-name="Car.predefinitoparagrafo" style:family="text">
      <style:text-properties fo:font-style="italic" style:font-style-asian="italic"/>
    </style:style>
    <style:style style:name="P11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67" style:parent-style-name="Car.predefinitoparagrafo" style:family="text">
      <style:text-properties fo:font-style="italic" style:font-style-asian="italic"/>
    </style:style>
    <style:style style:name="T1168" style:parent-style-name="Car.predefinitoparagrafo" style:family="text">
      <style:text-properties fo:font-style="italic" style:font-style-asian="italic"/>
    </style:style>
    <style:style style:name="T1169" style:parent-style-name="Car.predefinitoparagrafo" style:family="text">
      <style:text-properties fo:font-style="italic" style:font-style-asian="italic"/>
    </style:style>
    <style:style style:name="T1170" style:parent-style-name="Car.predefinitoparagrafo" style:family="text">
      <style:text-properties fo:font-style="italic" style:font-style-asian="italic"/>
    </style:style>
    <style:style style:name="P11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73" style:parent-style-name="Car.predefinitoparagrafo" style:family="text">
      <style:text-properties fo:font-style="italic" style:font-style-asian="italic"/>
    </style:style>
    <style:style style:name="T1174" style:parent-style-name="Car.predefinitoparagrafo" style:family="text">
      <style:text-properties fo:font-style="italic" style:font-style-asian="italic"/>
    </style:style>
    <style:style style:name="P11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80"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81"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93" style:parent-style-name="Car.predefinitoparagrafo" style:family="text">
      <style:text-properties fo:font-style="italic" style:font-style-asian="italic"/>
    </style:style>
    <style:style style:name="T1194" style:parent-style-name="Car.predefinitoparagrafo" style:family="text">
      <style:text-properties fo:font-style="italic" style:font-style-asian="italic"/>
    </style:style>
    <style:style style:name="P11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98" style:parent-style-name="Car.predefinitoparagrafo" style:family="text">
      <style:text-properties fo:font-style="italic" style:font-style-asian="italic"/>
    </style:style>
    <style:style style:name="T1199" style:parent-style-name="Car.predefinitoparagrafo" style:family="text">
      <style:text-properties fo:font-style="italic" style:font-style-asian="italic"/>
    </style:style>
    <style:style style:name="T1200" style:parent-style-name="Car.predefinitoparagrafo" style:family="text">
      <style:text-properties fo:font-style="italic" style:font-style-asian="italic"/>
    </style:style>
    <style:style style:name="T1201" style:parent-style-name="Car.predefinitoparagrafo" style:family="text">
      <style:text-properties fo:font-style="italic" style:font-style-asian="italic"/>
    </style:style>
    <style:style style:name="P12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04" style:parent-style-name="Car.predefinitoparagrafo" style:family="text">
      <style:text-properties fo:font-style="italic" style:font-style-asian="italic"/>
    </style:style>
    <style:style style:name="T1205" style:parent-style-name="Car.predefinitoparagrafo" style:family="text">
      <style:text-properties fo:font-style="italic" style:font-style-asian="italic"/>
    </style:style>
    <style:style style:name="P12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11"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12"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1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1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2" style:parent-style-name="Standard" style:family="paragraph">
      <style:paragraph-properties fo:margin-left="0.125in" fo:margin-right="-0.25in" fo:text-indent="-0.0833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3" style:parent-style-name="Standard" style:family="paragraph">
      <style:paragraph-properties fo:margin-left="0.0625in">
        <style:tab-stops>
          <style:tab-stop style:type="left" style:position="0.5in"/>
          <style:tab-stop style:type="left" style:position="4in"/>
        </style:tab-stops>
      </style:paragraph-properties>
    </style:style>
    <style:style style:name="P1224" style:parent-style-name="Standard" style:family="paragraph">
      <style:paragraph-properties>
        <style:tab-stops>
          <style:tab-stop style:type="left" style:position="0.5in"/>
          <style:tab-stop style:type="left" style:position="4in"/>
        </style:tab-stops>
      </style:paragraph-properties>
    </style:style>
    <style:style style:name="P1225" style:parent-style-name="Standard" style:family="paragraph">
      <style:paragraph-properties>
        <style:tab-stops>
          <style:tab-stop style:type="left" style:position="0.5in"/>
          <style:tab-stop style:type="left" style:position="4in"/>
        </style:tab-stops>
      </style:paragraph-properties>
    </style:style>
    <style:style style:name="P1226" style:parent-style-name="Standard" style:family="paragraph">
      <style:paragraph-properties>
        <style:tab-stops>
          <style:tab-stop style:type="left" style:position="0.5in"/>
          <style:tab-stop style:type="left" style:position="4in"/>
        </style:tab-stops>
      </style:paragraph-properties>
    </style:style>
    <style:style style:name="P1227" style:parent-style-name="Standard" style:family="paragraph">
      <style:paragraph-properties fo:margin-left="0.1875in">
        <style:tab-stops>
          <style:tab-stop style:type="left" style:position="0.125in"/>
          <style:tab-stop style:type="left" style:position="0.5in"/>
          <style:tab-stop style:type="left" style:position="4in"/>
        </style:tab-stops>
      </style:paragraph-properties>
    </style:style>
    <style:style style:name="P1228"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229"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230"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2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2" style:parent-style-name="Standard" style:family="paragraph">
      <style:paragraph-properties fo:margin-left="0.1875in">
        <style:tab-stops>
          <style:tab-stop style:type="left" style:position="0.5in"/>
          <style:tab-stop style:type="left" style:position="4in"/>
        </style:tab-stops>
      </style:paragraph-properties>
    </style:style>
    <style:style style:name="T1233" style:parent-style-name="Car.predefinitoparagrafo" style:family="text">
      <style:text-properties fo:font-style="italic" style:font-style-asian="italic"/>
    </style:style>
    <style:style style:name="T1234" style:parent-style-name="Car.predefinitoparagrafo" style:family="text">
      <style:text-properties fo:font-style="italic" style:font-style-asian="italic"/>
    </style:style>
    <style:style style:name="P1235"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236" style:parent-style-name="Car.predefinitoparagrafo" style:family="text">
      <style:text-properties fo:font-style="italic" style:font-style-asian="italic"/>
    </style:style>
    <style:style style:name="P1237"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238" style:parent-style-name="Car.predefinitoparagrafo" style:family="text">
      <style:text-properties fo:font-style="italic" style:font-style-asian="italic"/>
    </style:style>
    <style:style style:name="P1239"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240" style:parent-style-name="Car.predefinitoparagrafo" style:family="text">
      <style:text-properties fo:font-style="italic" style:font-style-asian="italic"/>
    </style:style>
    <style:style style:name="P12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6"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7"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8"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9"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0"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1"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2" style:parent-style-name="Car.predefinitoparagrafo" style:family="text">
      <style:text-properties fo:font-style="italic" style:font-style-asian="italic"/>
    </style:style>
    <style:style style:name="T1253" style:parent-style-name="Car.predefinitoparagrafo" style:family="text">
      <style:text-properties fo:font-style="italic" style:font-style-asian="italic"/>
    </style:style>
    <style:style style:name="P1254"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5" style:parent-style-name="Car.predefinitoparagrafo" style:family="text">
      <style:text-properties fo:font-style="italic" style:font-style-asian="italic"/>
    </style:style>
    <style:style style:name="P1256"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7" style:parent-style-name="Car.predefinitoparagrafo" style:family="text">
      <style:text-properties fo:font-style="italic" style:font-style-asian="italic"/>
    </style:style>
    <style:style style:name="P125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9" style:parent-style-name="Car.predefinitoparagrafo" style:family="text">
      <style:text-properties fo:font-style="italic" style:font-style-asian="italic"/>
    </style:style>
    <style:style style:name="P126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69" style:parent-style-name="Car.predefinitoparagrafo" style:family="text">
      <style:text-properties fo:font-style="italic" style:font-style-asian="italic"/>
    </style:style>
    <style:style style:name="T1270" style:parent-style-name="Car.predefinitoparagrafo" style:family="text">
      <style:text-properties fo:font-style="italic" style:font-style-asian="italic"/>
    </style:style>
    <style:style style:name="P12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72" style:parent-style-name="Car.predefinitoparagrafo" style:family="text">
      <style:text-properties fo:font-style="italic" style:font-style-asian="italic"/>
    </style:style>
    <style:style style:name="P12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74" style:parent-style-name="Car.predefinitoparagrafo" style:family="text">
      <style:text-properties fo:font-style="italic" style:font-style-asian="italic"/>
    </style:style>
    <style:style style:name="P12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0" style:parent-style-name="Car.predefinitoparagrafo" style:family="text">
      <style:text-properties fo:font-style="italic" style:font-style-asian="italic"/>
    </style:style>
    <style:style style:name="T1291" style:parent-style-name="Car.predefinitoparagrafo" style:family="text">
      <style:text-properties fo:font-style="italic" style:font-style-asian="italic"/>
    </style:style>
    <style:style style:name="P12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3" style:parent-style-name="Car.predefinitoparagrafo" style:family="text">
      <style:text-properties fo:font-style="italic" style:font-style-asian="italic"/>
    </style:style>
    <style:style style:name="P12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5" style:parent-style-name="Car.predefinitoparagrafo" style:family="text">
      <style:text-properties fo:font-style="italic" style:font-style-asian="italic"/>
    </style:style>
    <style:style style:name="P12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7" style:parent-style-name="Car.predefinitoparagrafo" style:family="text">
      <style:text-properties fo:font-style="italic" style:font-style-asian="italic"/>
    </style:style>
    <style:style style:name="P129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9" style:parent-style-name="Car.predefinitoparagrafo" style:family="text">
      <style:text-properties fo:font-style="italic" style:font-style-asian="italic"/>
    </style:style>
    <style:style style:name="P13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01" style:parent-style-name="Car.predefinitoparagrafo" style:family="text">
      <style:text-properties fo:font-style="italic" style:font-style-asian="italic"/>
    </style:style>
    <style:style style:name="P13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6"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7"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8" style:parent-style-name="Standard" style:family="paragraph">
      <style:paragraph-properties fo:widows="2" fo:orphans="2" fo:margin-left="0.4in" fo:text-indent="-0.2in">
        <style:tab-stops>
          <style:tab-stop style:type="left" style:position="0.5in"/>
          <style:tab-stop style:type="left" style:position="4in"/>
        </style:tab-stops>
      </style:paragraph-properties>
      <style:text-properties style:font-name="Times New Roman" style:font-name-asian="Times New Roman" style:font-name-complex="Times New Roman" fo:font-weight="bold" style:font-weight-asian="bold" fo:color="#000000"/>
    </style:style>
    <style:style style:name="P130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8"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9"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4"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6"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7"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28" style:parent-style-name="Car.predefinitoparagrafo" style:family="text">
      <style:text-properties fo:font-style="italic" style:font-style-asian="italic"/>
    </style:style>
    <style:style style:name="T1329" style:parent-style-name="Car.predefinitoparagrafo" style:family="text">
      <style:text-properties fo:font-style="italic" style:font-style-asian="italic"/>
    </style:style>
    <style:style style:name="P133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1" style:parent-style-name="Car.predefinitoparagrafo" style:family="text">
      <style:text-properties fo:font-style="italic" style:font-style-asian="italic"/>
    </style:style>
    <style:style style:name="P133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3" style:parent-style-name="Car.predefinitoparagrafo" style:family="text">
      <style:text-properties fo:font-style="italic" style:font-style-asian="italic"/>
    </style:style>
    <style:style style:name="P13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5" style:parent-style-name="Car.predefinitoparagrafo" style:family="text">
      <style:text-properties fo:font-style="italic" style:font-style-asian="italic"/>
    </style:style>
    <style:style style:name="P13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9" style:parent-style-name="Car.predefinitoparagrafo" style:family="text">
      <style:text-properties fo:font-style="italic" style:font-style-asian="italic"/>
    </style:style>
    <style:style style:name="T1340" style:parent-style-name="Car.predefinitoparagrafo" style:family="text">
      <style:text-properties fo:font-style="italic" style:font-style-asian="italic"/>
    </style:style>
    <style:style style:name="P13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47" style:parent-style-name="Standard" style:family="paragraph">
      <style:paragraph-properties fo:text-align="center">
        <style:tab-stops>
          <style:tab-stop style:type="left" style:position="0.5in"/>
          <style:tab-stop style:type="left" style:position="1.0555in"/>
          <style:tab-stop style:type="left" style:position="4in"/>
        </style:tab-stops>
      </style:paragraph-properties>
      <style:text-properties fo:font-weight="bold" style:font-weight-asian="bold"/>
    </style:style>
    <style:style style:name="P1348" style:parent-style-name="Standard" style:family="paragraph">
      <style:paragraph-properties fo:text-align="center">
        <style:tab-stops>
          <style:tab-stop style:type="left" style:position="0.5in"/>
          <style:tab-stop style:type="left" style:position="1.0555in"/>
          <style:tab-stop style:type="left" style:position="4in"/>
        </style:tab-stops>
      </style:paragraph-properties>
      <style:text-properties fo:font-weight="bold" style:font-weight-asian="bold"/>
    </style:style>
    <style:style style:name="P134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64"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office:automatic-styles>
  <office:body>
    <office:text text:use-soft-page-breaks="true">
      <text:p text:style-name="P1">CS330 <text:s/>Software Engineering</text:p>
      <text:p text:style-name="P12"/>
      <text:p text:style-name="P23"/>
      <text:p text:style-name="P24">Software Requirements Specification (SRS) Template</text:p>
      <text:p text:style-name="P25"/>
      <text:p text:style-name="P26"/>
      <text:p text:style-name="P27"/>
      <text:p text:style-name="P28"><text:span text:style-name="T29">Items that are intended to stay in as part of your document are in<text:s/></text:span><text:span text:style-name="T30">bold</text:span><text:span text:style-name="T31">; explanatory comments are in<text:s/></text:span><text:span text:style-name="T32">italic</text:span><text:span text:style-name="T33"><text:s/>text. <text:s/>Plain text is used where you might insert wording about your project.</text:span></text:p>
      <text:p text:style-name="P34"/>
      <text:p text:style-name="P35"/>
      <text:p text:style-name="P36"/>
      <text:p text:style-name="P37">The document in this file is an annotated outline for specifying software requirements, adapted from the IEEE Guide to Software Requirements Specifications (Std 830-1993).</text:p>
      <text:p text:style-name="P38"/>
      <text:p text:style-name="P39">Tailor this to your needs, removing explanatory comments as you go along. <text:s/>Where you decide to omit a section, keep the header, but insert a comment saying why you omit the data.</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text:span text:style-name="T52">Nome software:</text:span><text:span text:style-name="T53"><text:s/></text:span><text:span text:style-name="T54">Gestore catalogo hotel</text:span></text:p>
      <text:p text:style-name="P55"><text:span text:style-name="T56">Nome Team:</text:span><text:span text:style-name="T57"><text:s/></text:span><text:span text:style-name="T58">Team_2</text:span></text:p>
      <text:p text:style-name="P59">Membri team:</text:p>
      <text:list text:style-name="LFO72" text:continue-numbering="true">
        <text:list-item>
          <text:p text:style-name="P60"><text:span text:style-name="T61">Filippo Stancampiano (capo gruppo)</text:span></text:p>
        </text:list-item>
        <text:list-item>
          <text:p text:style-name="P62">Ignazio Leonardo Calogero Sperandeo</text:p>
        </text:list-item>
        <text:list-item>
          <text:p text:style-name="P63">Pietro Lo Bocchiaro<text:line-break/>Emmanuel Galletti</text:p>
        </text:list-item>
      </text:list>
      <text:p text:style-name="P64"><text:span text:style-name="T65"><text:s/></text:span></text:p>
      <text:p text:style-name="P66"/>
      <text:p text:style-name="P67"/>
      <text:p text:style-name="P68">Software Requirements Specification</text:p>
      <text:p text:style-name="P69"/>
      <text:p text:style-name="P70">Document</text:p>
      <text:p text:style-name="P71"/>
      <text:p text:style-name="P72"/>
      <text:p text:style-name="P73"/>
      <text:p text:style-name="Standard"><text:span text:style-name="T74">Version: 0.1</text:span><text:tab/><text:span text:style-name="T75">Date: 14/11/2023</text:span></text:p>
      <text:p text:style-name="P76"/>
      <text:p text:style-name="P77">Table of Contents</text:p>
      <text:p text:style-name="P78"/>
      <text:table-of-content text:name="_TOC0">
        <text:table-of-content-source text:outline-level="9" text:use-outline-level="true" text:use-index-marks="false" text:use-index-source-styles="true" text:index-scope="document">
          <text:table-of-content-entry-template text:outline-level="1" text:style-name="Normale">
            <text:index-entry-link-start/>
            <text:index-entry-text/>
            <text:index-entry-tab-stop style:type="right"/>
            <text:index-entry-page-number/>
            <text:index-entry-link-end/>
          </text:table-of-content-entry-template>
          <text:table-of-content-entry-template text:outline-level="2" text:style-name="Normale">
            <text:index-entry-link-start/>
            <text:index-entry-text/>
            <text:index-entry-tab-stop style:type="right"/>
            <text:index-entry-page-number/>
            <text:index-entry-link-end/>
          </text:table-of-content-entry-template>
          <text:table-of-content-entry-template text:outline-level="3" text:style-name="Normale">
            <text:index-entry-link-start/>
            <text:index-entry-text/>
            <text:index-entry-tab-stop style:type="right"/>
            <text:index-entry-page-number/>
            <text:index-entry-link-end/>
          </text:table-of-content-entry-template>
          <text:table-of-content-entry-template text:outline-level="4" text:style-name="Normale">
            <text:index-entry-link-start/>
            <text:index-entry-text/>
            <text:index-entry-tab-stop style:type="right"/>
            <text:index-entry-page-number/>
            <text:index-entry-link-end/>
          </text:table-of-content-entry-template>
          <text:table-of-content-entry-template text:outline-level="5" text:style-name="Normale">
            <text:index-entry-link-start/>
            <text:index-entry-text/>
            <text:index-entry-tab-stop style:type="right"/>
            <text:index-entry-page-number/>
            <text:index-entry-link-end/>
          </text:table-of-content-entry-template>
          <text:table-of-content-entry-template text:outline-level="6" text:style-name="Normale">
            <text:index-entry-link-start/>
            <text:index-entry-text/>
            <text:index-entry-tab-stop style:type="right"/>
            <text:index-entry-page-number/>
            <text:index-entry-link-end/>
          </text:table-of-content-entry-template>
          <text:table-of-content-entry-template text:outline-level="7" text:style-name="Normale">
            <text:index-entry-link-start/>
            <text:index-entry-text/>
            <text:index-entry-tab-stop style:type="right"/>
            <text:index-entry-page-number/>
            <text:index-entry-link-end/>
          </text:table-of-content-entry-template>
          <text:table-of-content-entry-template text:outline-level="8" text:style-name="Normale">
            <text:index-entry-link-start/>
            <text:index-entry-text/>
            <text:index-entry-tab-stop style:type="right"/>
            <text:index-entry-page-number/>
            <text:index-entry-link-end/>
          </text:table-of-content-entry-template>
          <text:table-of-content-entry-template text:outline-level="9" text:style-name="Normale">
            <text:index-entry-link-start/>
            <text:index-entry-text/>
            <text:index-entry-tab-stop style:type="right"/>
            <text:index-entry-page-number/>
            <text:index-entry-link-end/>
          </text:table-of-content-entry-template>
          <text:index-source-styles text:outline-level="1">
            <text:index-source-style text:style-name="Titolo1"/>
          </text:index-source-styles>
          <text:index-source-styles text:outline-level="2">
            <text:index-source-style text:style-name="Titolo2"/>
          </text:index-source-styles>
          <text:index-source-styles text:outline-level="3">
            <text:index-source-style text:style-name="Titolo3"/>
          </text:index-source-styles>
          <text:index-source-styles text:outline-level="4">
            <text:index-source-style text:style-name="Titolo4"/>
          </text:index-source-styles>
          <text:index-source-styles text:outline-level="5">
            <text:index-source-style text:style-name="Titolo5"/>
          </text:index-source-styles>
          <text:index-source-styles text:outline-level="6">
            <text:index-source-style text:style-name="Titolo6"/>
          </text:index-source-styles>
        </text:table-of-content-source>
        <text:index-body>
          <text:p text:style-name="P79"><text:span text:style-name="T80">1. Introduction</text:span><text:span text:style-name="T81"><text:tab/></text:span><text:span text:style-name="T82">5</text:span></text:p>
          <text:p text:style-name="P83"><text:span text:style-name="T84">1.1 Purpose</text:span><text:span text:style-name="T85"><text:tab/></text:span><text:span text:style-name="T86">5</text:span></text:p>
          <text:p text:style-name="P87"><text:span text:style-name="T88">1.2 Scope</text:span><text:span text:style-name="T89"><text:tab/></text:span><text:span text:style-name="T90">5</text:span></text:p>
          <text:p text:style-name="P91"><text:span text:style-name="T92">1.3 Definitions, Acronyms, and Abbreviations.</text:span><text:span text:style-name="T93"><text:tab/></text:span><text:span text:style-name="T94">5</text:span></text:p>
          <text:p text:style-name="P95"><text:span text:style-name="T96">1.4 References</text:span><text:span text:style-name="T97"><text:tab/></text:span><text:span text:style-name="T98">5</text:span></text:p>
          <text:p text:style-name="P99"><text:span text:style-name="T100">1.5 Overview</text:span><text:span text:style-name="T101"><text:tab/></text:span><text:span text:style-name="T102">5</text:span></text:p>
          <text:p text:style-name="P103"><text:span text:style-name="T104">2. The Overall Description</text:span><text:span text:style-name="T105"><text:tab/></text:span><text:span text:style-name="T106">6</text:span></text:p>
          <text:p text:style-name="P107"><text:span text:style-name="T108">2.1 Product Perspective</text:span><text:span text:style-name="T109"><text:tab/></text:span><text:span text:style-name="T110">6</text:span></text:p>
          <text:p text:style-name="P111"><text:span text:style-name="T112">2.1.1 System Interfaces</text:span><text:span text:style-name="T113"><text:tab/></text:span><text:span text:style-name="T114">6</text:span></text:p>
          <text:p text:style-name="P115"><text:span text:style-name="T116">2.1.2 Interfaces</text:span><text:span text:style-name="T117"><text:tab/></text:span><text:span text:style-name="T118">6</text:span></text:p>
          <text:p text:style-name="P119"><text:span text:style-name="T120">2.1.3 Hardware Interfaces</text:span><text:span text:style-name="T121"><text:tab/></text:span><text:span text:style-name="T122">7</text:span></text:p>
          <text:p text:style-name="P123"><text:span text:style-name="T124">2.1.4 Software Interfaces</text:span><text:span text:style-name="T125"><text:tab/></text:span><text:span text:style-name="T126">7</text:span></text:p>
          <text:p text:style-name="P127"><text:span text:style-name="T128">2.1.5 Communications Interfaces</text:span><text:span text:style-name="T129"><text:tab/></text:span><text:span text:style-name="T130">8</text:span></text:p>
          <text:p text:style-name="P131"><text:span text:style-name="T132">2.1.6 Memory Constraints</text:span><text:span text:style-name="T133"><text:tab/></text:span><text:span text:style-name="T134">8</text:span></text:p>
          <text:p text:style-name="P135"><text:span text:style-name="T136">2.1.7 Operations</text:span><text:span text:style-name="T137"><text:tab/></text:span><text:span text:style-name="T138">8</text:span></text:p>
          <text:p text:style-name="P139"><text:span text:style-name="T140">2.1.8 Site Adaptation Requirements</text:span><text:span text:style-name="T141"><text:tab/></text:span><text:span text:style-name="T142">8</text:span></text:p>
          <text:p text:style-name="P143"><text:span text:style-name="T144">2.2 Product Functions</text:span><text:span text:style-name="T145"><text:tab/></text:span><text:span text:style-name="T146">9</text:span></text:p>
          <text:p text:style-name="P147"><text:span text:style-name="T148">2.3 User Characteristics</text:span><text:span text:style-name="T149"><text:tab/></text:span><text:span text:style-name="T150">9</text:span></text:p>
          <text:p text:style-name="P151"><text:span text:style-name="T152">2.4 Constraints</text:span><text:span text:style-name="T153"><text:tab/></text:span><text:span text:style-name="T154">9</text:span></text:p>
          <text:p text:style-name="P155"><text:span text:style-name="T156">2.5 Assumptions and Dependencies</text:span><text:span text:style-name="T157"><text:tab/></text:span><text:span text:style-name="T158">10</text:span></text:p>
          <text:p text:style-name="P159"><text:span text:style-name="T160">2.6 Apportioning of Requirements.</text:span><text:span text:style-name="T161"><text:tab/></text:span><text:span text:style-name="T162">10</text:span></text:p>
          <text:p text:style-name="P163"><text:span text:style-name="T164">3. Specific Requirements</text:span><text:span text:style-name="T165"><text:tab/></text:span><text:span text:style-name="T166">10</text:span></text:p>
          <text:p text:style-name="P167"><text:span text:style-name="T168">3.1 External Interfaces</text:span><text:span text:style-name="T169"><text:tab/></text:span><text:span text:style-name="T170">11</text:span></text:p>
          <text:p text:style-name="P171"><text:span text:style-name="T172">3.2 Functions</text:span><text:span text:style-name="T173"><text:tab/></text:span><text:span text:style-name="T174">12</text:span></text:p>
          <text:p text:style-name="P175"><text:span text:style-name="T176">3.3 Performance Requirements</text:span><text:span text:style-name="T177"><text:tab/></text:span><text:span text:style-name="T178">12</text:span></text:p>
          <text:p text:style-name="P179"><text:span text:style-name="T180">3.4 Logical Database Requirements</text:span><text:span text:style-name="T181"><text:tab/></text:span><text:span text:style-name="T182">13</text:span></text:p>
          <text:p text:style-name="P183"><text:span text:style-name="T184">3.5 Design Constraints</text:span><text:span text:style-name="T185"><text:tab/></text:span><text:span text:style-name="T186">13</text:span></text:p>
          <text:p text:style-name="P187"><text:span text:style-name="T188">3.5.1 Standards Compliance</text:span><text:span text:style-name="T189"><text:tab/></text:span><text:span text:style-name="T190">13</text:span></text:p>
          <text:p text:style-name="P191"><text:span text:style-name="T192">3.6 Software System Attributes</text:span><text:span text:style-name="T193"><text:tab/></text:span><text:span text:style-name="T194">13</text:span></text:p>
          <text:soft-page-break/>
          <text:p text:style-name="P195"><text:span text:style-name="T196">3.6.1 Reliability</text:span><text:span text:style-name="T197"><text:tab/></text:span><text:span text:style-name="T198">14</text:span></text:p>
          <text:p text:style-name="P199"><text:span text:style-name="T200">3.6.2 Availability</text:span><text:span text:style-name="T201"><text:tab/></text:span><text:span text:style-name="T202">14</text:span></text:p>
          <text:p text:style-name="P203"><text:span text:style-name="T204">3.6.3 Security</text:span><text:span text:style-name="T205"><text:tab/></text:span><text:span text:style-name="T206">14</text:span></text:p>
          <text:p text:style-name="P207"><text:span text:style-name="T208">3.6.4 Maintainability</text:span><text:span text:style-name="T209"><text:tab/></text:span><text:span text:style-name="T210">14</text:span></text:p>
          <text:p text:style-name="P211"><text:span text:style-name="T212">3.6.5 Portability</text:span><text:span text:style-name="T213"><text:tab/></text:span><text:span text:style-name="T214">14</text:span></text:p>
          <text:p text:style-name="P215"><text:span text:style-name="T216">3.7 Organizing the Specific Requirements</text:span><text:span text:style-name="T217"><text:tab/></text:span><text:span text:style-name="T218">15</text:span></text:p>
          <text:p text:style-name="P219"><text:span text:style-name="T220">3.7.1 System Mode</text:span><text:span text:style-name="T221"><text:tab/></text:span><text:span text:style-name="T222">16</text:span></text:p>
          <text:p text:style-name="P223"><text:span text:style-name="T224">3.7.2 User Class</text:span><text:span text:style-name="T225"><text:tab/></text:span><text:span text:style-name="T226">16</text:span></text:p>
          <text:p text:style-name="P227"><text:span text:style-name="T228">3.7.3 Objects</text:span><text:span text:style-name="T229"><text:tab/></text:span><text:span text:style-name="T230">16</text:span></text:p>
          <text:p text:style-name="P231"><text:span text:style-name="T232">3.7.4 Feature</text:span><text:span text:style-name="T233"><text:tab/></text:span><text:span text:style-name="T234">16</text:span></text:p>
          <text:p text:style-name="P235"><text:span text:style-name="T236">3.7.5 Stimulus</text:span><text:span text:style-name="T237"><text:tab/></text:span><text:span text:style-name="T238">16</text:span></text:p>
          <text:p text:style-name="P239"><text:span text:style-name="T240">3. 7.6 Response</text:span><text:span text:style-name="T241"><text:tab/></text:span><text:span text:style-name="T242">16</text:span></text:p>
          <text:p text:style-name="P243"><text:span text:style-name="T244">3.7.7 Functional Hierarchy</text:span><text:span text:style-name="T245"><text:tab/></text:span><text:span text:style-name="T246">16</text:span></text:p>
          <text:p text:style-name="P247"><text:span text:style-name="T248">3.8 Additional Comments</text:span><text:span text:style-name="T249"><text:tab/></text:span><text:span text:style-name="T250">17</text:span></text:p>
          <text:p text:style-name="P251"><text:span text:style-name="T252">4. Change Management Process</text:span><text:span text:style-name="T253"><text:tab/></text:span><text:span text:style-name="T254">17</text:span></text:p>
          <text:p text:style-name="P255"><text:span text:style-name="T256">5. Document Approvals</text:span><text:span text:style-name="T257"><text:tab/></text:span><text:span text:style-name="T258">17</text:span></text:p>
          <text:p text:style-name="P259"><text:span text:style-name="T260">6. Supporting Information</text:span><text:span text:style-name="T261"><text:tab/></text:span><text:span text:style-name="T262">17</text:span></text:p>
          <text:p text:style-name="P263"/>
        </text:index-body>
      </text:table-of-content>
      <text:p text:style-name="P264"/>
      <text:p text:style-name="P265"/>
      <text:list text:style-name="WWNum19">
        <text:list-item text:start-value="1">
          <text:p text:style-name="P266"><text:bookmark-start text:name="_gjdgxs"/><text:bookmark-end text:name="_gjdgxs"/>1. <text:s/>Introduction <text:s/></text:p>
        </text:list-item>
        <text:list-item>
          <text:p text:style-name="P267">Lo script deve prendere un catalogo multimediale da un server locale, per poi consentirne la modifica e visualizzazione soltanto dallo staff.</text:p>
        </text:list-item>
      </text:list>
      <text:p text:style-name="P268"/>
      <text:list text:style-name="WWNum19" text:continue-numbering="true">
        <text:list-item>
          <text:list>
            <text:list-item>
              <text:p text:style-name="P269"><text:bookmark-start text:name="_30j0zll"/><text:bookmark-end text:name="_30j0zll"/>1.1 <text:s/>Purpose <text:s/></text:p>
            </text:list-item>
            <text:list-item>
              <text:p text:style-name="P270">Lo scopo di questo script è quello di accedere al server locale e copiare nella macchina linux corrente il catalogo multimediale, consentendo solamente l’accesso e la modifica allo staff dell hotel.</text:p>
            </text:list-item>
          </text:list>
        </text:list-item>
      </text:list>
      <text:p text:style-name="P271"/>
      <text:p text:style-name="P272"/>
      <text:list text:style-name="WWNum19" text:continue-numbering="true">
        <text:list-item>
          <text:list>
            <text:list-item>
              <text:p text:style-name="P273"><text:bookmark-start text:name="_3znysh7"/><text:bookmark-end text:name="_3znysh7"/>1.3 <text:s/>Definitions, Acronyms, and Abbreviations. <text:s/></text:p>
            </text:list-item>
            <text:list-item>
              <text:p text:style-name="P274">Catalogo multimediale: directory che contiene file multimediali.</text:p>
            </text:list-item>
          </text:list>
        </text:list-item>
      </text:list>
      <text:p text:style-name="P275"/>
      <text:list text:style-name="WWNum19" text:continue-numbering="true">
        <text:list-item>
          <text:list>
            <text:list-item>
              <text:p text:style-name="P276"><text:bookmark-start text:name="_2et92p0"/><text:bookmark-end text:name="_2et92p0"/>1.4 <text:s/>References:</text:p>
            </text:list-item>
          </text:list>
        </text:list-item>
      </text:list>
      <text:list text:style-name="LFO42" text:continue-numbering="true">
        <text:list-item>
          <text:list>
            <text:list-item>
              <text:p text:style-name="P277"><text:span text:style-name="T278">CS330</text:span></text:p>
            </text:list-item>
            <text:list-item>
              <text:p text:style-name="P279"><text:span text:style-name="T280">IEEE830</text:span></text:p>
            </text:list-item>
          </text:list>
        </text:list-item>
      </text:list>
      <text:p text:style-name="P281"/>
      <text:list text:style-name="WWNum19" text:continue-numbering="true">
        <text:list-item>
          <text:list>
            <text:list-item>
              <text:p text:style-name="P282"/>
            </text:list-item>
          </text:list>
        </text:list-item>
      </text:list>
      <text:p text:style-name="P283"/>
      <text:p text:style-name="P284"/>
      <text:list text:style-name="WWNum19" text:continue-numbering="true">
        <text:list-item>
          <text:p text:style-name="P285"><text:bookmark-start text:name="_3dy6vkm"/><text:bookmark-end text:name="_3dy6vkm"/>2. <text:s/>The Overall Description <text:s/></text:p>
        </text:list-item>
        <text:list-item>
          <text:p text:style-name="P286"><text:span text:style-name="T287">Lo script dovrà consentire l’accesso e la modifica del catalogo multimediale solamente dallo staff dell hotel, mettendo a disposizione il catalogo mutlimediali a chi alloggia nell hotel.</text:span></text:p>
        </text:list-item>
      </text:list>
      <text:p text:style-name="P288"/>
      <text:list text:style-name="WWNum19" text:continue-numbering="true">
        <text:list-item>
          <text:list>
            <text:list-item>
              <text:p text:style-name="P289"><text:bookmark-start text:name="_1t3h5sf"/><text:bookmark-end text:name="_1t3h5sf"/>2.1 <text:s/>Product Perspective <text:s/></text:p>
            </text:list-item>
            <text:list-item>
              <text:p text:style-name="P290">n/a</text:p>
            </text:list-item>
          </text:list>
        </text:list-item>
      </text:list>
      <text:list text:style-name="WWNum19" text:continue-numbering="true">
        <text:list-item>
          <text:list>
            <text:list-item>
              <text:list>
                <text:list-item>
                  <text:p text:style-name="P291"><text:bookmark-start text:name="_4d34og8"/><text:bookmark-end text:name="_4d34og8"/><text:span text:style-name="T292">2.1.1 System Interfaces</text:span></text:p>
                </text:list-item>
                <text:list-item>
                  <text:p text:style-name="P293">n/a</text:p>
                </text:list-item>
              </text:list>
            </text:list-item>
          </text:list>
        </text:list-item>
      </text:list>
      <text:list text:style-name="WWNum19" text:continue-numbering="true">
        <text:list-item>
          <text:list>
            <text:list-item>
              <text:list>
                <text:list-item>
                  <text:p text:style-name="P294"/>
                </text:list-item>
              </text:list>
            </text:list-item>
          </text:list>
        </text:list-item>
      </text:list>
      <text:list text:style-name="WWNum19" text:continue-numbering="true">
        <text:list-item>
          <text:list>
            <text:list-item>
              <text:list>
                <text:list-item>
                  <text:p text:style-name="P295"><text:bookmark-start text:name="_2s8eyo1"/><text:bookmark-end text:name="_2s8eyo1"/><text:span text:style-name="T296">2.1.2 Interfaces</text:span></text:p>
                </text:list-item>
                <text:list-item>
                  <text:p text:style-name="P297">Il software si esegue su una CLI su sistemi operativi basati su linux.</text:p>
                </text:list-item>
              </text:list>
            </text:list-item>
          </text:list>
        </text:list-item>
      </text:list>
      <text:list text:style-name="WWNum19" text:continue-numbering="true">
        <text:list-item>
          <text:list>
            <text:list-item>
              <text:list>
                <text:list-item>
                  <text:p text:style-name="P298"><text:bookmark-start text:name="_17dp8vu"/><text:bookmark-end text:name="_17dp8vu"/><text:span text:style-name="T299">2.1.3 Hardware Interfaces</text:span></text:p>
                </text:list-item>
                <text:list-item>
                  <text:p text:style-name="P300">Questo software dovrà essere eseguito su macchine con sistemi operativi basati su linux.</text:p>
                </text:list-item>
              </text:list>
            </text:list-item>
          </text:list>
        </text:list-item>
      </text:list>
      <text:list text:style-name="WWNum19" text:continue-numbering="true">
        <text:list-item>
          <text:list>
            <text:list-item>
              <text:list>
                <text:list-item>
                  <text:p text:style-name="P301"/>
                </text:list-item>
              </text:list>
            </text:list-item>
          </text:list>
        </text:list-item>
      </text:list>
      <text:list text:style-name="WWNum19" text:continue-numbering="true">
        <text:list-item>
          <text:list>
            <text:list-item>
              <text:list>
                <text:list-item>
                  <text:p text:style-name="P302"><text:bookmark-start text:name="_3rdcrjn"/><text:bookmark-end text:name="_3rdcrjn"/><text:span text:style-name="T303">2.1.4 Software Interfaces</text:span></text:p>
                </text:list-item>
                <text:list-item>
                  <text:p text:style-name="P304"><text:span text:style-name="T305">n/a</text:span></text:p>
                </text:list-item>
              </text:list>
            </text:list-item>
          </text:list>
        </text:list-item>
      </text:list>
      <text:p text:style-name="P306"><text:s/></text:p>
      <text:list text:style-name="WWNum19" text:continue-numbering="true">
        <text:list-item>
          <text:list>
            <text:list-item>
              <text:list>
                <text:list-item>
                  <text:p text:style-name="P307"><text:bookmark-start text:name="_26in1rg"/><text:bookmark-end text:name="_26in1rg"/><text:span text:style-name="T308">2.1.5 Communications Interfaces</text:span></text:p>
                </text:list-item>
                <text:list-item>
                  <text:p text:style-name="P309">Il software usa il protocollo ssh(secure shell).</text:p>
                </text:list-item>
              </text:list>
            </text:list-item>
          </text:list>
        </text:list-item>
      </text:list>
      <text:p text:style-name="P310"/>
      <text:list text:style-name="WWNum19" text:continue-numbering="true">
        <text:list-item>
          <text:list>
            <text:list-item>
              <text:list>
                <text:list-item>
                  <text:p text:style-name="P311"><text:bookmark-start text:name="_lnxbz9"/><text:bookmark-end text:name="_lnxbz9"/><text:span text:style-name="T312">2.1.6 Memory Constraints</text:span></text:p>
                </text:list-item>
                <text:list-item>
                  <text:p text:style-name="P313"><text:span text:style-name="T314">n/a</text:span></text:p>
                </text:list-item>
              </text:list>
            </text:list-item>
          </text:list>
        </text:list-item>
      </text:list>
      <text:p text:style-name="P315"/>
      <text:list text:style-name="WWNum19" text:continue-numbering="true">
        <text:list-item>
          <text:list>
            <text:list-item>
              <text:list>
                <text:list-item>
                  <text:p text:style-name="P316"><text:bookmark-start text:name="_35nkun2"/><text:bookmark-end text:name="_35nkun2"/><text:span text:style-name="T317">2.1.7 Operations</text:span></text:p>
                </text:list-item>
                <text:list-item>
                  <text:p text:style-name="P318">n/a</text:p>
                </text:list-item>
              </text:list>
            </text:list-item>
          </text:list>
        </text:list-item>
      </text:list>
      <text:list text:style-name="WWNum19" text:continue-numbering="true">
        <text:list-item>
          <text:list>
            <text:list-item>
              <text:list>
                <text:list-item>
                  <text:p text:style-name="P319"><text:bookmark-start text:name="_1ksv4uv"/><text:bookmark-end text:name="_1ksv4uv"/><text:span text:style-name="T320">2.1.8 Site Adaptation Requirements</text:span></text:p>
                </text:list-item>
                <text:list-item>
                  <text:p text:style-name="P321">n/a</text:p>
                </text:list-item>
              </text:list>
            </text:list-item>
          </text:list>
        </text:list-item>
      </text:list>
      <text:list text:style-name="WWNum19" text:continue-numbering="true">
        <text:list-item>
          <text:list>
            <text:list-item>
              <text:p text:style-name="P322"><text:bookmark-start text:name="_44sinio"/><text:bookmark-end text:name="_44sinio"/>2.2 <text:s/>Product Functions</text:p>
            </text:list-item>
            <text:list-item>
              <text:p text:style-name="P323">Il software deve consentire di modificare il catalogo multimediale solamente dallo staff dell hotel.</text:p>
            </text:list-item>
          </text:list>
        </text:list-item>
      </text:list>
      <text:list text:style-name="WWNum19" text:continue-numbering="true">
        <text:list-item>
          <text:list>
            <text:list-item>
              <text:p text:style-name="P324"><text:bookmark-start text:name="_2jxsxqh"/><text:bookmark-end text:name="_2jxsxqh"/>2.3 <text:s/>User Characteristics</text:p>
            </text:list-item>
            <text:list-item>
              <text:p text:style-name="P325">Chi userà il software dovrà conoscere la CLI di sistemi operativi basati su linux e saper come si esegue uno script bash.</text:p>
            </text:list-item>
          </text:list>
        </text:list-item>
      </text:list>
      <text:p text:style-name="P326"/>
      <text:list text:style-name="WWNum19" text:continue-numbering="true">
        <text:list-item>
          <text:list>
            <text:list-item>
              <text:p text:style-name="P327"><text:bookmark-start text:name="_z337ya"/><text:bookmark-end text:name="_z337ya"/>2.4 <text:s/>Constraints <text:s/></text:p>
            </text:list-item>
            <text:list-item>
              <text:p text:style-name="P328">n/a</text:p>
            </text:list-item>
          </text:list>
        </text:list-item>
      </text:list>
      <text:list text:style-name="WWNum19" text:continue-numbering="true">
        <text:list-item>
          <text:list>
            <text:list-item>
              <text:p text:style-name="P329"><text:bookmark-start text:name="_3j2qqm3"/><text:bookmark-end text:name="_3j2qqm3"/>2.5 Assumptions and Dependencies</text:p>
            </text:list-item>
            <text:list-item>
              <text:p text:style-name="P330">n/a</text:p>
            </text:list-item>
          </text:list>
        </text:list-item>
      </text:list>
      <text:list text:style-name="WWNum19" text:continue-numbering="true">
        <text:list-item>
          <text:list>
            <text:list-item>
              <text:p text:style-name="P331"><text:bookmark-start text:name="_1y810tw"/><text:bookmark-end text:name="_1y810tw"/>2.6 Apportioning of Requirements</text:p>
            </text:list-item>
            <text:list-item>
              <text:p text:style-name="P332">n/a</text:p>
            </text:list-item>
          </text:list>
        </text:list-item>
      </text:list>
      <text:p text:style-name="P333"/>
      <text:list text:style-name="WWNum19" text:continue-numbering="true">
        <text:list-item>
          <text:p text:style-name="P334"><text:bookmark-start text:name="_4i7ojhp"/><text:bookmark-end text:name="_4i7ojhp"/>3. <text:s/>Specific Requirements <text:s/></text:p>
        </text:list-item>
      </text:list>
      <text:p text:style-name="P335"/>
      <text:p text:style-name="P336">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337"/>
      <text:list text:style-name="WWNum29">
        <text:list-item text:start-value="1">
          <text:p text:style-name="P338">Specific requirements should be stated with all the characteristics of a good SRS</text:p>
        </text:list-item>
      </text:list>
      <text:list text:style-name="WWNum26">
        <text:list-item>
          <text:p text:style-name="P339">correct</text:p>
        </text:list-item>
        <text:list-item>
          <text:p text:style-name="P340">unambiguous</text:p>
        </text:list-item>
        <text:list-item>
          <text:p text:style-name="P341">complete</text:p>
        </text:list-item>
        <text:list-item>
          <text:p text:style-name="P342">consistent</text:p>
        </text:list-item>
        <text:list-item>
          <text:p text:style-name="P343">ranked for importance and/or stability</text:p>
        </text:list-item>
        <text:list-item>
          <text:p text:style-name="P344">verifiable</text:p>
        </text:list-item>
        <text:list-item>
          <text:p text:style-name="P345">modifiable</text:p>
        </text:list-item>
        <text:list-item>
          <text:p text:style-name="P346">traceable</text:p>
        </text:list-item>
      </text:list>
      <text:list text:style-name="WWNum29" text:continue-numbering="true">
        <text:list-item>
          <text:p text:style-name="P347">Specific requirements should be cross-referenced to earlier documents that relate</text:p>
        </text:list-item>
        <text:list-item>
          <text:p text:style-name="P348">All requirements should be uniquely identifiable (usually via numbering like 3.1.2.3)</text:p>
        </text:list-item>
        <text:list-item>
          <text:p text:style-name="P349">Careful attention should be given to organizing the requirements to maximize readability (Several alternative organizations are given at end of document)</text:p>
        </text:list-item>
      </text:list>
      <text:p text:style-name="P350"/>
      <text:p text:style-name="P351">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352"/>
      <text:p text:style-name="P353">Remember this is not design. <text:s/>Do not require specific software packages, etc unless the customer specifically requires them. <text:s/>Avoid over-constraining your design. <text:s/>Use proper terminology:</text:p>
      <text:p text:style-name="P354">The system shall… <text:s/>A required, must have feature</text:p>
      <text:p text:style-name="P355">The system should… A desired feature, but may be deferred til later</text:p>
      <text:p text:style-name="P356">The system may… <text:s text:c="2"/>An optional, nice-to-have feature that may never make it to implementation.</text:p>
      <text:p text:style-name="P357"/>
      <text:p text:style-name="P358">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359"/>
      <text:p text:style-name="P360">Avoid examples, <text:s/>This is a specification, a designer should be able to read this spec and build the system without bothering the customer again. <text:s/>Don’t say things like, “The system<text:s/><text:soft-page-break/>shall accept configuration information such as name and address.” <text:s/>The designer doesn’t know if that is the only two data elements or if there are 200. <text:s/>List every piece of information that is required so the designers can build the right UI and data tables.</text:p>
      <text:list text:style-name="WWNum19" text:continue-numbering="true">
        <text:list-item>
          <text:list>
            <text:list-item>
              <text:p text:style-name="P361"/>
            </text:list-item>
          </text:list>
        </text:list-item>
      </text:list>
      <text:list text:style-name="WWNum19" text:continue-numbering="true">
        <text:list-item>
          <text:list>
            <text:list-item>
              <text:p text:style-name="P362"><text:bookmark-start text:name="_2xcytpi"/><text:bookmark-end text:name="_2xcytpi"/>3.1 External Interfaces</text:p>
            </text:list-item>
          </text:list>
        </text:list-item>
      </text:list>
      <text:p text:style-name="P363"/>
      <text:p text:style-name="P364">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365"/>
      <text:p text:style-name="P366">It contains both content and format as follows:</text:p>
      <text:p text:style-name="P367"/>
      <text:list text:style-name="WWNum26" text:continue-numbering="true">
        <text:list-item>
          <text:p text:style-name="P368">Name of item</text:p>
        </text:list-item>
        <text:list-item>
          <text:p text:style-name="P369">Description of purpose</text:p>
        </text:list-item>
        <text:list-item>
          <text:p text:style-name="P370">Source of input or destination of output</text:p>
        </text:list-item>
        <text:list-item>
          <text:p text:style-name="P371">Valid range, accuracy and/or tolerance</text:p>
        </text:list-item>
        <text:list-item>
          <text:p text:style-name="P372">Units of measure</text:p>
        </text:list-item>
        <text:list-item>
          <text:p text:style-name="P373">Timing</text:p>
        </text:list-item>
        <text:list-item>
          <text:p text:style-name="P374">Relationships to other inputs/outputs</text:p>
        </text:list-item>
        <text:list-item>
          <text:p text:style-name="P375">Screen formats/organization</text:p>
        </text:list-item>
        <text:list-item>
          <text:p text:style-name="P376">Window formats/organization</text:p>
        </text:list-item>
        <text:list-item>
          <text:p text:style-name="P377">Data formats</text:p>
        </text:list-item>
        <text:list-item>
          <text:p text:style-name="P378">Command formats</text:p>
        </text:list-item>
        <text:list-item>
          <text:p text:style-name="P379">End messages</text:p>
        </text:list-item>
      </text:list>
      <text:p text:style-name="P380"/>
      <text:list text:style-name="WWNum19" text:continue-numbering="true">
        <text:list-item>
          <text:list>
            <text:list-item>
              <text:p text:style-name="P381"><text:bookmark-start text:name="_1ci93xb"/><text:bookmark-end text:name="_1ci93xb"/>3.2 Functions</text:p>
            </text:list-item>
          </text:list>
        </text:list-item>
      </text:list>
      <text:p text:style-name="Standard"/>
      <text:p text:style-name="P382">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383"/>
      <text:p text:style-name="P384">These include:</text:p>
      <text:p text:style-name="P385"/>
      <text:list text:style-name="WWNum26" text:continue-numbering="true">
        <text:list-item>
          <text:p text:style-name="P386">Validity checks on the inputs</text:p>
        </text:list-item>
        <text:list-item>
          <text:p text:style-name="P387">Exact sequence of operations</text:p>
        </text:list-item>
        <text:list-item>
          <text:p text:style-name="P388">Responses to abnormal situation, including</text:p>
        </text:list-item>
        <text:list-item>
          <text:p text:style-name="P389">Overflow</text:p>
        </text:list-item>
        <text:list-item>
          <text:p text:style-name="P390">Communication facilities</text:p>
        </text:list-item>
        <text:list-item>
          <text:p text:style-name="P391">Error handling and recovery</text:p>
        </text:list-item>
        <text:list-item>
          <text:p text:style-name="P392">Effect of parameters</text:p>
        </text:list-item>
        <text:list-item>
          <text:p text:style-name="P393">Relationship of outputs to inputs, including</text:p>
        </text:list-item>
        <text:list-item>
          <text:p text:style-name="P394">Input/Output sequences</text:p>
        </text:list-item>
        <text:list-item>
          <text:p text:style-name="P395">Formulas for input to output conversion</text:p>
        </text:list-item>
      </text:list>
      <text:p text:style-name="P396"/>
      <text:p text:style-name="P397"/>
      <text:p text:style-name="P398">It may be appropriate to partition the functional requirements into sub-functions or sub-processes. <text:s/>This does not imply that the software design will also be partitioned that way.</text:p>
      <text:p text:style-name="P399"/>
      <text:list text:style-name="WWNum19" text:continue-numbering="true">
        <text:list-item>
          <text:list>
            <text:list-item>
              <text:p text:style-name="P400"><text:bookmark-start text:name="_3whwml4"/><text:bookmark-end text:name="_3whwml4"/>3.3 Performance Requirements</text:p>
            </text:list-item>
          </text:list>
        </text:list-item>
      </text:list>
      <text:p text:style-name="P401"/>
      <text:p text:style-name="P402">This subsection specifies both the static and the dynamic numerical requirements placed on the software or on human interaction with the software, as a whole. <text:s/>Static numerical requirements may include:</text:p>
      <text:p text:style-name="P403"><text:tab/>(a) <text:s/>The number of terminals to be supported</text:p>
      <text:p text:style-name="P404"><text:tab/>(b) <text:s/>The number of simultaneous users to be supported</text:p>
      <text:p text:style-name="P405"><text:tab/>(c) <text:s/>Amount and type of information to be handled</text:p>
      <text:p text:style-name="P406">Static numerical requirements are sometimes identified under a separate section entitled capacity.</text:p>
      <text:p text:style-name="P407"/>
      <text:p text:style-name="P408">Dynamic numerical requirements may include, for example, the numbers of transactions and tasks and the amount of data to be processed within certain time periods for both normal and peak workload conditions.</text:p>
      <text:p text:style-name="P409"/>
      <text:p text:style-name="P410">All of these requirements should be stated in measurable terms.</text:p>
      <text:p text:style-name="P411"/>
      <text:p text:style-name="P412">For example,</text:p>
      <text:p text:style-name="P413"/>
      <text:p text:style-name="P414">95% of the transactions shall be processed in less than 1 second</text:p>
      <text:p text:style-name="P415"/>
      <text:p text:style-name="P416"><text:s/>rather than,</text:p>
      <text:p text:style-name="P417"/>
      <text:p text:style-name="P418">An operator shall not have to wait for the transaction to complete.</text:p>
      <text:p text:style-name="P419"/>
      <text:p text:style-name="P420">(Note: <text:s/>Numerical limits applied to one specific function are normally specified as part of the processing subparagraph description of that function.)</text:p>
      <text:p text:style-name="P421"/>
      <text:p text:style-name="P422"/>
      <text:list text:style-name="WWNum19" text:continue-numbering="true">
        <text:list-item>
          <text:list>
            <text:list-item>
              <text:p text:style-name="P423"><text:bookmark-start text:name="_2bn6wsx"/><text:bookmark-end text:name="_2bn6wsx"/>3.4 Logical Database Requirements</text:p>
            </text:list-item>
          </text:list>
        </text:list-item>
      </text:list>
      <text:p text:style-name="Standard"/>
      <text:p text:style-name="P424">This section specifies the logical requirements for any information that is to be placed into a database. <text:s/>This may include:</text:p>
      <text:p text:style-name="P425"/>
      <text:list text:style-name="WWNum26" text:continue-numbering="true">
        <text:list-item>
          <text:p text:style-name="P426">Types of information used by various functions</text:p>
        </text:list-item>
        <text:list-item>
          <text:p text:style-name="P427">Frequency of use</text:p>
        </text:list-item>
        <text:list-item>
          <text:p text:style-name="P428">Accessing capabilities</text:p>
        </text:list-item>
        <text:list-item>
          <text:p text:style-name="P429">Data entities and their relationships</text:p>
        </text:list-item>
        <text:list-item>
          <text:p text:style-name="P430">Integrity constraints</text:p>
        </text:list-item>
        <text:list-item>
          <text:p text:style-name="P431">Data retention requirements</text:p>
        </text:list-item>
      </text:list>
      <text:p text:style-name="P432"/>
      <text:p text:style-name="P433">If the customer provided you with data models, those can be presented here. <text:s/>ER diagrams<text:s/><text:soft-page-break/>(or static class diagrams) can be useful here to show complex data relationships. <text:s/>Remember a diagram is worth a thousand words of confusing text.</text:p>
      <text:p text:style-name="P434"/>
      <text:list text:style-name="WWNum19" text:continue-numbering="true">
        <text:list-item>
          <text:list>
            <text:list-item>
              <text:p text:style-name="P435"><text:bookmark-start text:name="_qsh70q"/><text:bookmark-end text:name="_qsh70q"/>3.5 Design Constraints</text:p>
            </text:list-item>
          </text:list>
        </text:list-item>
      </text:list>
      <text:p text:style-name="P436"/>
      <text:p text:style-name="P437">Specify design constraints that can be imposed by other standards, hardware limitations, etc.</text:p>
      <text:p text:style-name="P438"/>
      <text:list text:style-name="WWNum19" text:continue-numbering="true">
        <text:list-item>
          <text:list>
            <text:list-item>
              <text:list>
                <text:list-item>
                  <text:p text:style-name="P439"><text:bookmark-start text:name="_3as4poj"/><text:bookmark-end text:name="_3as4poj"/>3.5.1 <text:s/>Standards Compliance <text:s/></text:p>
                </text:list-item>
              </text:list>
            </text:list-item>
          </text:list>
        </text:list-item>
      </text:list>
      <text:p text:style-name="P440"/>
      <text:p text:style-name="P441">Specify the requirements derived from existing standards or regulations. <text:s/>They might include:</text:p>
      <text:p text:style-name="P442">(1) <text:s/>Report format</text:p>
      <text:p text:style-name="P443">(2) <text:s/>Data naming</text:p>
      <text:p text:style-name="P444">(3) <text:s/>Accounting procedures</text:p>
      <text:p text:style-name="P445">(4) <text:s/>Audit Tracing</text:p>
      <text:p text:style-name="P446"/>
      <text:p text:style-name="P447">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448"/>
      <text:list text:style-name="WWNum19" text:continue-numbering="true">
        <text:list-item>
          <text:list>
            <text:list-item>
              <text:p text:style-name="P449"><text:bookmark-start text:name="_1pxezwc"/><text:bookmark-end text:name="_1pxezwc"/>3.6 Software System Attributes</text:p>
            </text:list-item>
          </text:list>
        </text:list-item>
      </text:list>
      <text:p text:style-name="Standard"/>
      <text:p text:style-name="P450">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text:p>
      <text:p text:style-name="P451"/>
      <text:p text:style-name="P452">These are characteristics the system must possess, but that pervade (or cross-cut) the design. <text:s/>These requirements have to be testable just like the functional requirements. <text:s/>Its easy to start philosophizing here, but keep it specific.</text:p>
      <text:p text:style-name="P453"/>
      <text:list text:style-name="WWNum19" text:continue-numbering="true">
        <text:list-item>
          <text:list>
            <text:list-item>
              <text:list>
                <text:list-item>
                  <text:p text:style-name="P454"><text:bookmark-start text:name="_49x2ik5"/><text:bookmark-end text:name="_49x2ik5"/>3.6.1 Reliability</text:p>
                </text:list-item>
              </text:list>
            </text:list-item>
          </text:list>
        </text:list-item>
      </text:list>
      <text:p text:style-name="Standard"/>
      <text:p text:style-name="P455">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456"/>
      <text:list text:style-name="WWNum19" text:continue-numbering="true">
        <text:list-item>
          <text:list>
            <text:list-item>
              <text:list>
                <text:list-item>
                  <text:p text:style-name="P457"><text:bookmark-start text:name="_2p2csry"/><text:bookmark-end text:name="_2p2csry"/>3.6.2 Availability</text:p>
                </text:list-item>
              </text:list>
            </text:list-item>
          </text:list>
        </text:list-item>
      </text:list>
      <text:p text:style-name="Standard"/>
      <text:p text:style-name="P458">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text:soft-page-break/>What are the requirements for system recovery from a failure? <text:s/>“The system shall allow users to restart the application after failure with the loss of at most 12 characters of input”. <text:s text:c="2"/></text:p>
      <text:p text:style-name="P459"/>
      <text:list text:style-name="WWNum19" text:continue-numbering="true">
        <text:list-item>
          <text:list>
            <text:list-item>
              <text:list>
                <text:list-item>
                  <text:p text:style-name="P460"><text:bookmark-start text:name="_147n2zr"/><text:bookmark-end text:name="_147n2zr"/>3.6.3 Security</text:p>
                </text:list-item>
              </text:list>
            </text:list-item>
          </text:list>
        </text:list-item>
      </text:list>
      <text:p text:style-name="Standard"/>
      <text:p text:style-name="P461">Specify the factors that would protect the software from accidental or malicious access, use, modification, destruction, or disclosure. <text:s/>Specific requirements in this area could include the need to:</text:p>
      <text:list text:style-name="WWNum26" text:continue-numbering="true">
        <text:list-item>
          <text:p text:style-name="P462">Utilize certain cryptographic techniques</text:p>
        </text:list-item>
        <text:list-item>
          <text:p text:style-name="P463">Keep specific log or history data sets</text:p>
        </text:list-item>
        <text:list-item>
          <text:p text:style-name="P464">Assign certain functions to different modules</text:p>
        </text:list-item>
        <text:list-item>
          <text:p text:style-name="P465">Restrict communications between some areas of the program</text:p>
        </text:list-item>
        <text:list-item>
          <text:p text:style-name="P466">Check data integrity for critical variables</text:p>
        </text:list-item>
      </text:list>
      <text:list text:style-name="WWNum19" text:continue-numbering="true">
        <text:list-item>
          <text:list>
            <text:list-item>
              <text:list>
                <text:list-item>
                  <text:p text:style-name="P467"/>
                </text:list-item>
              </text:list>
            </text:list-item>
          </text:list>
        </text:list-item>
      </text:list>
      <text:list text:style-name="WWNum19" text:continue-numbering="true">
        <text:list-item>
          <text:list>
            <text:list-item>
              <text:list>
                <text:list-item>
                  <text:p text:style-name="P468"><text:bookmark-start text:name="_3o7alnk"/><text:bookmark-end text:name="_3o7alnk"/>3.6.4 Maintainability</text:p>
                </text:list-item>
              </text:list>
            </text:list-item>
          </text:list>
        </text:list-item>
      </text:list>
      <text:p text:style-name="Standard"/>
      <text:p text:style-name="P469">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470"/>
      <text:list text:style-name="WWNum19" text:continue-numbering="true">
        <text:list-item>
          <text:list>
            <text:list-item>
              <text:list>
                <text:list-item>
                  <text:p text:style-name="P471"><text:bookmark-start text:name="_23ckvvd"/><text:bookmark-end text:name="_23ckvvd"/>3.6.5 Portability</text:p>
                </text:list-item>
              </text:list>
            </text:list-item>
          </text:list>
        </text:list-item>
      </text:list>
      <text:p text:style-name="P472"/>
      <text:p text:style-name="P473">Specify attributes of software that relate to the ease of porting the software to other host machines and/or operating systems. <text:s/>This may include:</text:p>
      <text:list text:style-name="WWNum26" text:continue-numbering="true">
        <text:list-item>
          <text:p text:style-name="P474">Percentage of components with host-dependent code</text:p>
        </text:list-item>
        <text:list-item>
          <text:p text:style-name="P475">Percentage of code that is host dependent</text:p>
        </text:list-item>
        <text:list-item>
          <text:p text:style-name="P476">Use of a proven portable language</text:p>
        </text:list-item>
        <text:list-item>
          <text:p text:style-name="P477">Use of a particular compiler or language subset</text:p>
        </text:list-item>
        <text:list-item>
          <text:p text:style-name="P478">Use of a particular operating system</text:p>
        </text:list-item>
      </text:list>
      <text:p text:style-name="P479"/>
      <text:p text:style-name="P480">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481"/>
      <table:table table:style-name="Table482">
        <table:table-columns>
          <table:table-column table:style-name="TableColumn483"/>
          <table:table-column table:style-name="TableColumn484"/>
          <table:table-column table:style-name="TableColumn485"/>
          <table:table-column table:style-name="TableColumn486"/>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ID</text:p>
          </table:table-cell>
          <table:table-cell table:style-name="TableCell501">
            <text:p text:style-name="P502"><text:s text:c="3"/>Characteristic</text:p>
          </table:table-cell>
          <table:table-cell table:style-name="TableCell503">
            <text:p text:style-name="P504">H/M/L</text:p>
          </table:table-cell>
          <table:table-cell table:style-name="TableCell505">
            <text:p text:style-name="P506">1</text:p>
          </table:table-cell>
          <table:table-cell table:style-name="TableCell507">
            <text:p text:style-name="P508">2</text:p>
          </table:table-cell>
          <table:table-cell table:style-name="TableCell509">
            <text:p text:style-name="P510">3</text:p>
          </table:table-cell>
          <table:table-cell table:style-name="TableCell511">
            <text:p text:style-name="P512">4</text:p>
          </table:table-cell>
          <table:table-cell table:style-name="TableCell513">
            <text:p text:style-name="P514">5</text:p>
          </table:table-cell>
          <table:table-cell table:style-name="TableCell515">
            <text:p text:style-name="P516">6</text:p>
          </table:table-cell>
          <table:table-cell table:style-name="TableCell517">
            <text:p text:style-name="P518">7</text:p>
          </table:table-cell>
          <table:table-cell table:style-name="TableCell519">
            <text:p text:style-name="P520">8</text:p>
          </table:table-cell>
          <table:table-cell table:style-name="TableCell521">
            <text:p text:style-name="P522">9</text:p>
          </table:table-cell>
          <table:table-cell table:style-name="TableCell523">
            <text:p text:style-name="P524">10</text:p>
          </table:table-cell>
          <table:table-cell table:style-name="TableCell525">
            <text:p text:style-name="P526">11</text:p>
          </table:table-cell>
          <table:table-cell table:style-name="TableCell527">
            <text:p text:style-name="P528">12</text:p>
          </table:table-cell>
        </table:table-row>
        <table:table-row table:style-name="TableRow529">
          <table:table-cell table:style-name="TableCell530">
            <text:p text:style-name="P531">1</text:p>
          </table:table-cell>
          <table:table-cell table:style-name="TableCell532">
            <text:p text:style-name="P533">Correctness</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2</text:p>
          </table:table-cell>
          <table:table-cell table:style-name="TableCell563">
            <text:p text:style-name="P564">Efficiency</text:p>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ext:p text:style-name="P593">3</text:p>
          </table:table-cell>
          <table:table-cell table:style-name="TableCell594">
            <text:p text:style-name="P595">Flexibility</text:p>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4</text:p>
          </table:table-cell>
          <table:table-cell table:style-name="TableCell625">
            <text:p text:style-name="P626">Integrity/Security</text:p>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row>
        <text:soft-page-break/>
        <table:table-row table:style-name="TableRow653">
          <table:table-cell table:style-name="TableCell654">
            <text:p text:style-name="P655">5</text:p>
          </table:table-cell>
          <table:table-cell table:style-name="TableCell656">
            <text:p text:style-name="P657">Interoperability</text:p>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6</text:p>
          </table:table-cell>
          <table:table-cell table:style-name="TableCell687">
            <text:p text:style-name="P688">Maintainability</text:p>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7</text:p>
          </table:table-cell>
          <table:table-cell table:style-name="TableCell718">
            <text:p text:style-name="P719">Portability</text:p>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row>
        <table:table-row table:style-name="TableRow746">
          <table:table-cell table:style-name="TableCell747">
            <text:p text:style-name="P748">8</text:p>
          </table:table-cell>
          <table:table-cell table:style-name="TableCell749">
            <text:p text:style-name="P750">Reliability</text:p>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9</text:p>
          </table:table-cell>
          <table:table-cell table:style-name="TableCell780">
            <text:p text:style-name="P781">Reusability</text:p>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row>
        <table:table-row table:style-name="TableRow808">
          <table:table-cell table:style-name="TableCell809">
            <text:p text:style-name="P810">10</text:p>
          </table:table-cell>
          <table:table-cell table:style-name="TableCell811">
            <text:p text:style-name="P812">Testability</text:p>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row>
        <table:table-row table:style-name="TableRow839">
          <table:table-cell table:style-name="TableCell840">
            <text:p text:style-name="P841">11</text:p>
          </table:table-cell>
          <table:table-cell table:style-name="TableCell842">
            <text:p text:style-name="P843">Usability</text:p>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row>
        <table:table-row table:style-name="TableRow870">
          <table:table-cell table:style-name="TableCell871">
            <text:p text:style-name="P872">12</text:p>
          </table:table-cell>
          <table:table-cell table:style-name="TableCell873">
            <text:p text:style-name="P874">Availability</text:p>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row>
      </table:table>
      <text:p text:style-name="P901"/>
      <text:p text:style-name="P902"/>
      <text:p text:style-name="P903"/>
      <text:p text:style-name="P904">Definitions of the quality characteristics not defined in the paragraphs above follow.</text:p>
      <text:p text:style-name="P905"/>
      <text:p text:style-name="P906">•<text:tab/>Correctness - extent to which program satisfies specifications, fulfills user’s mission objectives</text:p>
      <text:p text:style-name="P907">•<text:tab/>Efficiency - amount of computing resources and code required to perform function</text:p>
      <text:p text:style-name="P908">•<text:tab/>Flexibility - effort needed to modify operational program</text:p>
      <text:p text:style-name="P909">•<text:tab/>Interoperability - effort needed to couple one system with another</text:p>
      <text:p text:style-name="P910">•<text:tab/>Reliability - extent to which program performs with required precision</text:p>
      <text:p text:style-name="P911">•<text:tab/>Reusability - extent to which it can be reused in another application</text:p>
      <text:p text:style-name="P912">•<text:tab/>Testability - effort needed to test to ensure performs as intended</text:p>
      <text:p text:style-name="P913">•<text:tab/>Usability - effort required to learn, operate, prepare input, and interpret output</text:p>
      <text:p text:style-name="P914"/>
      <text:p text:style-name="P915">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text:p>
      <text:list text:style-name="WWNum19" text:continue-numbering="true">
        <text:list-item>
          <text:list>
            <text:list-item>
              <text:p text:style-name="P916"><text:bookmark-start text:name="_ihv636"/><text:bookmark-end text:name="_ihv636"/>3.7 Organizing the Specific Requirements</text:p>
            </text:list-item>
          </text:list>
        </text:list-item>
      </text:list>
      <text:p text:style-name="P917"/>
      <text:p text:style-name="P918">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919"/>
      <text:list text:style-name="WWNum19" text:continue-numbering="true">
        <text:list-item>
          <text:list>
            <text:list-item>
              <text:list>
                <text:list-item>
                  <text:p text:style-name="P920"><text:bookmark-start text:name="_32hioqz"/><text:bookmark-end text:name="_32hioqz"/>3.7.1 System Mode</text:p>
                </text:list-item>
              </text:list>
            </text:list-item>
          </text:list>
        </text:list-item>
      </text:list>
      <text:p text:style-name="Standard"/>
      <text:p text:style-name="P921">Some systems behave quite differently depending on the mode of operation. <text:s/>When organizing by mode there are two possible outlines. <text:s/>The choice depends on whether interfaces and performance are dependent on mode.</text:p>
      <text:p text:style-name="P922"/>
      <text:list text:style-name="WWNum19" text:continue-numbering="true">
        <text:list-item>
          <text:list>
            <text:list-item>
              <text:list>
                <text:list-item>
                  <text:p text:style-name="P923"><text:bookmark-start text:name="_1hmsyys"/><text:bookmark-end text:name="_1hmsyys"/>3.7.2 User Class</text:p>
                </text:list-item>
              </text:list>
            </text:list-item>
          </text:list>
        </text:list-item>
      </text:list>
      <text:p text:style-name="Standard"/>
      <text:p text:style-name="P924">Some systems provide different sets of functions to different classes of users.</text:p>
      <text:list text:style-name="WWNum19" text:continue-numbering="true">
        <text:list-item>
          <text:list>
            <text:list-item>
              <text:list>
                <text:list-item>
                  <text:p text:style-name="P925"/>
                </text:list-item>
              </text:list>
            </text:list-item>
          </text:list>
        </text:list-item>
      </text:list>
      <text:list text:style-name="WWNum19" text:continue-numbering="true">
        <text:list-item>
          <text:list>
            <text:list-item>
              <text:list>
                <text:list-item>
                  <text:p text:style-name="P926"><text:bookmark-start text:name="_41mghml"/><text:bookmark-end text:name="_41mghml"/><text:soft-page-break/>3.7.3 Objects</text:p>
                </text:list-item>
              </text:list>
            </text:list-item>
          </text:list>
        </text:list-item>
      </text:list>
      <text:p text:style-name="Standard"/>
      <text:p text:style-name="P927">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928"/>
      <text:list text:style-name="WWNum19" text:continue-numbering="true">
        <text:list-item>
          <text:list>
            <text:list-item>
              <text:list>
                <text:list-item>
                  <text:p text:style-name="P929"><text:bookmark-start text:name="_2grqrue"/><text:bookmark-end text:name="_2grqrue"/>3.7.4 Feature</text:p>
                </text:list-item>
              </text:list>
            </text:list-item>
          </text:list>
        </text:list-item>
      </text:list>
      <text:p text:style-name="P930"/>
      <text:p text:style-name="P931">A feature is an externally desired service by the system that may require a sequence of inputs to effect the desired result. <text:s/>Each feature is generally described in as sequence eof stimulus-response pairs.</text:p>
      <text:p text:style-name="P932"/>
      <text:list text:style-name="WWNum19" text:continue-numbering="true">
        <text:list-item>
          <text:list>
            <text:list-item>
              <text:list>
                <text:list-item>
                  <text:p text:style-name="P933"><text:bookmark-start text:name="_vx1227"/><text:bookmark-end text:name="_vx1227"/>3.7.5 Stimulus</text:p>
                </text:list-item>
              </text:list>
            </text:list-item>
          </text:list>
        </text:list-item>
      </text:list>
      <text:p text:style-name="Standard"/>
      <text:p text:style-name="P934">Some systems can be best organized by describing their functions in terms of stimuli.</text:p>
      <text:p text:style-name="P935"/>
      <text:list text:style-name="WWNum19" text:continue-numbering="true">
        <text:list-item>
          <text:list>
            <text:list-item>
              <text:list>
                <text:list-item>
                  <text:p text:style-name="P936"><text:bookmark-start text:name="_3fwokq0"/><text:bookmark-end text:name="_3fwokq0"/>3. 7.6 Response</text:p>
                </text:list-item>
              </text:list>
            </text:list-item>
          </text:list>
        </text:list-item>
      </text:list>
      <text:p text:style-name="Standard"/>
      <text:p text:style-name="P937">Some systems can be best organized by describing their functions in support of the generation of a response.</text:p>
      <text:p text:style-name="P938"/>
      <text:list text:style-name="WWNum19" text:continue-numbering="true">
        <text:list-item>
          <text:list>
            <text:list-item>
              <text:list>
                <text:list-item>
                  <text:p text:style-name="P939"><text:bookmark-start text:name="_1v1yuxt"/><text:bookmark-end text:name="_1v1yuxt"/>3.7.7 Functional Hierarchy</text:p>
                </text:list-item>
              </text:list>
            </text:list-item>
          </text:list>
        </text:list-item>
      </text:list>
      <text:p text:style-name="Standard"/>
      <text:p text:style-name="P940">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941"/>
      <text:list text:style-name="WWNum19" text:continue-numbering="true">
        <text:list-item>
          <text:list>
            <text:list-item>
              <text:p text:style-name="P942"><text:bookmark-start text:name="_4f1mdlm"/><text:bookmark-end text:name="_4f1mdlm"/>3.8 Additional Comments</text:p>
            </text:list-item>
          </text:list>
        </text:list-item>
      </text:list>
      <text:p text:style-name="Standard"/>
      <text:p text:style-name="P943">Whenever a new SRS is contemplated, more than one of the organizational techniques given in 3.7 may be appropriate. <text:s/>In such cases, organize the specific requirements for multiple hierarchies tailored to the specific needs of the system under specification.</text:p>
      <text:p text:style-name="P944"/>
      <text:p text:style-name="P945">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text:p>
      <text:p text:style-name="P946"/>
      <text:p text:style-name="P947">In any of the outlines below, those sections called “Functional Requirement i” may be described in native language, in pseudocode, in a system definition language, or in four<text:s/><text:soft-page-break/>subsections titled: Introduction, Inputs, Processing, Outputs.</text:p>
      <text:p text:style-name="P948"/>
      <text:list text:style-name="WWNum7">
        <text:list-item text:start-value="4">
          <text:p text:style-name="P949"><text:bookmark-start text:name="_2u6wntf"/><text:bookmark-end text:name="_2u6wntf"/>Change Management Process</text:p>
        </text:list-item>
      </text:list>
      <text:p text:style-name="Standard"><text:s/></text:p>
      <text:p text:style-name="P950">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text:p>
      <text:p text:style-name="P951"/>
      <text:list text:style-name="WWNum7" text:continue-numbering="true">
        <text:list-item>
          <text:p text:style-name="P952"><text:bookmark-start text:name="_19c6y18"/><text:bookmark-end text:name="_19c6y18"/>Document Approvals</text:p>
        </text:list-item>
      </text:list>
      <text:p text:style-name="Standard"/>
      <text:p text:style-name="P953">Identify the approvers of the SRS document. Approver name, signature, and date should be used.</text:p>
      <text:p text:style-name="P954"/>
      <text:list text:style-name="WWNum7" text:continue-numbering="true">
        <text:list-item>
          <text:p text:style-name="P955"><text:bookmark-start text:name="_3tbugp1"/><text:bookmark-end text:name="_3tbugp1"/>Supporting Information</text:p>
        </text:list-item>
      </text:list>
      <text:p text:style-name="Standard"/>
      <text:p text:style-name="P956">The supporting information makes the SRS easier to use. <text:s/>It includes:</text:p>
      <text:p text:style-name="P957"/>
      <text:list text:style-name="WWNum26" text:continue-numbering="true">
        <text:list-item>
          <text:p text:style-name="P958">Table of Contents</text:p>
        </text:list-item>
        <text:list-item>
          <text:p text:style-name="P959">Index</text:p>
        </text:list-item>
        <text:list-item>
          <text:p text:style-name="P960">Appendices</text:p>
        </text:list-item>
      </text:list>
      <text:p text:style-name="P961"/>
      <text:p text:style-name="P962">The Appendices are not always considered part of the actual requirements specification and are not always necessary. <text:s/>They may include:</text:p>
      <text:p text:style-name="P963"/>
      <text:p text:style-name="P964"><text:tab/>(a) <text:s/>Sample I/O formats, descriptions of cost analysis studies, results of user surveys</text:p>
      <text:p text:style-name="P965"><text:tab/>(b) <text:s/>Supporting or background information that can help the readers of the SRS</text:p>
      <text:p text:style-name="P966"><text:tab/>(c) <text:s/>A description of the problems to be solved by the software</text:p>
      <text:p text:style-name="P967"><text:s text:c="5"/>(d) <text:s/>Special packaging instructions for the code and the media to meet security, export, initial loading, or other requirements</text:p>
      <text:p text:style-name="P968"/>
      <text:p text:style-name="P969">When Appendices are included, the SRS should explicitly state whether or not the Appendices are to be considered part of the requirements.</text:p>
      <text:p text:style-name="P970"><text:s/></text:p>
      <text:p text:style-name="P971"/>
      <text:p text:style-name="P972">Tables on the following pages provide alternate ways to structure section 3 on the specific requirements. <text:s/>You should pick the best one of these to organize section 3 requirements.</text:p>
      <text:p text:style-name="P973"/>
      <text:p text:style-name="P974">Outline for SRS Section 3</text:p>
      <text:p text:style-name="P975">Organized by mode: Version 1</text:p>
      <text:p text:style-name="P976"/>
      <text:p text:style-name="P977">3. <text:s/>Specific Requirements</text:p>
      <text:p text:style-name="P978"><text:s text:c="4"/>3.1 <text:s/>External interface requirements</text:p>
      <text:soft-page-break/>
      <text:list text:style-name="WWNum23">
        <text:list-item text:start-value="1">
          <text:p text:style-name="P979">User interfaces</text:p>
        </text:list-item>
        <text:list-item>
          <text:p text:style-name="P980">Hardware interfaces</text:p>
        </text:list-item>
        <text:list-item>
          <text:p text:style-name="P981">Software interfaces</text:p>
        </text:list-item>
        <text:list-item>
          <text:p text:style-name="P982">Communications interfaces</text:p>
        </text:list-item>
      </text:list>
      <text:list text:style-name="WWNum33">
        <text:list-item text:start-value="2">
          <text:p text:style-name="P983">Functional requirements</text:p>
        </text:list-item>
      </text:list>
      <text:p text:style-name="P984"><text:s text:c="8"/>3.2.1 Mode 1</text:p>
      <text:p text:style-name="P985"><text:s text:c="3"/>3.2.1.1 <text:s/>Functional requirement 1.1</text:p>
      <text:p text:style-name="P986"><text:tab/><text:s text:c="5"/>.....</text:p>
      <text:p text:style-name="P987"><text:tab/><text:s text:c="4"/>3.2.1.<text:span text:style-name="T988">n</text:span><text:s text:c="2"/>Functional requirement 1.<text:span text:style-name="T989">n</text:span></text:p>
      <text:list text:style-name="WWNum4">
        <text:list-item text:start-value="2">
          <text:p text:style-name="P990">Mode 2</text:p>
        </text:list-item>
      </text:list>
      <text:p text:style-name="P991"><text:s text:c="11"/>.....</text:p>
      <text:p text:style-name="P992"><text:tab/><text:s/>3.2.<text:span text:style-name="T993">m</text:span><text:s/>Mode<text:s/><text:span text:style-name="T994">m</text:span></text:p>
      <text:p text:style-name="P995"><text:s text:c="3"/>3.2.<text:span text:style-name="T996">m</text:span>.1 Functional requirement<text:s/><text:span text:style-name="T997">m</text:span>.1</text:p>
      <text:p text:style-name="P998"><text:tab/><text:s text:c="5"/>.....</text:p>
      <text:p text:style-name="P999"><text:tab/><text:s text:c="4"/>3.2.<text:span text:style-name="T1000">m.n</text:span><text:s text:c="2"/>Functional requirement<text:s/><text:span text:style-name="T1001">m.n</text:span></text:p>
      <text:p text:style-name="P1002"><text:s text:c="4"/>3.3 <text:s/>Performance Requirements</text:p>
      <text:p text:style-name="P1003"><text:s text:c="4"/>3.4 <text:s/>Design Constraints</text:p>
      <text:p text:style-name="P1004"><text:s text:c="4"/>3.5 <text:s/>Software system attributes</text:p>
      <text:p text:style-name="P1005"><text:s text:c="4"/>3.6 <text:s/>Other requirements</text:p>
      <text:p text:style-name="P1006"><text:tab/></text:p>
      <text:p text:style-name="P1007"/>
      <text:p text:style-name="P1008">Outline for SRS Section 3</text:p>
      <text:p text:style-name="P1009">Organized by mode: Version 2</text:p>
      <text:p text:style-name="P1010"/>
      <text:p text:style-name="P1011">3. Specific Requirements</text:p>
      <text:p text:style-name="P1012"><text:s text:c="4"/>3.1 <text:s/>Functional Requirements</text:p>
      <text:list text:style-name="WWNum39">
        <text:list-item text:start-value="1">
          <text:p text:style-name="P1013">Mode 1</text:p>
        </text:list-item>
      </text:list>
      <text:p text:style-name="P1014"><text:s text:c="3"/>3.1.1.1 External interfaces</text:p>
      <text:p text:style-name="P1015"><text:tab/><text:tab/><text:s/>3.1.1.1 <text:s/>User interfaces</text:p>
      <text:p text:style-name="P1016"><text:tab/><text:tab/><text:s/>3.1.1.2 <text:s/>Hardware interfaces</text:p>
      <text:p text:style-name="P1017"><text:tab/><text:tab/><text:s/>3.1.1.3 <text:s/>Software interfaces</text:p>
      <text:p text:style-name="P1018"><text:tab/><text:tab/><text:s/>3.1.1.4 <text:s/>Communications interfaces</text:p>
      <text:p text:style-name="P1019"><text:s text:c="9"/>3.1.1.2 Functional Requirement</text:p>
      <text:p text:style-name="P1020"><text:s text:c="13"/>3.1.1.2.1 Functional requirement 1</text:p>
      <text:p text:style-name="P1021"><text:tab/><text:s text:c="7"/>.....</text:p>
      <text:p text:style-name="P1022"><text:s text:c="13"/>3.1.1.2.<text:span text:style-name="T1023">n</text:span><text:s/>Functional requirement<text:s/><text:span text:style-name="T1024">n</text:span></text:p>
      <text:p text:style-name="P1025"><text:s text:c="9"/>3.1.1.3 Performance</text:p>
      <text:p text:style-name="P1026"><text:s text:c="6"/>3.1.2 Mode 2</text:p>
      <text:p text:style-name="P1027"><text:s text:c="14"/>.....</text:p>
      <text:p text:style-name="P1028"><text:s text:c="6"/>3.1.<text:span text:style-name="T1029">m</text:span><text:s/>Mode<text:s/><text:span text:style-name="T1030">m</text:span></text:p>
      <text:list text:style-name="WWNum32">
        <text:list-item text:start-value="2">
          <text:p text:style-name="P1031">Design constraints</text:p>
        </text:list-item>
        <text:list-item>
          <text:p text:style-name="P1032">Software system attributes</text:p>
        </text:list-item>
        <text:list-item>
          <text:p text:style-name="P1033">Other requirements</text:p>
        </text:list-item>
      </text:list>
      <text:p text:style-name="P1034"/>
      <text:p text:style-name="P1035"><text:tab/></text:p>
      <text:p text:style-name="P1036"/>
      <text:p text:style-name="P1037"><text:tab/></text:p>
      <text:p text:style-name="P1038"/>
      <text:p text:style-name="P1039">Outline for SRS Section 3</text:p>
      <text:p text:style-name="P1040">Organized by user class <text:s/>(i.e. different types of users -&gt;System Adminstrators, Managers, Clerks, etc.)</text:p>
      <text:p text:style-name="P1041"/>
      <text:p text:style-name="P1042"/>
      <text:p text:style-name="P1043">3. <text:s/>Specific Requirements</text:p>
      <text:p text:style-name="P1044"><text:s text:c="4"/>3.1 <text:s/>External interface requirements</text:p>
      <text:list text:style-name="WWNum21">
        <text:list-item text:start-value="1">
          <text:p text:style-name="P1045">User interfaces</text:p>
        </text:list-item>
        <text:list-item>
          <text:p text:style-name="P1046">Hardware interfaces</text:p>
        </text:list-item>
        <text:list-item>
          <text:p text:style-name="P1047">Software interfaces</text:p>
        </text:list-item>
        <text:list-item>
          <text:p text:style-name="P1048">Communications interfaces</text:p>
        </text:list-item>
      </text:list>
      <text:list text:style-name="WWNum25">
        <text:list-item text:start-value="2">
          <text:p text:style-name="P1049">Functional requirements</text:p>
        </text:list-item>
      </text:list>
      <text:p text:style-name="P1050"><text:s text:c="8"/>3.2.1 <text:s/>User class 1</text:p>
      <text:p text:style-name="P1051"><text:s text:c="3"/>3.2.1.1 Functional requirement 1.1</text:p>
      <text:p text:style-name="P1052"><text:tab/><text:s text:c="5"/>.....</text:p>
      <text:p text:style-name="P1053"><text:tab/><text:s text:c="4"/>3.2.1.<text:span text:style-name="T1054">n</text:span><text:s text:c="2"/>Functional requirement 1.<text:span text:style-name="T1055">n</text:span></text:p>
      <text:list text:style-name="WWNum8">
        <text:list-item text:start-value="2">
          <text:p text:style-name="P1056"><text:s/>User class 2</text:p>
        </text:list-item>
      </text:list>
      <text:p text:style-name="P1057"><text:s text:c="11"/>.....</text:p>
      <text:p text:style-name="P1058"/>
      <text:p text:style-name="P1059"><text:tab/><text:s/>3.2.<text:span text:style-name="T1060">m</text:span><text:s/>User class<text:s/><text:span text:style-name="T1061">m</text:span></text:p>
      <text:p text:style-name="P1062"><text:s text:c="3"/>3.2.<text:span text:style-name="T1063">m</text:span>.1 Functional requirement<text:s/><text:span text:style-name="T1064">m</text:span>.1</text:p>
      <text:p text:style-name="P1065"><text:tab/><text:s text:c="5"/>.....</text:p>
      <text:p text:style-name="P1066"><text:tab/><text:s text:c="4"/>3.2.<text:span text:style-name="T1067">m.n</text:span><text:s text:c="2"/>Functional requirement<text:s/><text:span text:style-name="T1068">m.n</text:span></text:p>
      <text:p text:style-name="P1069"><text:s text:c="4"/>3.3 <text:s/>Performance Requirements</text:p>
      <text:p text:style-name="P1070"><text:s text:c="4"/>3.4 <text:s/>Design Constraints</text:p>
      <text:p text:style-name="P1071"><text:s text:c="4"/>3.5 <text:s/>Software system attributes</text:p>
      <text:p text:style-name="P1072"><text:s text:c="4"/>3.6 <text:s/>Other requirements</text:p>
      <text:p text:style-name="P1073"><text:tab/></text:p>
      <text:p text:style-name="P1074"/>
      <text:p text:style-name="P1075">Outline for SRS Section 3</text:p>
      <text:p text:style-name="P1076">Organized by object (Good if you did an object-oriented analysis as part of your requirements)</text:p>
      <text:p text:style-name="P1077"/>
      <text:p text:style-name="P1078">3 <text:s/>Specific Requirements</text:p>
      <text:p text:style-name="P1079"><text:s text:c="4"/>3.1 <text:s/>External interface requirements</text:p>
      <text:list text:style-name="WWNum24">
        <text:list-item text:start-value="1">
          <text:p text:style-name="P1080"><text:s/>User interfaces</text:p>
        </text:list-item>
        <text:list-item>
          <text:p text:style-name="P1081"><text:s/>Hardware interfaces</text:p>
        </text:list-item>
        <text:list-item>
          <text:p text:style-name="P1082"><text:s/>Software interfaces</text:p>
        </text:list-item>
        <text:list-item>
          <text:p text:style-name="P1083"><text:s/>Communications interfaces</text:p>
        </text:list-item>
      </text:list>
      <text:list text:style-name="WWNum12">
        <text:list-item text:start-value="2">
          <text:p text:style-name="P1084"><text:s/>Classes/Objects</text:p>
        </text:list-item>
      </text:list>
      <text:p text:style-name="P1085"><text:s text:c="7"/>3.2.1 <text:s/>Class/Object 1</text:p>
      <text:p text:style-name="P1086"><text:s text:c="3"/>3.2.1.1 <text:s/>Attributes (direct or inherited)</text:p>
      <text:list text:style-name="WWNum36">
        <text:list-item text:start-value="1">
          <text:p text:style-name="P1087"><text:s/>Attribute 1</text:p>
        </text:list-item>
      </text:list>
      <text:p text:style-name="P1088"><text:s text:c="13"/>.....</text:p>
      <text:p text:style-name="P1089"><text:s text:c="13"/>3.2.1.1.<text:span text:style-name="T1090">n</text:span><text:s text:c="2"/>Attribute<text:s/><text:span text:style-name="T1091">n</text:span></text:p>
      <text:p text:style-name="P1092"/>
      <text:list text:style-name="WWNum10">
        <text:list-item text:start-value="2">
          <text:p text:style-name="P1093"><text:s/>Functions (services, methods, direct or inherited)</text:p>
        </text:list-item>
      </text:list>
      <text:soft-page-break/>
      <text:p text:style-name="P1094"><text:s text:c="13"/>3.2.1.2.1 <text:s/>Functional requirement 1.1</text:p>
      <text:p text:style-name="P1095"><text:s text:c="13"/>.....</text:p>
      <text:p text:style-name="P1096"><text:s text:c="13"/>3.2.1.2.<text:span text:style-name="T1097">m</text:span><text:s text:c="2"/>Functional requirement 1.<text:span text:style-name="T1098">m</text:span></text:p>
      <text:p text:style-name="P1099"><text:s text:c="10"/>3.2.1.3 <text:s/>Messages (communications received or sent)</text:p>
      <text:p text:style-name="P1100"><text:s text:c="9"/>3.2.2 <text:s/>Class/Object 2</text:p>
      <text:p text:style-name="P1101"><text:s text:c="13"/>.....</text:p>
      <text:p text:style-name="P1102"><text:s text:c="9"/>3.2.<text:span text:style-name="T1103">p<text:s/></text:span>Class/Object<text:s/><text:span text:style-name="T1104">p</text:span></text:p>
      <text:p text:style-name="P1105"><text:s text:c="4"/>3.3 <text:s/>Performance Requirements</text:p>
      <text:p text:style-name="P1106"><text:s text:c="4"/>3.4 <text:s/>Design Constraints</text:p>
      <text:p text:style-name="P1107"><text:s text:c="4"/>3.5 <text:s/>Software system attributes</text:p>
      <text:p text:style-name="P1108"><text:s text:c="4"/>3.6 <text:s/>Other requirements</text:p>
      <text:p text:style-name="P1109"/>
      <text:p text:style-name="P1110"/>
      <text:p text:style-name="P1111"/>
      <text:p text:style-name="P1112"/>
      <text:p text:style-name="P1113">Outline for SRS Section 3</text:p>
      <text:p text:style-name="P1114">Organized by feature (Good when there are clearly delimited feature sets.</text:p>
      <text:p text:style-name="P1115"/>
      <text:p text:style-name="P1116"/>
      <text:p text:style-name="P1117"/>
      <text:p text:style-name="P1118">3 <text:s/>Specific Requirements</text:p>
      <text:p text:style-name="P1119"><text:s text:c="4"/>3.1 <text:s/>External interface requirements</text:p>
      <text:list text:style-name="WWNum17">
        <text:list-item text:start-value="1">
          <text:p text:style-name="P1120">User interfaces</text:p>
        </text:list-item>
        <text:list-item>
          <text:p text:style-name="P1121">Hardware interfaces</text:p>
        </text:list-item>
        <text:list-item>
          <text:p text:style-name="P1122">Software interfaces</text:p>
        </text:list-item>
        <text:list-item>
          <text:p text:style-name="P1123">Communications interfaces</text:p>
        </text:list-item>
      </text:list>
      <text:list text:style-name="WWNum13">
        <text:list-item text:start-value="2">
          <text:p text:style-name="P1124"><text:s/>System features</text:p>
        </text:list-item>
      </text:list>
      <text:p text:style-name="P1125">3.2.1 <text:s/>System Feature 1</text:p>
      <text:p text:style-name="P1126">3.2.1.1 <text:s/>Introduction/Purpose of feature</text:p>
      <text:p text:style-name="P1127">3.2.1.2 <text:s/>Stimulus/Response sequence</text:p>
      <text:p text:style-name="P1128"><text:s text:c="16"/>3.2.1.3 <text:s/>Associated functional requirements</text:p>
      <text:p text:style-name="P1129"><text:s text:c="19"/>3.2.1.3.1 <text:s/>Functional requirement 1</text:p>
      <text:p text:style-name="P1130"><text:s text:c="19"/>.....</text:p>
      <text:p text:style-name="P1131"><text:s text:c="19"/>3.2.1.3.<text:span text:style-name="T1132">n</text:span><text:s text:c="2"/>Functional requirement<text:s/><text:span text:style-name="T1133">n</text:span></text:p>
      <text:p text:style-name="P1134"><text:s/><text:tab/><text:s/>3.2.2 <text:s/>System Feature 2</text:p>
      <text:p text:style-name="P1135"><text:s text:c="11"/>.....</text:p>
      <text:p text:style-name="P1136"><text:tab/><text:s/>3.2.<text:span text:style-name="T1137">m</text:span><text:s/>System Feature<text:s/><text:span text:style-name="T1138">m</text:span></text:p>
      <text:p text:style-name="P1139"><text:s text:c="14"/>.....</text:p>
      <text:p text:style-name="P1140"><text:s text:c="4"/>3.3 <text:s/>Performance Requirements</text:p>
      <text:p text:style-name="P1141"><text:s text:c="4"/>3.4 <text:s/>Design Constraints</text:p>
      <text:p text:style-name="P1142"><text:s text:c="4"/>3.5 <text:s/>Software system attributes</text:p>
      <text:p text:style-name="P1143"><text:s text:c="4"/>3.6 <text:s/>Other requirements</text:p>
      <text:p text:style-name="P1144"><text:tab/></text:p>
      <text:p text:style-name="P1145"/>
      <text:p text:style-name="P1146"/>
      <text:p text:style-name="P1147"/>
      <text:p text:style-name="P1148">Outline for SRS Section 3</text:p>
      <text:soft-page-break/>
      <text:p text:style-name="P1149">Organized by stimulus <text:s/>(Good for event driven systems where the events form logical groupings)</text:p>
      <text:p text:style-name="P1150"/>
      <text:p text:style-name="P1151"/>
      <text:p text:style-name="P1152">3 <text:s/>Specific Requirements</text:p>
      <text:p text:style-name="P1153"><text:s text:c="4"/>3.1 <text:s/>External interface requirements</text:p>
      <text:list text:style-name="WWNum34">
        <text:list-item text:start-value="1">
          <text:p text:style-name="P1154">User interfaces</text:p>
        </text:list-item>
        <text:list-item>
          <text:p text:style-name="P1155">Hardware interfaces</text:p>
        </text:list-item>
        <text:list-item>
          <text:p text:style-name="P1156">Software interfaces</text:p>
        </text:list-item>
        <text:list-item>
          <text:p text:style-name="P1157">Communications interfaces</text:p>
        </text:list-item>
      </text:list>
      <text:list text:style-name="WWNum27">
        <text:list-item text:start-value="2">
          <text:p text:style-name="P1158">Functional requirements</text:p>
        </text:list-item>
      </text:list>
      <text:p text:style-name="P1159"><text:s text:c="8"/>3.2.1 <text:s/>Stimulus 1</text:p>
      <text:p text:style-name="Standard"><text:s text:c="11"/>3.2.1.1 <text:s/>Functional requirement 1.1</text:p>
      <text:p text:style-name="P1160"><text:s text:c="11"/>.....</text:p>
      <text:p text:style-name="P1161"><text:s text:c="11"/>3.2.1.<text:span text:style-name="T1162">n</text:span><text:s text:c="2"/>Functional requirement 1.<text:span text:style-name="T1163">n</text:span></text:p>
      <text:p text:style-name="P1164"><text:s text:c="8"/>3.2.2 <text:s text:c="2"/>Stimulus 2</text:p>
      <text:p text:style-name="P1165"><text:s text:c="8"/>.....</text:p>
      <text:p text:style-name="P1166"><text:s text:c="8"/>3.2.<text:span text:style-name="T1167">m</text:span><text:s text:c="2"/>Stimulus<text:s/><text:span text:style-name="T1168">m</text:span></text:p>
      <text:p text:style-name="Standard"><text:s text:c="11"/>3.2.<text:span text:style-name="T1169">m</text:span>.1 <text:s/>Functional requirement<text:s/><text:span text:style-name="T1170">m</text:span>.1</text:p>
      <text:p text:style-name="P1171"><text:s text:c="11"/>.....</text:p>
      <text:p text:style-name="P1172"><text:s text:c="11"/>3.2.<text:span text:style-name="T1173">m.n</text:span><text:s text:c="2"/>Functional requirement<text:s/><text:span text:style-name="T1174">m.n</text:span></text:p>
      <text:p text:style-name="P1175"><text:s text:c="4"/>3.3 <text:s/>Performance Requirements</text:p>
      <text:p text:style-name="P1176"><text:s text:c="4"/>3.4 <text:s/>Design Constraints</text:p>
      <text:p text:style-name="P1177"><text:s text:c="4"/>3.5 <text:s/>Software system attributes</text:p>
      <text:p text:style-name="P1178"><text:s text:c="4"/>3.6 <text:s/>Other requirements</text:p>
      <text:p text:style-name="P1179"/>
      <text:p text:style-name="P1180">Outline for SRS Section 3</text:p>
      <text:p text:style-name="P1181">Organized by response (Good for event driven systems where the responses form logical groupings)</text:p>
      <text:p text:style-name="P1182"/>
      <text:p text:style-name="P1183">3 <text:s/>Specific Requirements</text:p>
      <text:p text:style-name="P1184"><text:s text:c="4"/>3.1 <text:s/>External interface requirements</text:p>
      <text:list text:style-name="WWNum14">
        <text:list-item text:start-value="1">
          <text:p text:style-name="P1185">User interfaces</text:p>
        </text:list-item>
        <text:list-item>
          <text:p text:style-name="P1186">Hardware interfaces</text:p>
        </text:list-item>
        <text:list-item>
          <text:p text:style-name="P1187">Software interfaces</text:p>
        </text:list-item>
        <text:list-item>
          <text:p text:style-name="P1188">Communications interfaces</text:p>
        </text:list-item>
      </text:list>
      <text:list text:style-name="WWNum18">
        <text:list-item text:start-value="2">
          <text:p text:style-name="P1189">Functional requirements</text:p>
        </text:list-item>
      </text:list>
      <text:p text:style-name="P1190"><text:s text:c="7"/>3.2.1 <text:s/>Response 1</text:p>
      <text:p text:style-name="Standard"><text:s text:c="11"/>3.2.1.1 <text:s/>Functional requirement 1.1</text:p>
      <text:p text:style-name="P1191"><text:s text:c="11"/>.....</text:p>
      <text:p text:style-name="P1192"><text:s text:c="11"/>3.2.1.<text:span text:style-name="T1193">n</text:span><text:s text:c="2"/>Functional requirement 1.<text:span text:style-name="T1194">n</text:span></text:p>
      <text:p text:style-name="P1195"><text:s text:c="7"/>3.2.2 <text:s text:c="2"/>Response 2</text:p>
      <text:p text:style-name="P1196"><text:s text:c="8"/>.....</text:p>
      <text:p text:style-name="P1197"><text:s text:c="7"/>3.2.<text:span text:style-name="T1198">m</text:span><text:s text:c="2"/>Response<text:s/><text:span text:style-name="T1199">m</text:span></text:p>
      <text:p text:style-name="Standard"><text:s text:c="11"/>3.2.<text:span text:style-name="T1200">m</text:span>.1 <text:s/>Functional requirement<text:s/><text:span text:style-name="T1201">m</text:span>.1</text:p>
      <text:p text:style-name="P1202"><text:s text:c="11"/>.....</text:p>
      <text:p text:style-name="P1203"><text:s text:c="11"/>3.2.<text:span text:style-name="T1204">m.n</text:span><text:s text:c="2"/>Functional requirement<text:s/><text:span text:style-name="T1205">m.n</text:span></text:p>
      <text:p text:style-name="P1206"><text:s text:c="4"/>3.3 <text:s/>Performance Requirements</text:p>
      <text:p text:style-name="P1207"><text:s text:c="4"/>3.4 <text:s/>Design Constraints</text:p>
      <text:soft-page-break/>
      <text:p text:style-name="P1208"><text:s text:c="4"/>3.5 <text:s/>Software system attributes</text:p>
      <text:p text:style-name="P1209"><text:s text:c="4"/>3.6 <text:s/>Other requirements</text:p>
      <text:p text:style-name="P1210"/>
      <text:p text:style-name="P1211">Outline for SRS Section 3</text:p>
      <text:p text:style-name="P1212">Organized by functional hierarchy (Good if you have done structured analysis as part of your design.)</text:p>
      <text:p text:style-name="P1213"/>
      <text:p text:style-name="P1214"/>
      <text:p text:style-name="P1215">3 <text:s/>Specific Requirements</text:p>
      <text:p text:style-name="P1216"><text:s text:c="4"/>3.1 <text:s/>External interface requirements</text:p>
      <text:list text:style-name="WWNum2">
        <text:list-item text:start-value="1">
          <text:p text:style-name="P1217">User interfaces</text:p>
        </text:list-item>
        <text:list-item>
          <text:p text:style-name="P1218">Hardware interfaces</text:p>
        </text:list-item>
        <text:list-item>
          <text:p text:style-name="P1219">Software interfaces</text:p>
        </text:list-item>
        <text:list-item>
          <text:p text:style-name="P1220">Communications interfaces</text:p>
        </text:list-item>
      </text:list>
      <text:list text:style-name="WWNum3">
        <text:list-item text:start-value="2">
          <text:p text:style-name="P1221">Functional requirements</text:p>
        </text:list-item>
      </text:list>
      <text:p text:style-name="P1222">3.2.1 <text:s/>Information flows</text:p>
      <text:p text:style-name="P1223"><text:s text:c="4"/>3.2.1.1 <text:s/>Data flow diagram 1</text:p>
      <text:list text:style-name="WWNum31">
        <text:list-item text:start-value="1">
          <text:p text:style-name="P1224">Data entities</text:p>
        </text:list-item>
        <text:list-item>
          <text:p text:style-name="P1225">Pertinent processes</text:p>
        </text:list-item>
        <text:list-item>
          <text:p text:style-name="P1226">Topology</text:p>
        </text:list-item>
      </text:list>
      <text:p text:style-name="P1227"><text:s/>3.2.1.2 <text:s/>Data flow diagram 2</text:p>
      <text:list text:style-name="WWNum28">
        <text:list-item text:start-value="1">
          <text:p text:style-name="P1228">Data entities</text:p>
        </text:list-item>
        <text:list-item>
          <text:p text:style-name="P1229">Pertinent processes</text:p>
        </text:list-item>
        <text:list-item>
          <text:p text:style-name="P1230">Topology</text:p>
        </text:list-item>
      </text:list>
      <text:p text:style-name="P1231"><text:s text:c="14"/>.....</text:p>
      <text:p text:style-name="P1232"><text:s/>3.2.1.<text:span text:style-name="T1233">n</text:span><text:s/>Data flow diagram<text:s/><text:span text:style-name="T1234">n</text:span></text:p>
      <text:p text:style-name="P1235">3.2.1.<text:span text:style-name="T1236">n</text:span>.1 Data entities</text:p>
      <text:p text:style-name="P1237">3.2.1.<text:span text:style-name="T1238">n</text:span>.2 Pertinent processes</text:p>
      <text:p text:style-name="P1239">3.2.1.<text:span text:style-name="T1240">n</text:span>.3 Topology</text:p>
      <text:p text:style-name="P1241"><text:s text:c="7"/>3.2.2 Process descriptions</text:p>
      <text:list text:style-name="WWNum38">
        <text:list-item text:start-value="1">
          <text:p text:style-name="P1242">Process 1</text:p>
        </text:list-item>
      </text:list>
      <text:list text:style-name="WWNum11">
        <text:list-item text:start-value="1">
          <text:p text:style-name="P1243">Input data entities</text:p>
        </text:list-item>
        <text:list-item>
          <text:p text:style-name="P1244">Algorithm or formula of process</text:p>
        </text:list-item>
        <text:list-item>
          <text:p text:style-name="P1245">Affected data entities</text:p>
        </text:list-item>
      </text:list>
      <text:p text:style-name="P1246"><text:s text:c="5"/>3.2.2.2 Process 2</text:p>
      <text:p text:style-name="P1247"><text:s text:c="8"/>3.2.2.2.1 Input data entities</text:p>
      <text:p text:style-name="P1248"><text:s text:c="8"/>3.2.2.2.2 Algorithm or formula of process</text:p>
      <text:p text:style-name="P1249"><text:s text:c="8"/>3.2.2.2.3 Affected data entities</text:p>
      <text:p text:style-name="P1250"><text:s text:c="8"/>.….</text:p>
      <text:p text:style-name="P1251"><text:s text:c="5"/>3.2.2.<text:span text:style-name="T1252">m</text:span><text:s/>Process<text:s/><text:span text:style-name="T1253">m</text:span></text:p>
      <text:p text:style-name="P1254"><text:s text:c="8"/>3.2.2.<text:span text:style-name="T1255">m</text:span>.1 Input data entities</text:p>
      <text:p text:style-name="P1256"><text:s text:c="8"/>3.2.2.<text:span text:style-name="T1257">m</text:span>.2 Algorithm or formula of process</text:p>
      <text:p text:style-name="P1258"><text:s text:c="13"/>3.2.2.<text:span text:style-name="T1259">m</text:span>.3 Affected data entities</text:p>
      <text:p text:style-name="P1260"><text:s text:c="6"/>3.2.3 Data construct specifications</text:p>
      <text:p text:style-name="P1261"><text:s text:c="9"/>3.2.3.1 Construct 1</text:p>
      <text:p text:style-name="P1262"><text:s text:c="13"/>3.2.3.1.1 Record type</text:p>
      <text:p text:style-name="P1263"><text:s text:c="13"/>3.2.3.1.2 Constituent fields</text:p>
      <text:soft-page-break/>
      <text:p text:style-name="P1264"><text:tab/><text:s text:c="3"/>3.2.3.2 Construct 2</text:p>
      <text:p text:style-name="P1265"><text:s text:c="13"/>3.2.3.2.1 Record type</text:p>
      <text:p text:style-name="P1266"><text:s text:c="13"/>3.2.3.2.2 Constituent fields</text:p>
      <text:p text:style-name="P1267"><text:s text:c="13"/>…..</text:p>
      <text:p text:style-name="P1268"><text:s text:c="9"/>3.2.3.<text:span text:style-name="T1269">p</text:span><text:s/>Construct<text:s/><text:span text:style-name="T1270">p</text:span></text:p>
      <text:p text:style-name="P1271"><text:s text:c="13"/>3.2.3.<text:span text:style-name="T1272">p</text:span>.1 Record type</text:p>
      <text:p text:style-name="P1273"><text:s text:c="13"/>3.2.3.<text:span text:style-name="T1274">p</text:span>.2 Constituent fields</text:p>
      <text:p text:style-name="P1275"><text:s text:c="6"/>3.2.4 Data dictionary</text:p>
      <text:p text:style-name="P1276"><text:s text:c="9"/>3.2.4.1 <text:s/>Data element 1</text:p>
      <text:p text:style-name="P1277"><text:s text:c="13"/>3.2.4.1.1 Name</text:p>
      <text:p text:style-name="P1278"><text:s text:c="13"/>3.2.4.1.2 Representation <text:s/></text:p>
      <text:p text:style-name="P1279"><text:s text:c="13"/>3.2.4.1.3 <text:s/>Units/Format</text:p>
      <text:p text:style-name="P1280"><text:s text:c="13"/>3.2.4.1.4 <text:s/>Precision/Accuracy</text:p>
      <text:p text:style-name="P1281"><text:s text:c="13"/>3.2.4.1.5 <text:s/>Range</text:p>
      <text:p text:style-name="P1282"><text:s text:c="8"/>3.2.4.2 <text:s/>Data element 2</text:p>
      <text:p text:style-name="P1283"><text:s text:c="13"/>3.2.4.2.1 Name</text:p>
      <text:p text:style-name="P1284"><text:s text:c="13"/>3.2.4.2.2 Representation <text:s/></text:p>
      <text:p text:style-name="P1285"><text:s text:c="13"/>3.2.4.2.3 <text:s/>Units/Format</text:p>
      <text:p text:style-name="P1286"><text:s text:c="13"/>3.2.4.2.4 <text:s/>Precision/Accuracy</text:p>
      <text:p text:style-name="P1287"><text:s text:c="13"/>3.2.4.2.5 <text:s/>Range</text:p>
      <text:p text:style-name="P1288"><text:s text:c="13"/>…..</text:p>
      <text:p text:style-name="P1289"><text:s text:c="8"/>3.2.4.<text:span text:style-name="T1290">q</text:span><text:s text:c="2"/>Data element<text:s/><text:span text:style-name="T1291">q</text:span></text:p>
      <text:p text:style-name="P1292"><text:s text:c="13"/>3.2.4.<text:span text:style-name="T1293">q</text:span>.1 Name</text:p>
      <text:p text:style-name="P1294"><text:s text:c="13"/>3.2.4.<text:span text:style-name="T1295">q</text:span>.2 Representation <text:s/></text:p>
      <text:p text:style-name="P1296"><text:s text:c="13"/>3.2.4.<text:span text:style-name="T1297">q</text:span>.3 <text:s/>Units/Format</text:p>
      <text:p text:style-name="P1298"><text:s text:c="13"/>3.2.4.<text:span text:style-name="T1299">q</text:span>.4 <text:s/>Precision/Accuracy</text:p>
      <text:p text:style-name="P1300"><text:s text:c="13"/>3.2.4.<text:span text:style-name="T1301">q</text:span>.5 <text:s/>Range</text:p>
      <text:p text:style-name="P1302"><text:s text:c="4"/>3.3 <text:s/>Performance Requirements</text:p>
      <text:p text:style-name="P1303"><text:s text:c="4"/>3.4 <text:s/>Design Constraints</text:p>
      <text:p text:style-name="P1304"><text:s text:c="4"/>3.5 <text:s/>Software system attributes</text:p>
      <text:p text:style-name="P1305"><text:s text:c="4"/>3.6 <text:s/>Other requirements</text:p>
      <text:p text:style-name="P1306">Outline for SRS Section 3</text:p>
      <text:p text:style-name="P1307">Showing multiple organizations (Can’t decide? Then glob it all together)</text:p>
      <text:p text:style-name="P1308"/>
      <text:p text:style-name="P1309"/>
      <text:p text:style-name="P1310">3 <text:s/>Specific Requirements</text:p>
      <text:p text:style-name="P1311"><text:s text:c="4"/>3.1 <text:s/>External interface requirements</text:p>
      <text:list text:style-name="WWNum16">
        <text:list-item text:start-value="1">
          <text:p text:style-name="P1312">User interfaces</text:p>
        </text:list-item>
        <text:list-item>
          <text:p text:style-name="P1313">Hardware interfaces</text:p>
        </text:list-item>
        <text:list-item>
          <text:p text:style-name="P1314">Software interfaces</text:p>
        </text:list-item>
        <text:list-item>
          <text:p text:style-name="P1315">Communications interfaces</text:p>
        </text:list-item>
      </text:list>
      <text:list text:style-name="WWNum5">
        <text:list-item text:start-value="2">
          <text:p text:style-name="P1316">Functional requirements</text:p>
        </text:list-item>
      </text:list>
      <text:p text:style-name="P1317"><text:s text:c="7"/>3.2.1 <text:s/>User class 1</text:p>
      <text:p text:style-name="P1318"><text:s text:c="3"/>3.2.1.1 <text:s/>Feature 1.1</text:p>
      <text:p text:style-name="P1319"><text:s text:c="7"/>3.2.1.1.1 Introduction/Purpose of feature</text:p>
      <text:p text:style-name="P1320"><text:s text:c="7"/>3.2.1.1.2 Stimulus/Response sequence</text:p>
      <text:p text:style-name="P1321"><text:s text:c="7"/>3.2.1.1.3 Associated functional requirements</text:p>
      <text:soft-page-break/>
      <text:p text:style-name="P1322"><text:s text:c="3"/>3.2.1.2 <text:s/>Feature 1.2</text:p>
      <text:p text:style-name="P1323"><text:s text:c="7"/>3.2.1.2.1 Introduction/Purpose of feature</text:p>
      <text:p text:style-name="P1324"><text:s text:c="7"/>3.2.1.2.2 Stimulus/Response sequence</text:p>
      <text:p text:style-name="P1325"><text:s text:c="7"/>3.2.1.2.3 Associated functional requirements</text:p>
      <text:p text:style-name="P1326"><text:s text:c="7"/>…..</text:p>
      <text:p text:style-name="P1327"><text:s text:c="3"/>3.2.1.<text:span text:style-name="T1328">m</text:span><text:s/>Feature 1.<text:span text:style-name="T1329">m</text:span></text:p>
      <text:p text:style-name="P1330"><text:s text:c="7"/>3.2.1.<text:span text:style-name="T1331">m</text:span>.1 Introduction/Purpose of feature</text:p>
      <text:p text:style-name="P1332"><text:s text:c="7"/>3.2.1.<text:span text:style-name="T1333">m</text:span>.2 Stimulus/Response sequence</text:p>
      <text:p text:style-name="P1334"><text:s text:c="14"/>3.2.1.<text:span text:style-name="T1335">m</text:span>.3 Associated functional requirements</text:p>
      <text:p text:style-name="P1336"><text:s text:c="7"/>3.2.2 <text:s/>User class 2</text:p>
      <text:p text:style-name="P1337"><text:s text:c="7"/>.....</text:p>
      <text:p text:style-name="P1338"><text:s text:c="7"/>3.2.<text:span text:style-name="T1339">n</text:span><text:s text:c="2"/>User class<text:s/><text:span text:style-name="T1340">n</text:span></text:p>
      <text:p text:style-name="P1341"><text:s text:c="7"/>.....</text:p>
      <text:p text:style-name="P1342"><text:s text:c="4"/>3.3 <text:s/>Performance Requirements</text:p>
      <text:p text:style-name="P1343"><text:s text:c="4"/>3.4 <text:s/>Design Constraints</text:p>
      <text:p text:style-name="P1344"><text:s text:c="4"/>3.5 <text:s/>Software system attributes</text:p>
      <text:p text:style-name="P1345"><text:s text:c="4"/>3.6 <text:s/>Other requirements</text:p>
      <text:p text:style-name="P1346"/>
      <text:p text:style-name="P1347">Outline for SRS Section 3</text:p>
      <text:p text:style-name="P1348">Organized by Use Case (Good when following UML development)</text:p>
      <text:p text:style-name="P1349">3. Specific Requirements</text:p>
      <text:p text:style-name="P1350"><text:s text:c="3"/>3.1 External Actor Descriptions</text:p>
      <text:p text:style-name="P1351"><text:s text:c="7"/>3.1.1 Human Actors</text:p>
      <text:p text:style-name="P1352"><text:s text:c="7"/>3.1.2 Hardware Actors</text:p>
      <text:p text:style-name="P1353"><text:s text:c="7"/>3.1.3 Software System Actors</text:p>
      <text:p text:style-name="P1354"><text:s text:c="3"/>3.2 <text:s/>Use Case Descriptions</text:p>
      <text:p text:style-name="P1355"><text:s text:c="7"/>3.2.1 <text:s/>Use Case 1</text:p>
      <text:p text:style-name="P1356"><text:s text:c="7"/>3.2.2 <text:s/>Use Case 2</text:p>
      <text:p text:style-name="P1357"><text:s text:c="6"/></text:p>
      <text:p text:style-name="P1358"><text:s text:c="7"/>3.2.n Use Case n</text:p>
      <text:p text:style-name="P1359"><text:s text:c="3"/>3.3 <text:s/>Performance Requirements</text:p>
      <text:p text:style-name="P1360"><text:s text:c="3"/>3.4 <text:s/>Design Constraints</text:p>
      <text:p text:style-name="P1361"><text:s text:c="3"/>3.5 <text:s/>Software system attributes</text:p>
      <text:p text:style-name="P1362"><text:s text:c="3"/>3.6 <text:s/>Other requirements</text:p>
      <text:p text:style-name="P1363"/>
      <text:p text:style-name="P13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margin-top="0.1666in">
        <style:tab-stops>
          <style:tab-stop style:type="left" style:position="0.3in"/>
          <style:tab-stop style:type="left" style:position="0.5in"/>
          <style:tab-stop style:type="left" style:position="4in"/>
        </style:tab-stops>
      </style:paragraph-properties>
      <style:text-properties fo:font-weight="bold" style:font-weight-asian="bold" fo:font-size="14pt" style:font-size-asian="14pt" style:font-size-complex="14pt" fo:hyphenate="false"/>
    </style:style>
    <style:style style:name="Titolo2" style:display-name="Titolo 2" style:family="paragraph" style:parent-style-name="Normale" style:next-style-name="Standard" style:default-outline-level="2">
      <style:paragraph-properties fo:margin-top="0.0833in" fo:margin-left="0.1298in" fo:margin-right="0.5in">
        <style:tab-stops>
          <style:tab-stop style:type="left" style:position="0.3in"/>
          <style:tab-stop style:type="left" style:position="0.5in"/>
          <style:tab-stop style:type="left" style:position="4in"/>
        </style:tab-stops>
      </style:paragraph-properties>
      <style:text-properties fo:font-weight="bold" style:font-weight-asian="bold" fo:font-size="13pt" style:font-size-asian="13pt" style:font-size-complex="13pt" style:text-underline-type="single" style:text-underline-style="solid" style:text-underline-width="auto" style:text-underline-mode="continuous" fo:hyphenate="false"/>
    </style:style>
    <style:style style:name="Titolo3" style:display-name="Titolo 3" style:family="paragraph" style:parent-style-name="Normale" style:next-style-name="Standard" style:default-outline-level="3">
      <style:paragraph-properties fo:margin-top="0.0833in" fo:margin-left="0.2597in" fo:margin-right="0.5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4" style:display-name="Titolo 4" style:family="paragraph" style:parent-style-name="Normale" style:next-style-name="Standard" style:default-outline-level="4">
      <style:paragraph-properties fo:margin-top="0.0833in" fo:margin-left="0.3902in" fo:margin-right="0.5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5" style:display-name="Titolo 5" style:family="paragraph" style:parent-style-name="Normale" style:next-style-name="Standard" style:default-outline-level="5">
      <style:paragraph-properties fo:margin-top="0.0833in" fo:margin-left="0.5201in" fo:margin-right="0.5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paragraph-properties fo:margin-right="0.5in">
        <style:tab-stops>
          <style:tab-stop style:type="left" style:position="0.5in"/>
          <style:tab-stop style:type="left" style:position="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Standard">
      <style:text-properties fo:hyphenate="false"/>
    </style:style>
    <style:style style:name="Pièdipagina" style:display-name="Piè di pagina"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 style:display-name="ListLabel 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3" style:display-name="ListLabel 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4" style:display-name="ListLabel 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5" style:display-name="ListLabel 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6" style:display-name="ListLabel 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7" style:display-name="ListLabel 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8" style:display-name="ListLabel 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9" style:display-name="ListLabel 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0" style:display-name="ListLabel 1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1" style:display-name="ListLabel 1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2" style:display-name="ListLabel 1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3" style:display-name="ListLabel 1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4" style:display-name="ListLabel 1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5" style:display-name="ListLabel 1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6" style:display-name="ListLabel 1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7" style:display-name="ListLabel 1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8" style:display-name="ListLabel 1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9" style:display-name="ListLabel 1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0" style:display-name="ListLabel 2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1" style:display-name="ListLabel 2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2" style:display-name="ListLabel 2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3" style:display-name="ListLabel 2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4" style:display-name="ListLabel 2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5" style:display-name="ListLabel 2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6" style:display-name="ListLabel 2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7" style:display-name="ListLabel 2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 style:display-name="WWNum1">
      <text:list-level-style-number text:level="1" text:style-name="WW_CharLFO1LVL1" style:num-prefix="(" style:num-suffix=") " style:num-format="1" text:start-value="8">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 style:display-name="WWNum2">
      <text:list-level-style-number text:level="1" text:style-name="WW_CharLFO2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 style:display-name="WWNum3">
      <text:list-level-style-number text:level="1" text:style-name="WW_CharLFO3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4" style:display-name="WWNum4">
      <text:list-level-style-number text:level="1" text:style-name="WW_CharLFO4LVL1" style:num-prefix="3.2." style:num-suffix=" "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5" style:display-name="WWNum5">
      <text:list-level-style-number text:level="1" text:style-name="WW_CharLFO5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6" style:display-name="WWNum6">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7" style:display-name="WWNum7">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8" style:display-name="WWNum8">
      <text:list-level-style-number text:level="1" text:style-name="WW_CharLFO8LVL1" style:num-prefix="3.2." style:num-suffix=" "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9" style:display-name="WWNum9">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0" style:display-name="WWNum10">
      <text:list-level-style-number text:level="1" text:style-name="WW_CharLFO10LVL1" style:num-prefix="3.2.1." style:num-suffix=" " style:num-format="1" text:start-value="2">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1" style:display-name="WWNum11">
      <text:list-level-style-number text:level="1" text:style-name="WW_CharLFO11LVL1" style:num-prefix="3.2.2.1." style:num-suffix=" "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2" style:display-name="WWNum12">
      <text:list-level-style-number text:level="1" text:style-name="WW_CharLFO12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3" style:display-name="WWNum13">
      <text:list-level-style-number text:level="1" text:style-name="WW_CharLFO13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4" style:display-name="WWNum14">
      <text:list-level-style-number text:level="1" text:style-name="WW_CharLFO14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5" style:display-name="WWNum15">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6" style:display-name="WWNum16">
      <text:list-level-style-number text:level="1" text:style-name="WW_CharLFO16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7" style:display-name="WWNum17">
      <text:list-level-style-number text:level="1" text:style-name="WW_CharLFO17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8" style:display-name="WWNum18">
      <text:list-level-style-number text:level="1" text:style-name="WW_CharLFO18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9" style:display-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1" style:display-name="WWNum21">
      <text:list-level-style-number text:level="1" text:style-name="WW_CharLFO21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2" style:display-name="WWNum22">
      <text:list-level-style-number text:level="1" style:num-prefix="(" style:num-suffix=")"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3" style:display-name="WWNum23">
      <text:list-level-style-number text:level="1" text:style-name="WW_CharLFO23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4" style:display-name="WWNum24">
      <text:list-level-style-number text:level="1" text:style-name="WW_CharLFO24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5" style:display-name="WWNum25">
      <text:list-level-style-number text:level="1" text:style-name="WW_CharLFO25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6" style:display-name="WWNum26">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7" style:display-name="WWNum27">
      <text:list-level-style-number text:level="1" text:style-name="WW_CharLFO27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8" style:display-name="WWNum28">
      <text:list-level-style-number text:level="1" text:style-name="WW_CharLFO28LVL1" style:num-prefix="3.2.1.2." style:num-suffix=" "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9" style:display-name="WWNum29">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0" style:display-name="WWNum30">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1" style:display-name="WWNum31">
      <text:list-level-style-number text:level="1" text:style-name="WW_CharLFO31LVL1" style:num-prefix="3.2.1.1." style:num-suffix=" "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2" style:display-name="WWNum32">
      <text:list-level-style-number text:level="1" text:style-name="WW_CharLFO32LVL1" style:num-prefix="3." style:num-suffix=" " style:num-format="1" text:start-value="2">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3" style:display-name="WWNum33">
      <text:list-level-style-number text:level="1" text:style-name="WW_CharLFO33LVL1" style:num-prefix="3." style:num-suffix=" "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4" style:display-name="WWNum34">
      <text:list-level-style-number text:level="1" text:style-name="WW_CharLFO34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5" style:display-name="WWNum35">
      <text:list-level-style-number text:level="1" style:num-prefix="("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6" style:display-name="WWNum36">
      <text:list-level-style-number text:level="1" text:style-name="WW_CharLFO36LVL1" style:num-prefix="3.2.1.1." style:num-suffix=" "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7" style:display-name="WWNum37">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8" style:display-name="WWNum38">
      <text:list-level-style-number text:level="1" text:style-name="WW_CharLFO38LVL1" style:num-prefix="3.2.2." style:num-suffix=" " style:num-format="1">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9" style:display-name="WWNum39">
      <text:list-level-style-number text:level="1" text:style-name="WW_CharLFO39LVL1" style:num-prefix="3.1." style:num-suffix=" "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40" style:display-name="WWNum40">
      <text:list-level-style-number text:level="1" style:num-prefix="(" style:num-suffix=")" style:num-format="1" text:start-value="3">
        <style:list-level-properties text:space-before="0.2in" text:min-label-width="0.2708in" text:list-level-position-and-space-mode="label-alignment">
          <style:list-level-label-alignment text:label-followed-by="listtab" fo:margin-left="0.4708in" fo:text-indent="-0.2708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72LVL1" style:family="text">
      <style:text-properties style:font-name="Symbol"/>
    </style:style>
    <style:style style:name="WW_CharLFO72LVL2" style:family="text">
      <style:text-properties style:font-name="Courier New" style:font-name-complex="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font-name-complex="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font-name-complex="Courier New"/>
    </style:style>
    <style:style style:name="WW_CharLFO7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2">
      <text:list-level-style-bullet text:level="1" text:style-name="WW_CharLFO42LVL1" text:bullet-char="•">
        <style:list-level-properties text:space-before="-0.1201in" text:min-label-width="0.25in" text:list-level-position-and-space-mode="label-alignment">
          <style:list-level-label-alignment text:label-followed-by="listtab" fo:margin-left="0.1298in" fo:text-indent="-0.25in"/>
        </style:list-level-properties>
        <style:text-properties style:font-name="OpenSymbol"/>
      </text:list-level-style-bullet>
      <text:list-level-style-bullet text:level="2" text:style-name="WW_CharLFO42LVL2" text:bullet-char="◦">
        <style:list-level-properties text:space-before="0.1298in" text:min-label-width="0.25in" text:list-level-position-and-space-mode="label-alignment">
          <style:list-level-label-alignment text:label-followed-by="listtab" fo:margin-left="0.3798in" fo:text-indent="-0.25in"/>
        </style:list-level-properties>
        <style:text-properties style:font-name="OpenSymbol"/>
      </text:list-level-style-bullet>
      <text:list-level-style-bullet text:level="3" text:style-name="WW_CharLFO42LVL3" text:bullet-char="▪">
        <style:list-level-properties text:space-before="0.3798in" text:min-label-width="0.25in" text:list-level-position-and-space-mode="label-alignment">
          <style:list-level-label-alignment text:label-followed-by="listtab" fo:margin-left="0.6298in" fo:text-indent="-0.25in"/>
        </style:list-level-properties>
        <style:text-properties style:font-name="OpenSymbol"/>
      </text:list-level-style-bullet>
      <text:list-level-style-bullet text:level="4" text:style-name="WW_CharLFO42LVL4" text:bullet-char="•">
        <style:list-level-properties text:space-before="0.6298in" text:min-label-width="0.25in" text:list-level-position-and-space-mode="label-alignment">
          <style:list-level-label-alignment text:label-followed-by="listtab" fo:margin-left="0.8798in" fo:text-indent="-0.25in"/>
        </style:list-level-properties>
        <style:text-properties style:font-name="OpenSymbol"/>
      </text:list-level-style-bullet>
      <text:list-level-style-bullet text:level="5" text:style-name="WW_CharLFO42LVL5" text:bullet-char="◦">
        <style:list-level-properties text:space-before="0.8798in" text:min-label-width="0.25in" text:list-level-position-and-space-mode="label-alignment">
          <style:list-level-label-alignment text:label-followed-by="listtab" fo:margin-left="1.1298in" fo:text-indent="-0.25in"/>
        </style:list-level-properties>
        <style:text-properties style:font-name="OpenSymbol"/>
      </text:list-level-style-bullet>
      <text:list-level-style-bullet text:level="6" text:style-name="WW_CharLFO42LVL6" text:bullet-char="▪">
        <style:list-level-properties text:space-before="1.1298in" text:min-label-width="0.25in" text:list-level-position-and-space-mode="label-alignment">
          <style:list-level-label-alignment text:label-followed-by="listtab" fo:margin-left="1.3798in" fo:text-indent="-0.25in"/>
        </style:list-level-properties>
        <style:text-properties style:font-name="OpenSymbol"/>
      </text:list-level-style-bullet>
      <text:list-level-style-bullet text:level="7" text:style-name="WW_CharLFO42LVL7" text:bullet-char="•">
        <style:list-level-properties text:space-before="1.3798in" text:min-label-width="0.25in" text:list-level-position-and-space-mode="label-alignment">
          <style:list-level-label-alignment text:label-followed-by="listtab" fo:margin-left="1.6298in" fo:text-indent="-0.25in"/>
        </style:list-level-properties>
        <style:text-properties style:font-name="OpenSymbol"/>
      </text:list-level-style-bullet>
      <text:list-level-style-bullet text:level="8" text:style-name="WW_CharLFO42LVL8" text:bullet-char="◦">
        <style:list-level-properties text:space-before="1.6298in" text:min-label-width="0.25in" text:list-level-position-and-space-mode="label-alignment">
          <style:list-level-label-alignment text:label-followed-by="listtab" fo:margin-left="1.8798in" fo:text-indent="-0.25in"/>
        </style:list-level-properties>
        <style:text-properties style:font-name="OpenSymbol"/>
      </text:list-level-style-bullet>
      <text:list-level-style-bullet text:level="9" text:style-name="WW_CharLFO42LVL9" text:bullet-char="▪">
        <style:list-level-properties text:space-before="1.8798in" text:min-label-width="0.25in" text:list-level-position-and-space-mode="label-alignment">
          <style:list-level-label-alignment text:label-followed-by="listtab" fo:margin-left="2.1298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118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text-align="end">
        <style:tab-stops>
          <style:tab-stop style:type="left" style:position="0.5in"/>
          <style:tab-stop style:type="center" style:position="3in"/>
          <style:tab-stop style:type="left" style:position="4in"/>
          <style:tab-stop style:type="right" style:position="6in"/>
        </style:tab-stops>
      </style:paragraph-properties>
      <style:text-properties style:font-name="Times New Roman" style:font-name-asian="Times New Roman" style:font-name-complex="Times New Roman" fo:color="#000000"/>
    </style:style>
    <style:style style:name="P3" style:parent-style-name="Standard" style:family="paragraph">
      <style:paragraph-properties fo:widows="2" fo:orphans="2" fo:margin-right="0in">
        <style:tab-stops>
          <style:tab-stop style:type="left" style:position="0.5in"/>
          <style:tab-stop style:type="center" style:position="3in"/>
          <style:tab-stop style:type="center" style:position="3.3437in"/>
          <style:tab-stop style:type="left" style:position="4in"/>
          <style:tab-stop style:type="right" style:position="6in"/>
          <style:tab-stop style:type="right" style:position="6.6979in"/>
        </style:tab-stops>
      </style:paragraph-properties>
    </style:style>
    <style:style style:name="T4" style:parent-style-name="Car.predefinitoparagrafo" style:family="text">
      <style:text-properties fo:font-size="6pt" style:font-size-asian="6pt" style:font-size-complex="6pt"/>
    </style:style>
    <style:style style:name="T5" style:parent-style-name="Car.predefinitoparagrafo" style:family="text">
      <style:text-properties fo:font-size="6pt" style:font-size-asian="6pt" style:font-size-complex="6pt"/>
    </style:style>
    <style:style style:name="T6" style:parent-style-name="Car.predefinitoparagrafo" style:family="text">
      <style:text-properties fo:font-size="6pt" style:font-size-asian="6pt" style:font-size-complex="6pt"/>
    </style:style>
    <style:style style:name="T7" style:parent-style-name="Car.predefinitoparagrafo" style:family="text">
      <style:text-properties fo:font-size="1pt" style:font-size-asian="1pt" style:font-size-complex="1pt"/>
    </style:style>
    <style:style style:name="T8" style:parent-style-name="Car.predefinitoparagrafo" style:family="text">
      <style:text-properties fo:font-size="1pt" style:font-size-asian="1pt" style:font-size-complex="1pt"/>
    </style:style>
    <style:style style:name="T9" style:parent-style-name="Car.predefinitoparagrafo" style:family="text">
      <style:text-properties style:font-name="Times New Roman" style:font-name-asian="Times New Roman" style:font-name-complex="Times New Roman" fo:color="#000000" fo:font-size="9pt" style:font-size-asian="9pt" style:font-size-complex="9pt"/>
    </style:style>
    <style:style style:name="T10" style:parent-style-name="Car.predefinitoparagrafo" style:family="text">
      <style:text-properties style:font-name="Times New Roman" style:font-name-asian="Times New Roman" style:font-name-complex="Times New Roman" fo:color="#000000" fo:font-size="9pt" style:font-size-asian="9pt" style:font-size-complex="9pt"/>
    </style:style>
    <style:style style:name="T11" style:parent-style-name="Car.predefinitoparagrafo" style:family="text">
      <style:text-properties style:font-name="Times New Roman" style:font-name-asian="Times New Roman" style:font-name-complex="Times New Roman" fo:color="#000000" fo:font-size="9pt" style:font-size-asian="9pt" style:font-size-complex="9pt"/>
    </style:style>
    <style:page-layout style:name="PL1">
      <style:page-layout-properties fo:page-width="8.268in" fo:page-height="11.693in" style:print-orientation="portrait" fo:margin-top="0.5118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 style:parent-style-name="Standard" style:family="paragraph">
      <style:paragraph-properties fo:widows="2" fo:orphans="2" fo:text-align="end">
        <style:tab-stops>
          <style:tab-stop style:type="left" style:position="0.5in"/>
          <style:tab-stop style:type="center" style:position="3in"/>
          <style:tab-stop style:type="left" style:position="4in"/>
          <style:tab-stop style:type="right" style:position="6in"/>
        </style:tab-stops>
      </style:paragraph-properties>
      <style:text-properties style:font-name="Times New Roman" style:font-name-asian="Times New Roman" style:font-name-complex="Times New Roman" fo:color="#000000"/>
    </style:style>
    <style:style style:name="P14" style:parent-style-name="Standard" style:family="paragraph">
      <style:paragraph-properties fo:widows="2" fo:orphans="2" fo:margin-right="0in">
        <style:tab-stops>
          <style:tab-stop style:type="left" style:position="0.5in"/>
          <style:tab-stop style:type="center" style:position="3in"/>
          <style:tab-stop style:type="center" style:position="3.3437in"/>
          <style:tab-stop style:type="left" style:position="4in"/>
          <style:tab-stop style:type="right" style:position="6in"/>
          <style:tab-stop style:type="right" style:position="6.6979in"/>
        </style:tab-stops>
      </style:paragraph-properties>
    </style:style>
    <style:style style:name="T15" style:parent-style-name="Car.predefinitoparagrafo" style:family="text">
      <style:text-properties fo:font-size="6pt" style:font-size-asian="6pt" style:font-size-complex="6pt"/>
    </style:style>
    <style:style style:name="T16" style:parent-style-name="Car.predefinitoparagrafo" style:family="text">
      <style:text-properties fo:font-size="6pt" style:font-size-asian="6pt" style:font-size-complex="6pt"/>
    </style:style>
    <style:style style:name="T17" style:parent-style-name="Car.predefinitoparagrafo" style:family="text">
      <style:text-properties fo:font-size="6pt" style:font-size-asian="6pt" style:font-size-complex="6pt"/>
    </style:style>
    <style:style style:name="T18" style:parent-style-name="Car.predefinitoparagrafo" style:family="text">
      <style:text-properties fo:font-size="1pt" style:font-size-asian="1pt" style:font-size-complex="1pt"/>
    </style:style>
    <style:style style:name="T19" style:parent-style-name="Car.predefinitoparagrafo" style:family="text">
      <style:text-properties fo:font-size="1pt" style:font-size-asian="1pt" style:font-size-complex="1pt"/>
    </style:style>
    <style:style style:name="T20" style:parent-style-name="Car.predefinitoparagrafo" style:family="text">
      <style:text-properties style:font-name="Times New Roman" style:font-name-asian="Times New Roman" style:font-name-complex="Times New Roman" fo:color="#000000" fo:font-size="9pt" style:font-size-asian="9pt" style:font-size-complex="9pt"/>
    </style:style>
    <style:style style:name="T21" style:parent-style-name="Car.predefinitoparagrafo" style:family="text">
      <style:text-properties style:font-name="Times New Roman" style:font-name-asian="Times New Roman" style:font-name-complex="Times New Roman" fo:color="#000000" fo:font-size="9pt" style:font-size-asian="9pt" style:font-size-complex="9pt"/>
    </style:style>
    <style:style style:name="T22" style:parent-style-name="Car.predefinitoparagrafo" style:family="text">
      <style:text-properties style:font-name="Times New Roman" style:font-name-asian="Times New Roman" style:font-name-complex="Times New Roman" fo:color="#000000" fo:font-size="9pt" style:font-size-asian="9pt" style:font-size-complex="9pt"/>
    </style:style>
  </office:automatic-styles>
  <office:master-styles>
    <style:master-page style:name="MP0" style:page-layout-name="PL0">
      <style:header>
        <text:p text:style-name="P2">Software Requirements Specifications Document</text:p>
      </style:header>
      <style:footer>
        <text:p text:style-name="P3"><text:span text:style-name="T4"><text:tab/></text:span><text:span text:style-name="T5"><text:tab/></text:span><text:span text:style-name="T6"><text:tab/></text:span><text:span text:style-name="T7"><text:tab/></text:span><text:span text:style-name="T8"><text:tab/></text:span><text:span text:style-name="T9"><text:tab/>Page<text:s/></text:span><text:page-number text:fixed="false">1</text:page-number><text:span text:style-name="T10"><text:s/>of<text:s/></text:span><text:page-count>20</text:page-count><text:span text:style-name="T11"><text:tab/></text:span></text:p>
      </style:footer>
    </style:master-page>
    <style:master-page style:name="MP1" style:page-layout-name="PL1">
      <style:header>
        <text:p text:style-name="P13">Software Requirements Specifications Document</text:p>
      </style:header>
      <style:footer>
        <text:p text:style-name="P14"><text:span text:style-name="T15"><text:tab/></text:span><text:span text:style-name="T16"><text:tab/></text:span><text:span text:style-name="T17"><text:tab/></text:span><text:span text:style-name="T18"><text:tab/></text:span><text:span text:style-name="T19"><text:tab/></text:span><text:span text:style-name="T20"><text:tab/>Page<text:s/></text:span><text:page-number text:fixed="false">1</text:page-number><text:span text:style-name="T21"><text:s/>of<text:s/></text:span><text:page-count>20</text:page-count><text:span text:style-name="T22"><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gnazio Sperandeo</dc:creator>
    <meta:creation-date>2023-11-14T17:17:00Z</meta:creation-date>
    <dc:date>2023-11-14T17:19:00Z</dc:date>
    <meta:template xlink:href="Normal.dotm" xlink:type="simple"/>
    <meta:editing-cycles>2</meta:editing-cycles>
    <meta:editing-duration>PT660S</meta:editing-duration>
    <meta:document-statistic meta:page-count="20" meta:paragraph-count="56" meta:word-count="4213" meta:character-count="28175" meta:row-count="200" meta:non-whitespace-character-count="24018"/>
  </office:meta>
</office:document-meta>
</file>